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Replacements/Object 169" manifest:media-type=""/>
  <manifest:file-entry manifest:full-path="ObjectReplacements/Object 164" manifest:media-type=""/>
  <manifest:file-entry manifest:full-path="ObjectReplacements/Object 167" manifest:media-type=""/>
  <manifest:file-entry manifest:full-path="ObjectReplacements/Object 163" manifest:media-type=""/>
  <manifest:file-entry manifest:full-path="ObjectReplacements/Object 162" manifest:media-type=""/>
  <manifest:file-entry manifest:full-path="ObjectReplacements/Object 159" manifest:media-type=""/>
  <manifest:file-entry manifest:full-path="ObjectReplacements/Object 158" manifest:media-type=""/>
  <manifest:file-entry manifest:full-path="ObjectReplacements/Object 156" manifest:media-type="application/x-openoffice-gdimetafile;windows_formatname=&quot;GDIMetaFile&quot;"/>
  <manifest:file-entry manifest:full-path="ObjectReplacements/Object 155" manifest:media-type=""/>
  <manifest:file-entry manifest:full-path="ObjectReplacements/Object 157" manifest:media-type=""/>
  <manifest:file-entry manifest:full-path="ObjectReplacements/Object 154" manifest:media-type=""/>
  <manifest:file-entry manifest:full-path="ObjectReplacements/Object 153" manifest:media-type=""/>
  <manifest:file-entry manifest:full-path="ObjectReplacements/Object 152" manifest:media-type=""/>
  <manifest:file-entry manifest:full-path="ObjectReplacements/Object 141" manifest:media-type=""/>
  <manifest:file-entry manifest:full-path="ObjectReplacements/Object 139" manifest:media-type=""/>
  <manifest:file-entry manifest:full-path="ObjectReplacements/Object 138" manifest:media-type="application/x-openoffice-gdimetafile;windows_formatname=&quot;GDIMetaFile&quot;"/>
  <manifest:file-entry manifest:full-path="ObjectReplacements/Object 137" manifest:media-type=""/>
  <manifest:file-entry manifest:full-path="ObjectReplacements/Object 136" manifest:media-type=""/>
  <manifest:file-entry manifest:full-path="ObjectReplacements/Object 135" manifest:media-type=""/>
  <manifest:file-entry manifest:full-path="ObjectReplacements/Object 134" manifest:media-type=""/>
  <manifest:file-entry manifest:full-path="ObjectReplacements/Object 133" manifest:media-type=""/>
  <manifest:file-entry manifest:full-path="ObjectReplacements/Object 132" manifest:media-type=""/>
  <manifest:file-entry manifest:full-path="ObjectReplacements/Object 9" manifest:media-type=""/>
  <manifest:file-entry manifest:full-path="ObjectReplacements/Object 131" manifest:media-type=""/>
  <manifest:file-entry manifest:full-path="ObjectReplacements/Object 8" manifest:media-type=""/>
  <manifest:file-entry manifest:full-path="ObjectReplacements/Object 129" manifest:media-type=""/>
  <manifest:file-entry manifest:full-path="ObjectReplacements/Object 127" manifest:media-type=""/>
  <manifest:file-entry manifest:full-path="ObjectReplacements/Object 126" manifest:media-type=""/>
  <manifest:file-entry manifest:full-path="ObjectReplacements/Object 125" manifest:media-type=""/>
  <manifest:file-entry manifest:full-path="ObjectReplacements/Object 124" manifest:media-type=""/>
  <manifest:file-entry manifest:full-path="ObjectReplacements/Object 123" manifest:media-type=""/>
  <manifest:file-entry manifest:full-path="ObjectReplacements/Object 122" manifest:media-type=""/>
  <manifest:file-entry manifest:full-path="ObjectReplacements/Object 121" manifest:media-type="application/x-openoffice-gdimetafile;windows_formatname=&quot;GDIMetaFile&quot;"/>
  <manifest:file-entry manifest:full-path="ObjectReplacements/Object 128" manifest:media-type=""/>
  <manifest:file-entry manifest:full-path="ObjectReplacements/Object 119" manifest:media-type="application/x-openoffice-gdimetafile;windows_formatname=&quot;GDIMetaFile&quot;"/>
  <manifest:file-entry manifest:full-path="ObjectReplacements/Object 118" manifest:media-type=""/>
  <manifest:file-entry manifest:full-path="ObjectReplacements/Object 11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1" manifest:media-type=""/>
  <manifest:file-entry manifest:full-path="ObjectReplacements/Object 64" manifest:media-type=""/>
  <manifest:file-entry manifest:full-path="ObjectReplacements/Object 72" manifest:media-type=""/>
  <manifest:file-entry manifest:full-path="ObjectReplacements/Object 97" manifest:media-type=""/>
  <manifest:file-entry manifest:full-path="ObjectReplacements/Object 113" manifest:media-type=""/>
  <manifest:file-entry manifest:full-path="ObjectReplacements/Object 207" manifest:media-type="application/x-openoffice-gdimetafile;windows_formatname=&quot;GDIMetaFile&quot;"/>
  <manifest:file-entry manifest:full-path="ObjectReplacements/Object 87" manifest:media-type=""/>
  <manifest:file-entry manifest:full-path="ObjectReplacements/Object 67" manifest:media-type=""/>
  <manifest:file-entry manifest:full-path="ObjectReplacements/Object 77" manifest:media-type=""/>
  <manifest:file-entry manifest:full-path="ObjectReplacements/Object 114" manifest:media-type=""/>
  <manifest:file-entry manifest:full-path="ObjectReplacements/Object 208" manifest:media-type="application/x-openoffice-gdimetafile;windows_formatname=&quot;GDIMetaFile&quot;"/>
  <manifest:file-entry manifest:full-path="ObjectReplacements/Object 88" manifest:media-type=""/>
  <manifest:file-entry manifest:full-path="ObjectReplacements/Object 68" manifest:media-type=""/>
  <manifest:file-entry manifest:full-path="ObjectReplacements/Object 78" manifest:media-type=""/>
  <manifest:file-entry manifest:full-path="ObjectReplacements/Object 194" manifest:media-type="application/x-openoffice-gdimetafile;windows_formatname=&quot;GDIMetaFile&quot;"/>
  <manifest:file-entry manifest:full-path="ObjectReplacements/Object 100" manifest:media-type=""/>
  <manifest:file-entry manifest:full-path="ObjectReplacements/Object 5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" manifest:media-type=""/>
  <manifest:file-entry manifest:full-path="ObjectReplacements/Object 69" manifest:media-type=""/>
  <manifest:file-entry manifest:full-path="ObjectReplacements/Object 110" manifest:media-type="application/x-openoffice-gdimetafile;windows_formatname=&quot;GDIMetaFile&quot;"/>
  <manifest:file-entry manifest:full-path="ObjectReplacements/Object 120" manifest:media-type=""/>
  <manifest:file-entry manifest:full-path="ObjectReplacements/Object 79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170" manifest:media-type=""/>
  <manifest:file-entry manifest:full-path="ObjectReplacements/Object 89" manifest:media-type=""/>
  <manifest:file-entry manifest:full-path="ObjectReplacements/Object 209" manifest:media-type="application/x-openoffice-gdimetafile;windows_formatname=&quot;GDIMetaFile&quot;"/>
  <manifest:file-entry manifest:full-path="ObjectReplacements/Object 115" manifest:media-type=""/>
  <manifest:file-entry manifest:full-path="ObjectReplacements/Object 92" manifest:media-type=""/>
  <manifest:file-entry manifest:full-path="ObjectReplacements/Object 14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15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180" manifest:media-type=""/>
  <manifest:file-entry manifest:full-path="ObjectReplacements/Object 48" manifest:media-type="application/x-openoffice-gdimetafile;windows_formatname=&quot;GDIMetaFile&quot;"/>
  <manifest:file-entry manifest:full-path="ObjectReplacements/Object 26" manifest:media-type="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1" manifest:media-type=""/>
  <manifest:file-entry manifest:full-path="ObjectReplacements/Object 49" manifest:media-type="application/x-openoffice-gdimetafile;windows_formatname=&quot;GDIMetaFile&quot;"/>
  <manifest:file-entry manifest:full-path="ObjectReplacements/Object 171" manifest:media-type=""/>
  <manifest:file-entry manifest:full-path="ObjectReplacements/Object 39" manifest:media-type=""/>
  <manifest:file-entry manifest:full-path="ObjectReplacements/Object 182" manifest:media-type=""/>
  <manifest:file-entry manifest:full-path="ObjectReplacements/Object 103" manifest:media-type=""/>
  <manifest:file-entry manifest:full-path="ObjectReplacements/Object 197" manifest:media-type=""/>
  <manifest:file-entry manifest:full-path="ObjectReplacements/Object 106" manifest:media-type=""/>
  <manifest:file-entry manifest:full-path="ObjectReplacements/Object 172" manifest:media-type=""/>
  <manifest:file-entry manifest:full-path="ObjectReplacements/Object 187" manifest:media-type=""/>
  <manifest:file-entry manifest:full-path="ObjectReplacements/Object 177" manifest:media-type=""/>
  <manifest:file-entry manifest:full-path="ObjectReplacements/Object 179" manifest:media-type=""/>
  <manifest:file-entry manifest:full-path="ObjectReplacements/Object 18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"/>
  <manifest:file-entry manifest:full-path="ObjectReplacements/Object 186" manifest:media-type=""/>
  <manifest:file-entry manifest:full-path="ObjectReplacements/Object 151" manifest:media-type=""/>
  <manifest:file-entry manifest:full-path="ObjectReplacements/Object 176" manifest:media-type=""/>
  <manifest:file-entry manifest:full-path="ObjectReplacements/Object 166" manifest:media-type=""/>
  <manifest:file-entry manifest:full-path="ObjectReplacements/Object 183" manifest:media-type=""/>
  <manifest:file-entry manifest:full-path="ObjectReplacements/Object 104" manifest:media-type=""/>
  <manifest:file-entry manifest:full-path="ObjectReplacements/Object 198" manifest:media-type="application/x-openoffice-gdimetafile;windows_formatname=&quot;GDIMetaFile&quot;"/>
  <manifest:file-entry manifest:full-path="ObjectReplacements/Object 107" manifest:media-type=""/>
  <manifest:file-entry manifest:full-path="ObjectReplacements/Object 173" manifest:media-type=""/>
  <manifest:file-entry manifest:full-path="ObjectReplacements/Object 178" manifest:media-type=""/>
  <manifest:file-entry manifest:full-path="ObjectReplacements/Object 188" manifest:media-type="application/x-openoffice-gdimetafile;windows_formatname=&quot;GDIMetaFile&quot;"/>
  <manifest:file-entry manifest:full-path="ObjectReplacements/Object 168" manifest:media-type=""/>
  <manifest:file-entry manifest:full-path="ObjectReplacements/Object 160" manifest:media-type=""/>
  <manifest:file-entry manifest:full-path="ObjectReplacements/Object 2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50" manifest:media-type=""/>
  <manifest:file-entry manifest:full-path="ObjectReplacements/Object 175" manifest:media-type="application/x-openoffice-gdimetafile;windows_formatname=&quot;GDIMetaFile&quot;"/>
  <manifest:file-entry manifest:full-path="ObjectReplacements/Object 165" manifest:media-type=""/>
  <manifest:file-entry manifest:full-path="ObjectReplacements/Object 184" manifest:media-type=""/>
  <manifest:file-entry manifest:full-path="ObjectReplacements/Object 105" manifest:media-type=""/>
  <manifest:file-entry manifest:full-path="ObjectReplacements/Object 1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4" manifest:media-type="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2" manifest:media-type=""/>
  <manifest:file-entry manifest:full-path="ObjectReplacements/Object 19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1" manifest:media-type="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2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75" manifest:media-type=""/>
  <manifest:file-entry manifest:full-path="ObjectReplacements/Object 205" manifest:media-type="application/x-openoffice-gdimetafile;windows_formatname=&quot;GDIMetaFile&quot;"/>
  <manifest:file-entry manifest:full-path="ObjectReplacements/Object 85" manifest:media-type=""/>
  <manifest:file-entry manifest:full-path="ObjectReplacements/Object 99" manifest:media-type=""/>
  <manifest:file-entry manifest:full-path="ObjectReplacements/Object 140" manifest:media-type=""/>
  <manifest:file-entry manifest:full-path="ObjectReplacements/Object 74" manifest:media-type=""/>
  <manifest:file-entry manifest:full-path="ObjectReplacements/Object 204" manifest:media-type="application/x-openoffice-gdimetafile;windows_formatname=&quot;GDIMetaFile&quot;"/>
  <manifest:file-entry manifest:full-path="ObjectReplacements/Object 84" manifest:media-type=""/>
  <manifest:file-entry manifest:full-path="ObjectReplacements/Object 76" manifest:media-type=""/>
  <manifest:file-entry manifest:full-path="ObjectReplacements/Object 206" manifest:media-type="application/x-openoffice-gdimetafile;windows_formatname=&quot;GDIMetaFile&quot;"/>
  <manifest:file-entry manifest:full-path="ObjectReplacements/Object 86" manifest:media-type=""/>
  <manifest:file-entry manifest:full-path="ObjectReplacements/Object 96" manifest:media-type=""/>
  <manifest:file-entry manifest:full-path="ObjectReplacements/Object 71" manifest:media-type=""/>
  <manifest:file-entry manifest:full-path="ObjectReplacements/Object 201" manifest:media-type=""/>
  <manifest:file-entry manifest:full-path="ObjectReplacements/Object 8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98" manifest:media-type=""/>
  <manifest:file-entry manifest:full-path="ObjectReplacements/Object 73" manifest:media-type=""/>
  <manifest:file-entry manifest:full-path="ObjectReplacements/Object 203" manifest:media-type="application/x-openoffice-gdimetafile;windows_formatname=&quot;GDIMetaFile&quot;"/>
  <manifest:file-entry manifest:full-path="ObjectReplacements/Object 83" manifest:media-type=""/>
  <manifest:file-entry manifest:full-path="ObjectReplacements/Object 16" manifest:media-type=""/>
  <manifest:file-entry manifest:full-path="ObjectReplacements/Object 1" manifest:media-type=""/>
  <manifest:file-entry manifest:full-path="ObjectReplacements/Object 142" manifest:media-type="application/x-openoffice-gdimetafile;windows_formatname=&quot;GDIMetaFile&quot;"/>
  <manifest:file-entry manifest:full-path="ObjectReplacements/Object 95" manifest:media-type=""/>
  <manifest:file-entry manifest:full-path="ObjectReplacements/Object 70" manifest:media-type=""/>
  <manifest:file-entry manifest:full-path="ObjectReplacements/Object 200" manifest:media-type="application/x-openoffice-gdimetafile;windows_formatname=&quot;GDIMetaFile&quot;"/>
  <manifest:file-entry manifest:full-path="ObjectReplacements/Object 80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11" manifest:media-type="application/x-openoffice-gdimetafile;windows_formatname=&quot;GDIMetaFile&quot;"/>
  <manifest:file-entry manifest:full-path="ObjectReplacements/Object 91" manifest:media-type=""/>
  <manifest:file-entry manifest:full-path="ObjectReplacements/Object 50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"/>
  <manifest:file-entry manifest:full-path="ObjectReplacements/Object 1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"/>
  <manifest:file-entry manifest:full-path="ObjectReplacements/Object 144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"/>
  <manifest:file-entry manifest:full-path="ObjectReplacements/Object 145" manifest:media-type="application/x-openoffice-gdimetafile;windows_formatname=&quot;GDIMetaFile&quot;"/>
  <manifest:file-entry manifest:full-path="ObjectReplacements/Object 5" manifest:media-type=""/>
  <manifest:file-entry manifest:full-path="ObjectReplacements/Object 146" manifest:media-type=""/>
  <manifest:file-entry manifest:full-path="ObjectReplacements/Object 130" manifest:media-type=""/>
  <manifest:file-entry manifest:full-path="ObjectReplacements/Object 7" manifest:media-type=""/>
  <manifest:file-entry manifest:full-path="ObjectReplacements/Object 148" manifest:media-type=""/>
  <manifest:file-entry manifest:full-path="ObjectReplacements/Object 6" manifest:media-type=""/>
  <manifest:file-entry manifest:full-path="ObjectReplacements/Object 147" manifest:media-type=""/>
  <manifest:file-entry manifest:full-path="ObjectReplacements/Object 210" manifest:media-type="application/x-openoffice-gdimetafile;windows_formatname=&quot;GDIMetaFile&quot;"/>
  <manifest:file-entry manifest:full-path="ObjectReplacements/Object 90" manifest:media-type=""/>
  <manifest:file-entry manifest:full-path="ObjectReplacements/Object 149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116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09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e6ea" officeooo:paragraph-rsid="000be6ea"/>
    </style:style>
    <style:style style:name="P2" style:family="paragraph" style:parent-style-name="Standard">
      <style:text-properties officeooo:rsid="000cad13" officeooo:paragraph-rsid="000cad13"/>
    </style:style>
    <style:style style:name="P3" style:family="paragraph" style:parent-style-name="Standard">
      <style:text-properties officeooo:rsid="000cad13" officeooo:paragraph-rsid="00155f39"/>
    </style:style>
    <style:style style:name="P4" style:family="paragraph" style:parent-style-name="Standard">
      <style:text-properties fo:font-weight="bold" officeooo:rsid="000be6ea" officeooo:paragraph-rsid="000be6ea" style:font-weight-asian="bold" style:font-weight-complex="bold"/>
    </style:style>
    <style:style style:name="P5" style:family="paragraph" style:parent-style-name="Standard">
      <style:text-properties officeooo:rsid="000cf85b" officeooo:paragraph-rsid="000cf85b"/>
    </style:style>
    <style:style style:name="P6" style:family="paragraph" style:parent-style-name="Standard">
      <style:text-properties officeooo:rsid="000d2e16" officeooo:paragraph-rsid="000d2e16"/>
    </style:style>
    <style:style style:name="P7" style:family="paragraph" style:parent-style-name="Standard">
      <style:text-properties officeooo:rsid="000f1822" officeooo:paragraph-rsid="000f1822"/>
    </style:style>
    <style:style style:name="P8" style:family="paragraph" style:parent-style-name="Standard">
      <style:text-properties officeooo:rsid="000f1822" officeooo:paragraph-rsid="00155f39"/>
    </style:style>
    <style:style style:name="P9" style:family="paragraph" style:parent-style-name="Standard">
      <style:text-properties officeooo:rsid="00101a00" officeooo:paragraph-rsid="00101a00"/>
    </style:style>
    <style:style style:name="P10" style:family="paragraph" style:parent-style-name="Standard">
      <style:text-properties style:font-name="Liberation Serif1" fo:language="es" fo:country="ES" style:text-underline-style="none" fo:font-weight="normal" officeooo:rsid="00101a00" officeooo:paragraph-rsid="00101a00" style:font-weight-asian="normal" style:font-weight-complex="normal"/>
    </style:style>
    <style:style style:name="P11" style:family="paragraph" style:parent-style-name="Standard">
      <style:text-properties style:font-name="Liberation Serif1" fo:language="es" fo:country="ES" style:text-underline-style="none" fo:font-weight="normal" officeooo:rsid="0011d7b4" officeooo:paragraph-rsid="0011d7b4" style:font-weight-asian="normal" style:font-weight-complex="normal"/>
    </style:style>
    <style:style style:name="P12" style:family="paragraph" style:parent-style-name="Standard">
      <style:text-properties style:font-name="Liberation Serif1" fo:language="es" fo:country="ES" style:text-underline-style="none" fo:font-weight="normal" officeooo:rsid="000acf82" officeooo:paragraph-rsid="000cf85b" style:font-weight-asian="normal" style:font-weight-complex="normal"/>
    </style:style>
    <style:style style:name="P13" style:family="paragraph" style:parent-style-name="Standard">
      <style:text-properties style:font-name="Liberation Serif1" fo:language="es" fo:country="ES" style:text-underline-style="none" fo:font-weight="normal" officeooo:rsid="000cf85b" officeooo:paragraph-rsid="000cf85b" style:font-weight-asian="normal" style:font-weight-complex="normal"/>
    </style:style>
    <style:style style:name="P14" style:family="paragraph" style:parent-style-name="Standard">
      <style:text-properties style:font-name="Liberation Serif1" fo:language="es" fo:country="ES" style:text-underline-style="none" fo:font-weight="normal" officeooo:rsid="000cf85b" officeooo:paragraph-rsid="000d2e16" style:font-weight-asian="normal" style:font-weight-complex="normal"/>
    </style:style>
    <style:style style:name="P15" style:family="paragraph" style:parent-style-name="Standard">
      <style:text-properties style:font-name="Liberation Serif1" fo:language="es" fo:country="ES" style:text-underline-style="none" fo:font-weight="normal" officeooo:rsid="000d2e16" officeooo:paragraph-rsid="000d2e16" style:font-weight-asian="normal" style:font-weight-complex="normal"/>
    </style:style>
    <style:style style:name="P16" style:family="paragraph" style:parent-style-name="Standard">
      <style:text-properties style:font-name="Liberation Serif1" fo:language="es" fo:country="ES" style:text-underline-style="none" fo:font-weight="normal" officeooo:rsid="000f1822" officeooo:paragraph-rsid="000f1822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0f1822" officeooo:paragraph-rsid="000f1822" style:font-weight-asian="normal" style:font-weight-complex="normal"/>
    </style:style>
    <style:style style:name="P18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01a00" officeooo:paragraph-rsid="00101a00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0f1114" officeooo:paragraph-rsid="00101a00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1d7b4" officeooo:paragraph-rsid="0011d7b4" style:font-weight-asian="normal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35db4" officeooo:paragraph-rsid="00135db4" style:font-weight-asian="normal" style:font-weight-complex="normal"/>
    </style:style>
    <style:style style:name="P22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35db4" officeooo:paragraph-rsid="00135db4" style:font-name-asian="Droid Sans Fallback" style:font-weight-asian="normal" style:font-name-complex="Droid Sans Devanagari" style:font-weight-complex="normal"/>
    </style:style>
    <style:style style:name="P23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4c4e5" officeooo:paragraph-rsid="00155f39" style:font-name-asian="Droid Sans Fallback" style:font-weight-asian="normal" style:font-name-complex="Droid Sans Devanagari" style:font-weight-complex="normal"/>
    </style:style>
    <style:style style:name="P24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76cdb" officeooo:paragraph-rsid="00176cdb" style:font-name-asian="Droid Sans Fallback" style:font-weight-asian="normal" style:font-name-complex="Droid Sans Devanagari" style:font-weight-complex="normal"/>
    </style:style>
    <style:style style:name="P25" style:family="paragraph" style:parent-style-name="Standard">
      <style:text-properties style:text-line-through-style="none" style:text-line-through-type="none" style:font-name="Liberation Serif1" fo:language="es" fo:country="ES" style:text-underline-style="solid" style:text-underline-width="auto" style:text-underline-color="font-color" fo:font-weight="normal" officeooo:rsid="00135db4" officeooo:paragraph-rsid="00135db4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style:text-position="0% 100%" style:font-name="Liberation Serif1" fo:language="es" fo:country="ES" style:text-underline-style="none" fo:font-weight="normal" officeooo:rsid="00155f39" officeooo:paragraph-rsid="00155f39" style:font-name-asian="Droid Sans Fallback" style:font-weight-asian="normal" style:font-name-complex="Droid Sans Devanagari" style:font-weight-complex="normal"/>
    </style:style>
    <style:style style:name="P27" style:family="paragraph" style:parent-style-name="Standard">
      <style:text-properties style:text-line-through-style="none" style:text-line-through-type="none" style:text-position="0% 100%" style:font-name="Liberation Serif1" fo:language="es" fo:country="ES" style:text-underline-style="none" fo:font-weight="normal" officeooo:rsid="00176c87" officeooo:paragraph-rsid="00176c87" style:font-name-asian="Droid Sans Fallback" style:font-weight-asian="normal" style:font-name-complex="Droid Sans Devanagari" style:font-weight-complex="normal"/>
    </style:style>
    <style:style style:name="P28" style:family="paragraph" style:parent-style-name="Standard">
      <style:text-properties style:text-line-through-style="none" style:text-line-through-type="none" style:text-position="0% 100%" style:font-name="Liberation Serif1" fo:language="es" fo:country="ES" style:text-underline-style="none" fo:font-weight="normal" officeooo:rsid="00176cdb" officeooo:paragraph-rsid="00176cdb" style:font-name-asian="Droid Sans Fallback" style:font-weight-asian="normal" style:font-name-complex="Droid Sans Devanagari" style:font-weight-complex="normal"/>
    </style:style>
    <style:style style:name="P29" style:family="paragraph" style:parent-style-name="Standard">
      <style:text-properties style:text-line-through-style="none" style:text-line-through-type="none" style:text-position="0% 100%" style:font-name="Liberation Serif1" fo:language="es" fo:country="ES" style:text-underline-style="solid" style:text-underline-width="auto" style:text-underline-color="font-color" fo:font-weight="normal" officeooo:rsid="00176cdb" officeooo:paragraph-rsid="00176cdb" style:font-name-asian="Droid Sans Fallback" style:font-weight-asian="normal" style:font-name-complex="Droid Sans Devanagari" style:font-weight-complex="normal"/>
    </style:style>
    <style:style style:name="P30" style:family="paragraph" style:parent-style-name="Standard">
      <style:text-properties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176cdb" officeooo:paragraph-rsid="00176cdb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31" style:family="paragraph" style:parent-style-name="Standard">
      <style:text-properties officeooo:paragraph-rsid="00155f39"/>
    </style:style>
    <style:style style:name="P32" style:family="paragraph" style:parent-style-name="Standard">
      <style:text-properties officeooo:rsid="00155f39" officeooo:paragraph-rsid="00155f39"/>
    </style:style>
    <style:style style:name="P33" style:family="paragraph" style:parent-style-name="Standard">
      <style:text-properties officeooo:paragraph-rsid="00176cdb"/>
    </style:style>
    <style:style style:name="P34" style:family="paragraph" style:parent-style-name="Standard">
      <style:text-properties style:font-name="Liberation Serif" fo:font-size="12pt" officeooo:paragraph-rsid="00176cdb" style:font-size-asian="12pt" style:font-size-complex="12pt"/>
    </style:style>
    <style:style style:name="P35" style:family="paragraph" style:parent-style-name="Standard">
      <style:text-properties officeooo:rsid="001a77f1" officeooo:paragraph-rsid="001a77f1"/>
    </style:style>
    <style:style style:name="P36" style:family="paragraph" style:parent-style-name="Standard">
      <style:text-properties fo:font-style="normal" officeooo:rsid="001a77f1" officeooo:paragraph-rsid="001a77f1" style:font-style-asian="normal" style:font-style-complex="normal"/>
    </style:style>
    <style:style style:name="P37" style:family="paragraph" style:parent-style-name="Standard" style:list-style-name="L1">
      <style:text-properties officeooo:rsid="000cad13" officeooo:paragraph-rsid="000cad13"/>
    </style:style>
    <style:style style:name="P38" style:family="paragraph" style:parent-style-name="Standard" style:list-style-name="L2">
      <style:text-properties officeooo:rsid="000cf85b" officeooo:paragraph-rsid="000cf85b"/>
    </style:style>
    <style:style style:name="P39" style:family="paragraph" style:parent-style-name="Standard" style:list-style-name="L3">
      <style:text-properties style:text-line-through-style="none" style:text-line-through-type="none" style:font-name="Liberation Serif1" fo:language="es" fo:country="ES" style:text-underline-style="none" fo:font-weight="normal" officeooo:rsid="00135db4" officeooo:paragraph-rsid="00135db4" style:font-weight-asian="normal" style:font-weight-complex="normal"/>
    </style:style>
    <style:style style:name="P40" style:family="paragraph" style:parent-style-name="Standard" style:list-style-name="L3">
      <style:text-properties style:text-line-through-style="none" style:text-line-through-type="none" style:font-name="Liberation Serif1" fo:language="es" fo:country="ES" style:text-underline-style="none" fo:font-weight="normal" officeooo:rsid="00135db4" officeooo:paragraph-rsid="00135db4" style:font-name-asian="Droid Sans Fallback" style:font-weight-asian="normal" style:font-name-complex="Droid Sans Devanagari" style:font-weight-complex="normal"/>
    </style:style>
    <style:style style:name="P41" style:family="paragraph" style:parent-style-name="Standard" style:list-style-name="L4">
      <style:text-properties style:text-line-through-style="none" style:text-line-through-type="none" style:font-name="Liberation Serif1" fo:language="es" fo:country="ES" style:text-underline-style="none" fo:font-weight="normal" officeooo:rsid="00177ebe" officeooo:paragraph-rsid="00177ebe" style:font-name-asian="Droid Sans Fallback" style:font-weight-asian="normal" style:font-name-complex="Droid Sans Devanagari" style:font-weight-complex="normal"/>
    </style:style>
    <style:style style:name="P42" style:family="paragraph" style:parent-style-name="Standard" style:list-style-name="L4">
      <style:text-properties style:text-line-through-style="none" style:text-line-through-type="none" style:font-name="Liberation Serif1" fo:language="es" fo:country="ES" style:text-underline-style="none" fo:font-weight="normal" officeooo:rsid="0019389c" officeooo:paragraph-rsid="00177ebe" style:font-name-asian="Droid Sans Fallback" style:font-weight-asian="normal" style:font-name-complex="Droid Sans Devanagari" style:font-weight-complex="normal"/>
    </style:style>
    <style:style style:name="P43" style:family="paragraph" style:parent-style-name="Standard" style:list-style-name="L4">
      <style:text-properties style:text-line-through-style="none" style:text-line-through-type="none" style:font-name="Liberation Serif1" fo:language="es" fo:country="ES" style:text-underline-style="none" fo:font-weight="normal" officeooo:rsid="0019389c" officeooo:paragraph-rsid="0019389c" style:font-name-asian="Droid Sans Fallback" style:font-weight-asian="normal" style:font-name-complex="Droid Sans Devanagari" style:font-weight-complex="normal"/>
    </style:style>
    <style:style style:name="P44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a77f1" officeooo:paragraph-rsid="001a77f1" style:font-name-asian="Droid Sans Fallback" style:font-weight-asian="normal" style:font-name-complex="Droid Sans Devanagari" style:font-weight-complex="normal"/>
    </style:style>
    <style:style style:name="P45" style:family="paragraph" style:parent-style-name="Standard">
      <style:text-properties style:text-line-through-style="none" style:text-line-through-type="none" style:font-name="Liberation Serif1" fo:language="es" fo:country="ES" fo:font-style="normal" style:text-underline-style="none" fo:font-weight="normal" officeooo:rsid="001a77f1" officeooo:paragraph-rsid="001a77f1" style:font-name-asian="Droid Sans Fallback" style:font-style-asian="normal" style:font-weight-asian="normal" style:font-name-complex="Droid Sans Devanagari" style:font-style-complex="normal" style:font-weight-complex="normal"/>
    </style:style>
    <style:style style:name="P46" style:family="paragraph" style:parent-style-name="Standard" style:list-style-name="L4">
      <style:text-properties officeooo:paragraph-rsid="00177ebe"/>
    </style:style>
    <style:style style:name="P47" style:family="paragraph" style:parent-style-name="Standard" style:list-style-name="L4">
      <style:text-properties officeooo:paragraph-rsid="0019389c"/>
    </style:style>
    <style:style style:name="P48" style:family="paragraph" style:parent-style-name="Standard" style:list-style-name="L4">
      <style:text-properties officeooo:rsid="0019389c" officeooo:paragraph-rsid="0019389c"/>
    </style:style>
    <style:style style:name="P49" style:family="paragraph" style:parent-style-name="Standard" style:list-style-name="L4">
      <style:text-properties officeooo:rsid="001a77f1" officeooo:paragraph-rsid="001a77f1"/>
    </style:style>
    <style:style style:name="T1" style:family="text">
      <style:text-properties officeooo:rsid="000cad13"/>
    </style:style>
    <style:style style:name="T2" style:family="text">
      <style:text-properties style:font-name="Liberation Serif1" fo:language="es" fo:country="ES" style:text-underline-style="none" fo:font-weight="normal" style:font-weight-asian="normal" style:font-weight-complex="normal"/>
    </style:style>
    <style:style style:name="T3" style:family="text">
      <style:text-properties style:font-name="Liberation Serif1" fo:language="es" fo:country="ES" style:text-underline-style="none" fo:font-weight="normal" officeooo:rsid="000acf82" style:font-weight-asian="normal" style:font-weight-complex="normal"/>
    </style:style>
    <style:style style:name="T4" style:family="text">
      <style:text-properties style:font-name="Liberation Serif1" fo:language="es" fo:country="ES" style:text-underline-style="none" fo:font-weight="normal" officeooo:rsid="000cf85b" style:font-weight-asian="normal" style:font-weight-complex="normal"/>
    </style:style>
    <style:style style:name="T5" style:family="text">
      <style:text-properties style:font-name="Liberation Serif1" fo:language="es" fo:country="ES" style:text-underline-style="none" fo:font-weight="normal" officeooo:rsid="00101a00" style:font-weight-asian="normal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font-name="Liberation Serif1" fo:language="es" fo:country="ES" style:text-underline-style="none" fo:font-weight="normal" style:font-weight-asian="normal" style:font-weight-complex="normal"/>
    </style:style>
    <style:style style:name="T8" style:family="text">
      <style:text-properties style:text-line-through-style="none" style:text-line-through-type="none" style:font-name="Liberation Serif1" fo:language="es" fo:country="ES" style:text-underline-style="none" fo:font-weight="normal" officeooo:rsid="00101a00" style:font-weight-asian="normal" style:font-weight-complex="normal"/>
    </style:style>
    <style:style style:name="T9" style:family="text">
      <style:text-properties style:text-line-through-style="none" style:text-line-through-type="none" style:font-name="Liberation Serif1" fo:language="es" fo:country="ES" style:text-underline-style="none" fo:font-weight="normal" officeooo:rsid="00176c87" style:font-weight-asian="normal" style:font-weight-complex="normal"/>
    </style:style>
    <style:style style:name="T10" style:family="text">
      <style:text-properties style:text-line-through-style="none" style:text-line-through-type="none" style:font-name="Liberation Serif1" fo:language="es" fo:country="ES" style:text-underline-style="none" fo:font-weight="normal" style:font-name-asian="Droid Sans Fallback" style:font-weight-asian="normal" style:font-name-complex="Droid Sans Devanagari" style:font-weight-complex="normal"/>
    </style:style>
    <style:style style:name="T11" style:family="text">
      <style:text-properties style:text-line-through-style="none" style:text-line-through-type="none" style:font-name="Liberation Serif1" fo:language="es" fo:country="ES" style:text-underline-style="none" fo:font-weight="normal" officeooo:rsid="00135db4" style:font-name-asian="Droid Sans Fallback" style:font-weight-asian="normal" style:font-name-complex="Droid Sans Devanagari" style:font-weight-complex="normal"/>
    </style:style>
    <style:style style:name="T12" style:family="text">
      <style:text-properties style:text-line-through-style="none" style:text-line-through-type="none" style:font-name="Liberation Serif1" fo:language="es" fo:country="ES" style:text-underline-style="none" fo:font-weight="normal" officeooo:rsid="0014c4e5" style:font-name-asian="Droid Sans Fallback" style:font-weight-asian="normal" style:font-name-complex="Droid Sans Devanagari" style:font-weight-complex="normal"/>
    </style:style>
    <style:style style:name="T13" style:family="text">
      <style:text-properties style:text-line-through-style="none" style:text-line-through-type="none" style:font-name="Liberation Serif1" fo:language="es" fo:country="ES" style:text-underline-style="none" fo:font-weight="normal" officeooo:rsid="00155f39" style:font-name-asian="Droid Sans Fallback" style:font-weight-asian="normal" style:font-name-complex="Droid Sans Devanagari" style:font-weight-complex="normal"/>
    </style:style>
    <style:style style:name="T14" style:family="text">
      <style:text-properties style:text-line-through-style="none" style:text-line-through-type="none" style:font-name="Liberation Serif1" fo:language="es" fo:country="ES" style:text-underline-style="none" fo:font-weight="normal" officeooo:rsid="00176c87" style:font-name-asian="Droid Sans Fallback" style:font-weight-asian="normal" style:font-name-complex="Droid Sans Devanagari" style:font-weight-complex="normal"/>
    </style:style>
    <style:style style:name="T15" style:family="text">
      <style:text-properties style:text-line-through-style="none" style:text-line-through-type="none" style:font-name="Liberation Serif1" fo:language="es" fo:country="ES" style:text-underline-style="none" fo:font-weight="normal" officeooo:rsid="00176cdb" style:font-name-asian="Droid Sans Fallback" style:font-weight-asian="normal" style:font-name-complex="Droid Sans Devanagari" style:font-weight-complex="normal"/>
    </style:style>
    <style:style style:name="T16" style:family="text">
      <style:text-properties style:text-line-through-style="none" style:text-line-through-type="none" style:font-name="Liberation Serif1" fo:language="es" fo:country="ES" style:text-underline-style="none" fo:font-weight="normal" officeooo:rsid="00177ebe" style:font-name-asian="Droid Sans Fallback" style:font-weight-asian="normal" style:font-name-complex="Droid Sans Devanagari" style:font-weight-complex="normal"/>
    </style:style>
    <style:style style:name="T17" style:family="text">
      <style:text-properties style:text-line-through-style="none" style:text-line-through-type="none" style:font-name="Liberation Serif1" fo:language="es" fo:country="ES" style:text-underline-style="none" fo:font-weight="normal" officeooo:rsid="0019389c" style:font-name-asian="Droid Sans Fallback" style:font-weight-asian="normal" style:font-name-complex="Droid Sans Devanagari" style:font-weight-complex="normal"/>
    </style:style>
    <style:style style:name="T18" style:family="text">
      <style:text-properties style:text-line-through-style="none" style:text-line-through-type="none" style:font-name="Liberation Serif1" fo:language="es" fo:country="ES" style:text-underline-style="none" fo:font-weight="normal" officeooo:rsid="00155f39" style:font-name-asian="Liberation Serif1" style:font-weight-asian="normal" style:font-name-complex="Liberation Serif1" style:font-weight-complex="normal"/>
    </style:style>
    <style:style style:name="T19" style:family="text">
      <style:text-properties style:text-line-through-style="none" style:text-line-through-type="none" style:font-name="Liberation Serif1" fo:language="es" fo:country="ES" style:text-underline-style="none" fo:font-weight="bold" style:font-name-asian="Droid Sans Fallback" style:font-weight-asian="bold" style:font-name-complex="Droid Sans Devanagari" style:font-weight-complex="bold"/>
    </style:style>
    <style:style style:name="T20" style:family="text">
      <style:text-properties style:text-line-through-style="none" style:text-line-through-type="none" style:font-name="Liberation Serif1" fo:language="es" fo:country="ES" style:text-underline-style="none" fo:font-weight="bold" officeooo:rsid="00177ebe" style:font-name-asian="Droid Sans Fallback" style:font-weight-asian="bold" style:font-name-complex="Droid Sans Devanagari" style:font-weight-complex="bold"/>
    </style:style>
    <style:style style:name="T21" style:family="text">
      <style:text-properties style:text-line-through-style="none" style:text-line-through-type="none" style:font-name="Liberation Serif1" fo:language="es" fo:country="ES" style:text-underline-style="none" fo:font-weight="bold" officeooo:rsid="0019389c" style:font-name-asian="Droid Sans Fallback" style:font-weight-asian="bold" style:font-name-complex="Droid Sans Devanagari" style:font-weight-complex="bold"/>
    </style:style>
    <style:style style:name="T22" style:family="text">
      <style:text-properties style:text-line-through-style="none" style:text-line-through-type="none" style:font-name="Liberation Serif1" fo:language="es" fo:country="ES" fo:font-style="normal" style:text-underline-style="none" fo:font-weight="normal" style:font-name-asian="Droid Sans Fallback" style:font-style-asian="normal" style:font-weight-asian="normal" style:font-name-complex="Droid Sans Devanagari" style:font-style-complex="normal" style:font-weight-complex="normal"/>
    </style:style>
    <style:style style:name="T23" style:family="text">
      <style:text-properties style:text-line-through-style="none" style:text-line-through-type="none" style:font-name="Liberation Serif1" fo:language="es" fo:country="ES" style:text-underline-style="solid" style:text-underline-width="auto" style:text-underline-color="font-color" fo:font-weight="normal" style:font-name-asian="Droid Sans Fallback" style:font-weight-asian="normal" style:font-name-complex="Droid Sans Devanagari" style:font-weight-complex="normal"/>
    </style:style>
    <style:style style:name="T24" style:family="text">
      <style:text-properties style:text-line-through-style="none" style:text-line-through-type="none" officeooo:rsid="0011d7b4"/>
    </style:style>
    <style:style style:name="T25" style:family="text">
      <style:text-properties style:text-line-through-style="none" style:text-line-through-type="none" style:font-name="DejaVu Sans" fo:language="es" fo:country="ES" style:text-underline-style="none" fo:font-weight="normal" officeooo:rsid="00135db4" style:font-name-asian="Droid Sans Fallback" style:font-weight-asian="normal" style:font-name-complex="Droid Sans Devanagari" style:font-weight-complex="normal"/>
    </style:style>
    <style:style style:name="T26" style:family="text">
      <style:text-properties style:text-line-through-style="none" style:text-line-through-type="none" style:text-position="0% 100%" style:font-name="Liberation Serif1" fo:language="es" fo:country="ES" style:text-underline-style="none" fo:font-weight="normal" officeooo:rsid="00155f39" style:font-name-asian="Droid Sans Fallback" style:font-weight-asian="normal" style:font-name-complex="Droid Sans Devanagari" style:font-weight-complex="normal"/>
    </style:style>
    <style:style style:name="T27" style:family="text">
      <style:text-properties style:text-line-through-style="none" style:text-line-through-type="none" style:text-position="0% 100%" style:font-name="Liberation Serif1" fo:language="es" fo:country="ES" style:text-underline-style="none" fo:font-weight="normal" officeooo:rsid="00176cdb" style:font-name-asian="Droid Sans Fallback" style:font-weight-asian="normal" style:font-name-complex="Droid Sans Devanagari" style:font-weight-complex="normal"/>
    </style:style>
    <style:style style:name="T28" style:family="text">
      <style:text-properties style:text-line-through-style="none" style:text-line-through-type="none" style:text-position="0% 100%" style:font-name="Liberation Mono" fo:font-size="11pt" fo:language="es" fo:country="ES" fo:font-style="normal" style:text-underline-style="none" fo:font-weight="normal" officeooo:rsid="00176cdb" style:font-name-asian="Droid Sans Fallback" style:font-size-asian="11pt" style:font-style-asian="normal" style:font-weight-asian="normal" style:font-name-complex="Droid Sans Devanagari" style:font-weight-complex="normal"/>
    </style:style>
    <style:style style:name="T29" style:family="text">
      <style:text-properties style:text-line-through-style="none" style:text-line-through-type="none" style:text-position="0% 100%" fo:language="es" fo:country="ES" fo:font-style="normal" style:text-underline-style="none" fo:font-weight="normal" officeooo:rsid="00176cdb" style:font-name-asian="Droid Sans Fallback" style:font-style-asian="normal" style:font-weight-asian="normal" style:font-name-complex="Droid Sans Devanagari" style:font-weight-complex="normal"/>
    </style:style>
    <style:style style:name="T30" style:family="text">
      <style:text-properties style:font-name-asian="Droid Sans Fallback" style:font-name-complex="Droid Sans Devanagari"/>
    </style:style>
    <style:style style:name="T31" style:family="text">
      <style:text-properties officeooo:rsid="00176cdb" style:font-name-asian="Droid Sans Fallback" style:font-name-complex="Droid Sans Devanagari"/>
    </style:style>
    <style:style style:name="T32" style:family="text">
      <style:text-properties officeooo:rsid="001688b0"/>
    </style:style>
    <style:style style:name="T33" style:family="text">
      <style:text-properties officeooo:rsid="00176c87"/>
    </style:style>
    <style:style style:name="T34" style:family="text">
      <style:text-properties style:font-name-asian="Liberation Serif1" style:font-name-complex="Liberation Serif1"/>
    </style:style>
    <style:style style:name="T35" style:family="text">
      <style:text-properties officeooo:rsid="00176cdb"/>
    </style:style>
    <style:style style:name="T36" style:family="text">
      <style:text-properties fo:font-style="normal" fo:font-weight="normal" officeooo:rsid="00176cdb" style:font-style-asian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ciones de equivalencia:</text:p>
      <text:p text:style-name="P1"/>
      <text:p text:style-name="P1">Sea <draw:frame draw:style-name="fr1" draw:name="Objeto71" text:anchor-type="as-char" svg:y="-0.377cm" svg:width="0.526cm" svg:height="0.467cm" draw:z-index="8"><draw:object xlink:href="./Object 71" xlink:type="simple" xlink:show="embed" xlink:actuate="onLoad"/><draw:image xlink:href="./ObjectReplacements/Object 71" xlink:type="simple" xlink:show="embed" xlink:actuate="onLoad"/></draw:frame><text:s/>un conjunto. Una <text:span text:style-name="T1">relación</text:span> <text:span text:style-name="T1">binaria</text:span> sobre el conjunto <draw:frame draw:style-name="fr1" draw:name="Objeto70" text:anchor-type="as-char" svg:y="-0.377cm" svg:width="0.526cm" svg:height="0.467cm" draw:z-index="11"><draw:object xlink:href="./Object 70" xlink:type="simple" xlink:show="embed" xlink:actuate="onLoad"/><draw:image xlink:href="./ObjectReplacements/Object 70" xlink:type="simple" xlink:show="embed" xlink:actuate="onLoad"/></draw:frame><text:s/>es un subconjunto <draw:frame draw:style-name="fr1" draw:name="Objeto69" text:anchor-type="as-char" svg:y="-0.377cm" svg:width="0.496cm" svg:height="0.467cm" draw:z-index="13"><draw:object xlink:href="./Object 69" xlink:type="simple" xlink:show="embed" xlink:actuate="onLoad"/><draw:image xlink:href="./ObjectReplacements/Object 69" xlink:type="simple" xlink:show="embed" xlink:actuate="onLoad"/></draw:frame><text:s/>de <draw:frame draw:style-name="fr1" draw:name="Objeto59" text:anchor-type="as-char" svg:y="-0.377cm" svg:width="1.205cm" svg:height="0.467cm" draw:z-index="14"><draw:object xlink:href="./Object 59" xlink:type="simple" xlink:show="embed" xlink:actuate="onLoad"/><draw:image xlink:href="./ObjectReplacements/Object 59" xlink:type="simple" xlink:show="embed" xlink:actuate="onLoad"/></draw:frame>. Si <draw:frame draw:style-name="fr1" draw:name="Objeto1" text:anchor-type="as-char" svg:y="-0.386cm" svg:width="1.833cm" svg:height="0.508cm" draw:z-index="0"><draw:object xlink:href="./Object 1" xlink:type="simple" xlink:show="embed" xlink:actuate="onLoad"/><draw:image xlink:href="./ObjectReplacements/Object 1" xlink:type="simple" xlink:show="embed" xlink:actuate="onLoad"/></draw:frame>escribiremos <draw:frame draw:style-name="fr1" draw:name="Objeto2" text:anchor-type="as-char" svg:y="-0.377cm" svg:width="0.873cm" svg:height="0.467cm" draw:z-index="1"><draw:object xlink:href="./Object 2" xlink:type="simple" xlink:show="embed" xlink:actuate="onLoad"/><draw:image xlink:href="./ObjectReplacements/Object 2" xlink:type="simple" xlink:show="embed" xlink:actuate="onLoad"/></draw:frame>y diremos que <draw:frame draw:style-name="fr1" draw:name="Objeto67" text:anchor-type="as-char" svg:y="-0.377cm" svg:width="0.432cm" svg:height="0.467cm" draw:z-index="35"><draw:object xlink:href="./Object 67" xlink:type="simple" xlink:show="embed" xlink:actuate="onLoad"/><draw:image xlink:href="./ObjectReplacements/Object 67" xlink:type="simple" xlink:show="embed" xlink:actuate="onLoad"/></draw:frame><text:s/>está relacionado con <draw:frame draw:style-name="fr1" draw:name="Objeto68" text:anchor-type="as-char" svg:y="-0.377cm" svg:width="0.466cm" svg:height="0.467cm" draw:z-index="36"><draw:object xlink:href="./Object 68" xlink:type="simple" xlink:show="embed" xlink:actuate="onLoad"/><draw:image xlink:href="./ObjectReplacements/Object 68" xlink:type="simple" xlink:show="embed" xlink:actuate="onLoad"/></draw:frame></text:p>
      <text:p text:style-name="P1"/>
      <text:p text:style-name="P1">Ejemplo:</text:p>
      <text:p text:style-name="P1">Sea <draw:frame draw:style-name="fr1" draw:name="Objeto72" text:anchor-type="as-char" svg:y="-0.377cm" svg:width="0.526cm" svg:height="0.467cm" draw:z-index="40"><draw:object xlink:href="./Object 72" xlink:type="simple" xlink:show="embed" xlink:actuate="onLoad"/><draw:image xlink:href="./ObjectReplacements/Object 72" xlink:type="simple" xlink:show="embed" xlink:actuate="onLoad"/></draw:frame><text:s/>el conjunto <draw:frame draw:style-name="fr1" draw:name="Objeto73" text:anchor-type="as-char" svg:y="-0.377cm" svg:width="2.014cm" svg:height="0.492cm" draw:z-index="41"><draw:object xlink:href="./Object 73" xlink:type="simple" xlink:show="embed" xlink:actuate="onLoad"/><draw:image xlink:href="./ObjectReplacements/Object 73" xlink:type="simple" xlink:show="embed" xlink:actuate="onLoad"/></draw:frame><text:s/>entonces <draw:frame draw:style-name="fr1" draw:name="Objeto74" text:anchor-type="as-char" svg:y="-0.386cm" svg:width="6.974cm" svg:height="0.508cm" draw:z-index="42"><draw:object xlink:href="./Object 74" xlink:type="simple" xlink:show="embed" xlink:actuate="onLoad"/><draw:image xlink:href="./ObjectReplacements/Object 74" xlink:type="simple" xlink:show="embed" xlink:actuate="onLoad"/></draw:frame><text:s/>es una relación binaria sobre el conjunto <draw:frame draw:style-name="fr1" draw:name="Objeto75" text:anchor-type="as-char" svg:y="-0.377cm" svg:width="0.526cm" svg:height="0.467cm" draw:z-index="43"><draw:object xlink:href="./Object 75" xlink:type="simple" xlink:show="embed" xlink:actuate="onLoad"/><draw:image xlink:href="./ObjectReplacements/Object 75" xlink:type="simple" xlink:show="embed" xlink:actuate="onLoad"/></draw:frame></text:p>
      <text:p text:style-name="P1"/>
      <text:p text:style-name="P1">Como es un subconjunto de <draw:frame draw:style-name="fr1" draw:name="Objeto76" text:anchor-type="as-char" svg:y="-0.377cm" svg:width="1.205cm" svg:height="0.467cm" draw:z-index="44"><draw:object xlink:href="./Object 76" xlink:type="simple" xlink:show="embed" xlink:actuate="onLoad"/><draw:image xlink:href="./ObjectReplacements/Object 76" xlink:type="simple" xlink:show="embed" xlink:actuate="onLoad"/></draw:frame><text:s/>es una relación binaria de <draw:frame draw:style-name="fr1" draw:name="Objeto77" text:anchor-type="as-char" svg:y="-0.377cm" svg:width="0.526cm" svg:height="0.467cm" draw:z-index="45"><draw:object xlink:href="./Object 77" xlink:type="simple" xlink:show="embed" xlink:actuate="onLoad"/><draw:image xlink:href="./ObjectReplacements/Object 77" xlink:type="simple" xlink:show="embed" xlink:actuate="onLoad"/></draw:frame><text:s/>puedo escribir <draw:frame draw:style-name="fr1" draw:name="Objeto78" text:anchor-type="as-char" svg:y="-0.377cm" svg:width="1.004cm" svg:height="0.467cm" draw:z-index="46"><draw:object xlink:href="./Object 78" xlink:type="simple" xlink:show="embed" xlink:actuate="onLoad"/><draw:image xlink:href="./ObjectReplacements/Object 78" xlink:type="simple" xlink:show="embed" xlink:actuate="onLoad"/></draw:frame>y digo <draw:frame draw:style-name="fr1" draw:name="Objeto79" text:anchor-type="as-char" svg:y="-0.377cm" svg:width="0.411cm" svg:height="0.467cm" draw:z-index="47"><draw:object xlink:href="./Object 79" xlink:type="simple" xlink:show="embed" xlink:actuate="onLoad"/><draw:image xlink:href="./ObjectReplacements/Object 79" xlink:type="simple" xlink:show="embed" xlink:actuate="onLoad"/></draw:frame><text:s/>está relacionado con <draw:frame draw:style-name="fr1" draw:name="Objeto80" text:anchor-type="as-char" svg:y="-0.377cm" svg:width="0.519cm" svg:height="0.467cm" draw:z-index="48"><draw:object xlink:href="./Object 80" xlink:type="simple" xlink:show="embed" xlink:actuate="onLoad"/><draw:image xlink:href="./ObjectReplacements/Object 80" xlink:type="simple" xlink:show="embed" xlink:actuate="onLoad"/></draw:frame></text:p>
      <text:p text:style-name="P1"/>
      <text:p text:style-name="P3"><draw:frame draw:style-name="fr1" draw:name="Objeto81" text:anchor-type="as-char" svg:y="-0.393cm" svg:width="1.081cm" svg:height="0.492cm" draw:z-index="51"><draw:object xlink:href="./Object 81" xlink:type="simple" xlink:show="embed" xlink:actuate="onLoad"/><draw:image xlink:href="./ObjectReplacements/Object 81" xlink:type="simple" xlink:show="embed" xlink:actuate="onLoad"/></draw:frame>→ <draw:frame draw:style-name="fr1" draw:name="Objeto83" text:anchor-type="as-char" svg:y="-0.377cm" svg:width="0.413cm" svg:height="0.467cm" draw:z-index="53"><draw:object xlink:href="./Object 83" xlink:type="simple" xlink:show="embed" xlink:actuate="onLoad"/><draw:image xlink:href="./ObjectReplacements/Object 83" xlink:type="simple" xlink:show="embed" xlink:actuate="onLoad"/></draw:frame><text:s/>no está relacionado con <draw:frame draw:style-name="fr1" draw:name="Objeto84" text:anchor-type="as-char" svg:y="-0.377cm" svg:width="0.439cm" svg:height="0.467cm" draw:z-index="54"><draw:object xlink:href="./Object 84" xlink:type="simple" xlink:show="embed" xlink:actuate="onLoad"/><draw:image xlink:href="./ObjectReplacements/Object 84" xlink:type="simple" xlink:show="embed" xlink:actuate="onLoad"/></draw:frame><text:s/>( no existe la pareja <text:s/><draw:frame draw:style-name="fr1" draw:name="Objeto82" text:anchor-type="as-char" svg:y="-0.386cm" svg:width="1.065cm" svg:height="0.508cm" draw:z-index="56"><draw:object xlink:href="./Object 82" xlink:type="simple" xlink:show="embed" xlink:actuate="onLoad"/><draw:image xlink:href="./ObjectReplacements/Object 82" xlink:type="simple" xlink:show="embed" xlink:actuate="onLoad"/></draw:frame><text:s/>)</text:p>
      <text:p text:style-name="P2"/>
      <text:p text:style-name="P2">Una relación binaria <draw:frame draw:style-name="fr1" draw:name="Objeto85" text:anchor-type="as-char" svg:y="-0.377cm" svg:width="0.496cm" svg:height="0.467cm" draw:z-index="58"><draw:object xlink:href="./Object 85" xlink:type="simple" xlink:show="embed" xlink:actuate="onLoad"/><draw:image xlink:href="./ObjectReplacements/Object 85" xlink:type="simple" xlink:show="embed" xlink:actuate="onLoad"/></draw:frame><text:s/>sobre un conjunto <draw:frame draw:style-name="fr1" draw:name="Objeto86" text:anchor-type="as-char" svg:y="-0.377cm" svg:width="0.526cm" svg:height="0.467cm" draw:z-index="68"><draw:object xlink:href="./Object 86" xlink:type="simple" xlink:show="embed" xlink:actuate="onLoad"/><draw:image xlink:href="./ObjectReplacements/Object 86" xlink:type="simple" xlink:show="embed" xlink:actuate="onLoad"/></draw:frame><text:s/>diremos que es una relación de equivalencia si verifica las siguientes propiedades:</text:p>
      <text:p text:style-name="P2"/>
      <text:list xml:id="list1079634482" text:style-name="L1">
        <text:list-item>
          <text:p text:style-name="P37">Reflexiva: <draw:frame draw:style-name="fr1" draw:name="Objeto3" text:anchor-type="as-char" svg:y="-0.377cm" svg:width="1.085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entonces <draw:frame draw:style-name="fr1" draw:name="Objeto4" text:anchor-type="as-char" svg:y="-0.386cm" svg:width="1.787cm" svg:height="0.508cm" draw:z-index="3"><draw:object xlink:href="./Object 4" xlink:type="simple" xlink:show="embed" xlink:actuate="onLoad"/><draw:image xlink:href="./ObjectReplacements/Object 4" xlink:type="simple" xlink:show="embed" xlink:actuate="onLoad"/></draw:frame><text:s/>o <draw:frame draw:style-name="fr1" draw:name="Objeto5" text:anchor-type="as-char" svg:y="-0.377cm" svg:width="0.89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7">Simétrica: Si <draw:frame draw:style-name="fr1" draw:name="Objeto7" text:anchor-type="as-char" svg:y="-0.377cm" svg:width="0.898cm" svg:height="0.467cm" draw:z-index="69"><draw:object xlink:href="./Object 7" xlink:type="simple" xlink:show="embed" xlink:actuate="onLoad"/><draw:image xlink:href="./ObjectReplacements/Object 7" xlink:type="simple" xlink:show="embed" xlink:actuate="onLoad"/></draw:frame><text:s/>entonces <draw:frame draw:style-name="fr1" draw:name="Objeto6" text:anchor-type="as-char" svg:y="-0.377cm" svg:width="0.89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7">Transitiva: Si <draw:frame draw:style-name="fr1" draw:name="Objeto10" text:anchor-type="as-char" svg:y="-0.377cm" svg:width="0.898cm" svg:height="0.467cm" draw:z-index="71"><draw:object xlink:href="./Object 10" xlink:type="simple" xlink:show="embed" xlink:actuate="onLoad"/><draw:image xlink:href="./ObjectReplacements/Object 10" xlink:type="simple" xlink:show="embed" xlink:actuate="onLoad"/></draw:frame><text:s/>y<draw:frame draw:style-name="fr1" draw:name="Objeto9" text:anchor-type="as-char" svg:y="-0.377cm" svg:width="0.878cm" svg:height="0.467cm" draw:z-index="72"><draw:object xlink:href="./Object 9" xlink:type="simple" xlink:show="embed" xlink:actuate="onLoad"/><draw:image xlink:href="./ObjectReplacements/Object 9" xlink:type="simple" xlink:show="embed" xlink:actuate="onLoad"/></draw:frame> entonces <draw:frame draw:style-name="fr1" draw:name="Objeto8" text:anchor-type="as-char" svg:y="-0.377cm" svg:width="0.884cm" svg:height="0.467cm" draw:z-index="12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2"/>
      <text:p text:style-name="P2">Si <draw:frame draw:style-name="fr1" draw:name="Objeto87" text:anchor-type="as-char" svg:y="-0.377cm" svg:width="0.496cm" svg:height="0.467cm" draw:z-index="73"><draw:object xlink:href="./Object 87" xlink:type="simple" xlink:show="embed" xlink:actuate="onLoad"/><draw:image xlink:href="./ObjectReplacements/Object 87" xlink:type="simple" xlink:show="embed" xlink:actuate="onLoad"/></draw:frame><text:s/>es una relación de equivalencia sobre el conjunto <draw:frame draw:style-name="fr1" draw:name="Objeto88" text:anchor-type="as-char" svg:y="-0.377cm" svg:width="0.526cm" svg:height="0.467cm" draw:z-index="74"><draw:object xlink:href="./Object 88" xlink:type="simple" xlink:show="embed" xlink:actuate="onLoad"/><draw:image xlink:href="./ObjectReplacements/Object 88" xlink:type="simple" xlink:show="embed" xlink:actuate="onLoad"/></draw:frame><text:s/>y <draw:frame draw:style-name="fr1" draw:name="Objeto11" text:anchor-type="as-char" svg:y="-0.377cm" svg:width="1.085cm" svg:height="0.467cm" draw:z-index="15"><draw:object xlink:href="./Object 11" xlink:type="simple" xlink:show="embed" xlink:actuate="onLoad"/><draw:image xlink:href="./ObjectReplacements/Object 11" xlink:type="simple" xlink:show="embed" xlink:actuate="onLoad"/></draw:frame>entonces la clase del elemento <draw:frame draw:style-name="fr1" draw:name="Objeto89" text:anchor-type="as-char" svg:y="-0.377cm" svg:width="0.427cm" svg:height="0.467cm" draw:z-index="75"><draw:object xlink:href="./Object 89" xlink:type="simple" xlink:show="embed" xlink:actuate="onLoad"/><draw:image xlink:href="./ObjectReplacements/Object 89" xlink:type="simple" xlink:show="embed" xlink:actuate="onLoad"/></draw:frame><text:s/>es <draw:frame draw:style-name="fr1" draw:name="Objeto12" text:anchor-type="as-char" svg:y="-0.377cm" svg:width="3.567cm" svg:height="0.492cm" draw:z-index="29"><draw:object xlink:href="./Object 12" xlink:type="simple" xlink:show="embed" xlink:actuate="onLoad"/><draw:image xlink:href="./ObjectReplacements/Object 12" xlink:type="simple" xlink:show="embed" xlink:actuate="onLoad"/></draw:frame>. La clase de una cosas son los elementos relacionados con ella.</text:p>
      <text:p text:style-name="P2"/>
      <text:p text:style-name="P2">Proposición: </text:p>
      <text:p text:style-name="P2"/>
      <text:p text:style-name="P2">Si <draw:frame draw:style-name="fr1" draw:name="Objeto90" text:anchor-type="as-char" svg:y="-0.377cm" svg:width="0.496cm" svg:height="0.467cm" draw:z-index="76"><draw:object xlink:href="./Object 90" xlink:type="simple" xlink:show="embed" xlink:actuate="onLoad"/><draw:image xlink:href="./ObjectReplacements/Object 90" xlink:type="simple" xlink:show="embed" xlink:actuate="onLoad"/></draw:frame><text:s/>es una relación de equivalencia sobre un conjunto A entonces: </text:p>
      <text:p text:style-name="P2"/>
      <text:list xml:id="list2614451886" text:style-name="L2">
        <text:list-item>
          <text:p text:style-name="P38"><draw:frame draw:style-name="fr1" draw:name="Objeto91" text:anchor-type="as-char" svg:y="-0.377cm" svg:width="0.898cm" svg:height="0.467cm" draw:z-index="77"><draw:object xlink:href="./Object 91" xlink:type="simple" xlink:show="embed" xlink:actuate="onLoad"/><draw:image xlink:href="./ObjectReplacements/Object 91" xlink:type="simple" xlink:show="embed" xlink:actuate="onLoad"/></draw:frame><text:s/>si y solo si <draw:frame draw:style-name="fr1" draw:name="Objeto13" text:anchor-type="as-char" svg:y="-0.377cm" svg:width="1.572cm" svg:height="0.482cm" draw:z-index="31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38"><draw:frame draw:style-name="fr1" draw:name="Objeto92" text:anchor-type="as-char" svg:y="-0.377cm" svg:width="0.898cm" svg:height="0.467cm" draw:z-index="78"><draw:object xlink:href="./Object 92" xlink:type="simple" xlink:show="embed" xlink:actuate="onLoad"/><draw:image xlink:href="./ObjectReplacements/Object 92" xlink:type="simple" xlink:show="embed" xlink:actuate="onLoad"/></draw:frame><text:s/>si y solo si <text:span text:style-name="T3"><draw:frame draw:style-name="fr1" draw:name="Objeto14" text:anchor-type="as-char" svg:y="-0.377cm" svg:width="2.282cm" svg:height="0.482cm" draw:z-index="32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</text:list>
      <text:p text:style-name="P12"/>
      <text:p text:style-name="P5"><text:span text:style-name="T3">S</text:span><text:span text:style-name="T2">i </text:span><text:span text:style-name="T2"><draw:frame draw:style-name="fr1" draw:name="Objeto93" text:anchor-type="as-char" svg:y="-0.377cm" svg:width="0.496cm" svg:height="0.467cm" draw:z-index="79"><draw:object xlink:href="./Object 93" xlink:type="simple" xlink:show="embed" xlink:actuate="onLoad"/><draw:image xlink:href="./ObjectReplacements/Object 93" xlink:type="simple" xlink:show="embed" xlink:actuate="onLoad"/></draw:frame></text:span><text:span text:style-name="T2"><text:s/>es una relación de equivalencia sobre el conjunto </text:span><text:span text:style-name="T2"><draw:frame draw:style-name="fr1" draw:name="Objeto94" text:anchor-type="as-char" svg:y="-0.377cm" svg:width="0.526cm" svg:height="0.467cm" draw:z-index="80"><draw:object xlink:href="./Object 94" xlink:type="simple" xlink:show="embed" xlink:actuate="onLoad"/><draw:image xlink:href="./ObjectReplacements/Object 94" xlink:type="simple" xlink:show="embed" xlink:actuate="onLoad"/></draw:frame></text:span><text:span text:style-name="T2"><text:s/>entonces <text:s/>llamaremos conjunto cociente</text:span></text:p>
      <text:p text:style-name="P13"/>
      <text:p text:style-name="P13"><draw:frame draw:style-name="fr1" draw:name="Objeto15" text:anchor-type="as-char" svg:y="-0.619cm" svg:width="3.272cm" svg:height="0.998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Ejemplo:</text:p>
      <text:p text:style-name="P13"/>
      <text:p text:style-name="P5"><text:span text:style-name="T2">Sea </text:span><draw:frame draw:style-name="fr1" draw:name="Objeto17" text:anchor-type="as-char" svg:y="-0.386cm" svg:width="15.335cm" svg:height="0.508cm" draw:z-index="81"><draw:object xlink:href="./Object 16" xlink:type="simple" xlink:show="embed" xlink:actuate="onLoad"/><draw:image xlink:href="./ObjectReplacements/Object 16" xlink:type="simple" xlink:show="embed" xlink:actuate="onLoad"/></draw:frame><text:span text:style-name="T32">y </text:span><text:span text:style-name="T32"><draw:frame draw:style-name="fr1" draw:name="Objeto16" text:anchor-type="as-char" svg:y="-0.377cm" svg:width="2.861cm" svg:height="0.492cm" draw:z-index="82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3"/>
      <text:p text:style-name="P13">Una relación de equivalencia sobre el conjunto <draw:frame draw:style-name="fr1" draw:name="Objeto95" text:anchor-type="as-char" svg:y="-0.377cm" svg:width="0.526cm" svg:height="0.467cm" draw:z-index="83"><draw:object xlink:href="./Object 95" xlink:type="simple" xlink:show="embed" xlink:actuate="onLoad"/><draw:image xlink:href="./ObjectReplacements/Object 95" xlink:type="simple" xlink:show="embed" xlink:actuate="onLoad"/></draw:frame>. Calcular el cardinal del conjunto cociente:</text:p>
      <text:p text:style-name="P13"/>
      <text:p text:style-name="P13"/>
      <text:p text:style-name="P13"/>
      <text:p text:style-name="P13"><text:soft-page-break/><draw:frame draw:style-name="fr1" draw:name="Objeto18" text:anchor-type="as-char" svg:y="-0.619cm" svg:width="7.096cm" svg:height="0.998cm" draw:z-index="84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/>
      <text:p text:style-name="P15"><draw:frame draw:style-name="fr1" draw:name="Objeto19" text:anchor-type="as-char" svg:y="-0.377cm" svg:width="3.281cm" svg:height="0.492cm" draw:z-index="85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/>
      <text:p text:style-name="P6"><text:span text:style-name="T2"><draw:frame draw:style-name="fr1" draw:name="Objeto20" text:anchor-type="as-char" svg:y="-0.377cm" svg:width="2.23cm" svg:height="0.492cm" draw:z-index="57"><draw:object xlink:href="./Object 20" xlink:type="simple" xlink:show="embed" xlink:actuate="onLoad"/><draw:image xlink:href="./ObjectReplacements/Object 20" xlink:type="simple" xlink:show="embed" xlink:actuate="onLoad"/></draw:frame></text:span><text:span text:style-name="T2"><text:tab/></text:span><text:span text:style-name="T4"><draw:frame draw:style-name="fr1" draw:name="Objeto21" text:anchor-type="as-char" svg:y="-0.377cm" svg:width="2.231cm" svg:height="0.492cm" draw:z-index="86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tab/></text:span><text:span text:style-name="T4"><draw:frame draw:style-name="fr1" draw:name="Objeto22" text:anchor-type="as-char" svg:y="-0.377cm" svg:width="2.237cm" svg:height="0.492cm" draw:z-index="87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tab/></text:span><text:span text:style-name="T4"><draw:frame draw:style-name="fr1" draw:name="Objeto23" text:anchor-type="as-char" svg:y="-0.377cm" svg:width="1.649cm" svg:height="0.492cm" draw:z-index="88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4"/>
      <text:p text:style-name="P6"><text:span text:style-name="T2"><draw:frame draw:style-name="fr1" draw:name="Objeto24" text:anchor-type="as-char" svg:y="-0.377cm" svg:width="1.923cm" svg:height="0.492cm" draw:z-index="89"><draw:object xlink:href="./Object 24" xlink:type="simple" xlink:show="embed" xlink:actuate="onLoad"/><draw:image xlink:href="./ObjectReplacements/Object 24" xlink:type="simple" xlink:show="embed" xlink:actuate="onLoad"/></draw:frame></text:span><text:span text:style-name="T2"><text:tab/><text:tab/></text:span><text:span text:style-name="T2"><draw:frame draw:style-name="fr1" draw:name="Objeto25" text:anchor-type="as-char" svg:y="-0.377cm" svg:width="1.93cm" svg:height="0.492cm" draw:z-index="9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5"/>
      <text:p text:style-name="P6"><text:span text:style-name="T2">Entonces el conjunto cociente</text:span><text:span text:style-name="T2"><draw:frame draw:style-name="fr1" draw:name="Objeto26" text:anchor-type="as-char" svg:y="-0.619cm" svg:width="4.196cm" svg:height="0.998cm" draw:z-index="9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/>
      <text:p text:style-name="P16">Ejercicio:</text:p>
      <text:p text:style-name="P7"><text:span text:style-name="T2">En el conjunto </text:span><text:span text:style-name="T2"><draw:frame draw:style-name="fr1" draw:name="Objeto27" text:anchor-type="as-char" svg:y="-0.377cm" svg:width="3.895cm" svg:height="0.492cm" draw:z-index="92"><draw:object xlink:href="./Object 27" xlink:type="simple" xlink:show="embed" xlink:actuate="onLoad"/><draw:image xlink:href="./ObjectReplacements/Object 27" xlink:type="simple" xlink:show="embed" xlink:actuate="onLoad"/></draw:frame></text:span><text:span text:style-name="T2"><text:s/>definimos la siguiente relación binaria: </text:span><text:span text:style-name="T2"><draw:frame draw:style-name="fr1" draw:name="Objeto28" text:anchor-type="as-char" svg:y="-0.377cm" svg:width="5.216cm" svg:height="0.467cm" draw:z-index="93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8"><draw:frame draw:style-name="fr1" draw:name="Objeto96" text:anchor-type="as-char" svg:y="-0.393cm" svg:width="4.126cm" svg:height="0.492cm" draw:z-index="94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draw:frame draw:style-name="fr1" draw:name="Objeto30" text:anchor-type="as-char" svg:y="-0.377cm" svg:width="4.337cm" svg:height="0.467cm" draw:z-index="95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/>
      <text:p text:style-name="P16">a) Demonstrar que <draw:frame draw:style-name="fr1" draw:name="Objeto29" text:anchor-type="as-char" svg:y="-0.377cm" svg:width="0.496cm" svg:height="0.467cm" draw:z-index="96"><draw:object xlink:href="./Object 96" xlink:type="simple" xlink:show="embed" xlink:actuate="onLoad"/><draw:image xlink:href="./ObjectReplacements/Object 96" xlink:type="simple" xlink:show="embed" xlink:actuate="onLoad"/></draw:frame><text:s/>es una relación de equivalencia</text:p>
      <text:p text:style-name="P16"/>
      <text:p text:style-name="P7"><text:span text:style-name="T2">Reflexiva: Si </text:span><text:span text:style-name="T2"><draw:frame draw:style-name="fr1" draw:name="Objeto31" text:anchor-type="as-char" svg:y="-0.377cm" svg:width="1.097cm" svg:height="0.467cm" draw:z-index="98"><draw:object xlink:href="./Object 31" xlink:type="simple" xlink:show="embed" xlink:actuate="onLoad"/><draw:image xlink:href="./ObjectReplacements/Object 31" xlink:type="simple" xlink:show="embed" xlink:actuate="onLoad"/></draw:frame></text:span><text:span text:style-name="T2">entonces </text:span><text:span text:style-name="T2"><draw:frame draw:style-name="fr1" draw:name="Objeto32" text:anchor-type="as-char" svg:y="-0.377cm" svg:width="2.789cm" svg:height="0.467cm" draw:z-index="100"><draw:object xlink:href="./Object 32" xlink:type="simple" xlink:show="embed" xlink:actuate="onLoad"/><draw:image xlink:href="./ObjectReplacements/Object 32" xlink:type="simple" xlink:show="embed" xlink:actuate="onLoad"/></draw:frame></text:span><text:span text:style-name="T2">(cero es múltiplo de todo) por tanto </text:span><text:span text:style-name="T2"><draw:frame draw:style-name="fr1" draw:name="Objeto97" text:anchor-type="as-char" svg:y="-0.377cm" svg:width="0.829cm" svg:height="0.467cm" draw:z-index="101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7"><text:span text:style-name="T5">Simétrica</text:span><text:span text:style-name="T2">: Si </text:span><text:span text:style-name="T2"><draw:frame draw:style-name="fr1" draw:name="Objeto98" text:anchor-type="as-char" svg:y="-0.377cm" svg:width="0.898cm" svg:height="0.467cm" draw:z-index="102"><draw:object xlink:href="./Object 98" xlink:type="simple" xlink:show="embed" xlink:actuate="onLoad"/><draw:image xlink:href="./ObjectReplacements/Object 98" xlink:type="simple" xlink:show="embed" xlink:actuate="onLoad"/></draw:frame></text:span><text:span text:style-name="T2"><text:s/>entonces</text:span><text:span text:style-name="T2"><draw:frame draw:style-name="fr1" draw:name="Objeto99" text:anchor-type="as-char" svg:y="-0.377cm" svg:width="1.005cm" svg:height="0.467cm" draw:z-index="103"><draw:object xlink:href="./Object 99" xlink:type="simple" xlink:show="embed" xlink:actuate="onLoad"/><draw:image xlink:href="./ObjectReplacements/Object 99" xlink:type="simple" xlink:show="embed" xlink:actuate="onLoad"/></draw:frame></text:span><text:span text:style-name="T2"> es </text:span><text:span text:style-name="T5">múltiplo</text:span><text:span text:style-name="T2"> de 3 por tanto </text:span><text:span text:style-name="T7"><draw:frame draw:style-name="fr1" draw:name="Objeto33" text:anchor-type="as-char" svg:y="-0.386cm" svg:width="1.656cm" svg:height="0.508cm" draw:z-index="104"><draw:object xlink:href="./Object 33" xlink:type="simple" xlink:show="embed" xlink:actuate="onLoad"/><draw:image xlink:href="./ObjectReplacements/Object 33" xlink:type="simple" xlink:show="embed" xlink:actuate="onLoad"/></draw:frame></text:span><text:span text:style-name="T7">es </text:span><text:span text:style-name="T8">múltiplo</text:span><text:span text:style-name="T7"> de 3, en consecuencia</text:span><text:span text:style-name="T7"><draw:frame draw:style-name="fr1" draw:name="Objeto100" text:anchor-type="as-char" svg:y="-0.377cm" svg:width="0.891cm" svg:height="0.467cm" draw:z-index="106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7"><text:span text:style-name="T7">Transitiva: Si </text:span><text:span text:style-name="T7"><draw:frame draw:style-name="fr1" draw:name="Objeto101" text:anchor-type="as-char" svg:y="-0.377cm" svg:width="0.898cm" svg:height="0.467cm" draw:z-index="109"><draw:object xlink:href="./Object 101" xlink:type="simple" xlink:show="embed" xlink:actuate="onLoad"/><draw:image xlink:href="./ObjectReplacements/Object 101" xlink:type="simple" xlink:show="embed" xlink:actuate="onLoad"/></draw:frame></text:span><text:span text:style-name="T7"><text:s/>y</text:span><text:span text:style-name="T7"><draw:frame draw:style-name="fr1" draw:name="Objeto102" text:anchor-type="as-char" svg:y="-0.377cm" svg:width="0.878cm" svg:height="0.467cm" draw:z-index="111"><draw:object xlink:href="./Object 102" xlink:type="simple" xlink:show="embed" xlink:actuate="onLoad"/><draw:image xlink:href="./ObjectReplacements/Object 102" xlink:type="simple" xlink:show="embed" xlink:actuate="onLoad"/></draw:frame></text:span><text:span text:style-name="T7"> → </text:span><text:span text:style-name="T7"><draw:frame draw:style-name="fr1" draw:name="Objeto103" text:anchor-type="as-char" svg:y="-0.377cm" svg:width="1.005cm" svg:height="0.467cm" draw:z-index="112"><draw:object xlink:href="./Object 103" xlink:type="simple" xlink:show="embed" xlink:actuate="onLoad"/><draw:image xlink:href="./ObjectReplacements/Object 103" xlink:type="simple" xlink:show="embed" xlink:actuate="onLoad"/></draw:frame></text:span><text:span text:style-name="T7"><text:s/>es </text:span><text:span text:style-name="T8">múltiplo</text:span><text:span text:style-name="T7"> de 3 y </text:span><text:span text:style-name="T7"><draw:frame draw:style-name="fr1" draw:name="Objeto104" text:anchor-type="as-char" svg:y="-0.377cm" svg:width="0.991cm" svg:height="0.467cm" draw:z-index="113"><draw:object xlink:href="./Object 104" xlink:type="simple" xlink:show="embed" xlink:actuate="onLoad"/><draw:image xlink:href="./ObjectReplacements/Object 104" xlink:type="simple" xlink:show="embed" xlink:actuate="onLoad"/></draw:frame></text:span><text:span text:style-name="T7"><text:s/>es </text:span><text:span text:style-name="T8">múltiplo</text:span><text:span text:style-name="T7"> de 3 → </text:span><text:span text:style-name="T7"><draw:frame draw:style-name="fr1" draw:name="Objeto35" text:anchor-type="as-char" svg:y="-0.377cm" svg:width="2.15cm" svg:height="0.467cm" draw:z-index="114"><draw:object xlink:href="./Object 35" xlink:type="simple" xlink:show="embed" xlink:actuate="onLoad"/><draw:image xlink:href="./ObjectReplacements/Object 35" xlink:type="simple" xlink:show="embed" xlink:actuate="onLoad"/></draw:frame></text:span><text:span text:style-name="T7">es </text:span><text:span text:style-name="T8">múltiplo</text:span><text:span text:style-name="T7"> de 3 → </text:span><text:span text:style-name="T7"><draw:frame draw:style-name="fr1" draw:name="Objeto34" text:anchor-type="as-char" svg:y="-0.377cm" svg:width="0.993cm" svg:height="0.467cm" draw:z-index="115"><draw:object xlink:href="./Object 34" xlink:type="simple" xlink:show="embed" xlink:actuate="onLoad"/><draw:image xlink:href="./ObjectReplacements/Object 34" xlink:type="simple" xlink:show="embed" xlink:actuate="onLoad"/></draw:frame></text:span><text:span text:style-name="T7"><text:s/>es </text:span><text:span text:style-name="T8">múltiplo</text:span><text:span text:style-name="T7"> de 3 → </text:span><text:span text:style-name="T7"><draw:frame draw:style-name="fr1" draw:name="Objeto105" text:anchor-type="as-char" svg:y="-0.377cm" svg:width="0.884cm" svg:height="0.467cm" draw:z-index="116"><draw:object xlink:href="./Object 105" xlink:type="simple" xlink:show="embed" xlink:actuate="onLoad"/><draw:image xlink:href="./ObjectReplacements/Object 105" xlink:type="simple" xlink:show="embed" xlink:actuate="onLoad"/></draw:frame></text:span></text:p>
      <text:p text:style-name="P17"/>
      <text:p text:style-name="P7"><text:span text:style-name="T7">(al sumar dos </text:span><text:span text:style-name="T8">múltiplos</text:span><text:span text:style-name="T7"> de 3 obtengo otro </text:span><text:span text:style-name="T8">múltiplo</text:span><text:span text:style-name="T7"> de 3)</text:span></text:p>
      <text:p text:style-name="P17"/>
      <text:p text:style-name="P7"><text:span text:style-name="T7">b) Calcular</text:span><text:span text:style-name="T7"><draw:frame draw:style-name="fr1" draw:name="Objeto36" text:anchor-type="as-char" svg:y="-0.377cm" svg:width="6.415cm" svg:height="0.492cm" draw:z-index="117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7"/>
      <text:p text:style-name="P17"><draw:frame draw:style-name="fr1" draw:name="Objeto37" text:anchor-type="as-char" svg:y="-0.536cm" svg:width="3.3cm" svg:height="0.915cm" draw:z-index="118"><draw:object xlink:href="./Object 37" xlink:type="simple" xlink:show="embed" xlink:actuate="onLoad"/><draw:image xlink:href="./ObjectReplacements/Object 37" xlink:type="simple" xlink:show="embed" xlink:actuate="onLoad"/></draw:frame></text:p>
      <text:p text:style-name="P17"/>
      <text:p text:style-name="P7"><text:span text:style-name="T7">Si dos elementos </text:span><text:span text:style-name="T8">están</text:span><text:span text:style-name="T7"> relacionados, sus clases son la misma, por tanto </text:span><text:span text:style-name="T7"><draw:frame draw:style-name="fr1" draw:name="Objeto38" text:anchor-type="as-char" svg:y="-0.377cm" svg:width="4.286cm" svg:height="0.482cm" draw:z-index="119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8"><draw:frame draw:style-name="fr1" draw:name="Objeto39" text:anchor-type="as-char" svg:y="-0.377cm" svg:width="7.419cm" svg:height="0.492cm" draw:z-index="120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<draw:frame draw:style-name="fr1" draw:name="Objeto40" text:anchor-type="as-char" svg:y="-0.377cm" svg:width="4.292cm" svg:height="0.482cm" draw:z-index="121"><draw:object xlink:href="./Object 40" xlink:type="simple" xlink:show="embed" xlink:actuate="onLoad"/><draw:image xlink:href="./ObjectReplacements/Object 40" xlink:type="simple" xlink:show="embed" xlink:actuate="onLoad"/></draw:frame></text:p>
      <text:p text:style-name="P18"><draw:frame draw:style-name="fr1" draw:name="Objeto41" text:anchor-type="as-char" svg:y="-0.377cm" svg:width="7.415cm" svg:height="0.492cm" draw:z-index="122"><draw:object xlink:href="./Object 41" xlink:type="simple" xlink:show="embed" xlink:actuate="onLoad"/><draw:image xlink:href="./ObjectReplacements/Object 41" xlink:type="simple" xlink:show="embed" xlink:actuate="onLoad"/></draw:frame></text:p>
      <text:p text:style-name="P18"><draw:frame draw:style-name="fr1" draw:name="Objeto42" text:anchor-type="as-char" svg:y="-0.377cm" svg:width="3.9cm" svg:height="0.482cm" draw:z-index="123"><draw:object xlink:href="./Object 42" xlink:type="simple" xlink:show="embed" xlink:actuate="onLoad"/><draw:image xlink:href="./ObjectReplacements/Object 42" xlink:type="simple" xlink:show="embed" xlink:actuate="onLoad"/></draw:frame></text:p>
      <text:p text:style-name="P9"><text:span text:style-name="T7"><draw:frame draw:style-name="fr1" draw:name="Objeto43" text:anchor-type="as-char" svg:y="-0.377cm" svg:width="2.288cm" svg:height="0.467cm" draw:z-index="124"><draw:object xlink:href="./Object 43" xlink:type="simple" xlink:show="embed" xlink:actuate="onLoad"/><draw:image xlink:href="./ObjectReplacements/Object 43" xlink:type="simple" xlink:show="embed" xlink:actuate="onLoad"/></draw:frame></text:span><text:span text:style-name="T7"><text:s/>→ pertenece a </text:span><text:span text:style-name="T7"><draw:frame draw:style-name="fr1" draw:name="Objeto106" text:anchor-type="as-char" svg:y="-0.377cm" svg:width="0.704cm" svg:height="0.482cm" draw:z-index="125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P18"/>
      <text:p text:style-name="P18"><draw:frame draw:style-name="fr1" draw:name="Objeto44" text:anchor-type="as-char" svg:y="-0.536cm" svg:width="12.208cm" svg:height="0.915cm" draw:z-index="126"><draw:object xlink:href="./Object 44" xlink:type="simple" xlink:show="embed" xlink:actuate="onLoad"/><draw:image xlink:href="./ObjectReplacements/Object 44" xlink:type="simple" xlink:show="embed" xlink:actuate="onLoad"/></draw:frame></text:p>
      <text:p text:style-name="P18"/>
      <text:p text:style-name="P18"/>
      <text:p text:style-name="P9"><text:span text:style-name="T7">Sea </text:span><text:span text:style-name="T7"><draw:frame draw:style-name="fr1" draw:name="Objeto45" text:anchor-type="as-char" svg:y="-0.377cm" svg:width="2.064cm" svg:height="0.492cm" draw:z-index="127"><draw:object xlink:href="./Object 45" xlink:type="simple" xlink:show="embed" xlink:actuate="onLoad"/><draw:image xlink:href="./ObjectReplacements/Object 45" xlink:type="simple" xlink:show="embed" xlink:actuate="onLoad"/></draw:frame></text:span><text:span text:style-name="T7">.En partes de </text:span><text:span text:style-name="T9"><draw:frame draw:style-name="fr1" draw:name="Objeto116" text:anchor-type="as-char" svg:y="-0.377cm" svg:width="0.527cm" svg:height="0.467cm" draw:z-index="128"><draw:object xlink:href="./Object 116" xlink:type="simple" xlink:show="embed" xlink:actuate="onLoad"/><draw:image xlink:href="./ObjectReplacements/Object 116" xlink:type="simple" xlink:show="embed" xlink:actuate="onLoad"/></draw:frame></text:span><text:span text:style-name="T7">(</text:span><text:span text:style-name="T7"><draw:frame draw:style-name="fr1" draw:name="Objeto46" text:anchor-type="as-char" svg:y="-0.386cm" svg:width="1.169cm" svg:height="0.508cm" draw:z-index="129"><draw:object xlink:href="./Object 46" xlink:type="simple" xlink:show="embed" xlink:actuate="onLoad"/><draw:image xlink:href="./ObjectReplacements/Object 46" xlink:type="simple" xlink:show="embed" xlink:actuate="onLoad"/></draw:frame></text:span><text:span text:style-name="T7">) definimos la relación binaria: </text:span><text:span text:style-name="T7"><draw:frame draw:style-name="fr1" draw:name="Objeto107" text:anchor-type="as-char" svg:y="-0.377cm" svg:width="1.03cm" svg:height="0.467cm" draw:z-index="130"><draw:object xlink:href="./Object 107" xlink:type="simple" xlink:show="embed" xlink:actuate="onLoad"/><draw:image xlink:href="./ObjectReplacements/Object 107" xlink:type="simple" xlink:show="embed" xlink:actuate="onLoad"/></draw:frame></text:span><text:span text:style-name="T7"><text:s/>si </text:span><text:span text:style-name="T7"><draw:frame draw:style-name="fr1" draw:name="Objeto47" text:anchor-type="as-char" svg:y="-0.377cm" svg:width="1.729cm" svg:height="0.467cm" draw:z-index="13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9"/>
      <text:p text:style-name="P19"><draw:frame draw:style-name="fr1" draw:name="Objeto109" text:anchor-type="as-char" svg:y="-0.386cm" svg:width="8.731cm" svg:height="0.508cm" draw:z-index="132"><draw:object xlink:href="./Object 109" xlink:type="simple" xlink:show="embed" xlink:actuate="onLoad"/><draw:image xlink:href="./ObjectReplacements/Object 109" xlink:type="simple" xlink:show="embed" xlink:actuate="onLoad"/></draw:frame></text:p>
      <text:p text:style-name="P19"/>
      <text:p text:style-name="P31"><text:soft-page-break/><text:span text:style-name="T8"><draw:frame draw:style-name="fr1" draw:name="Objeto110" text:anchor-type="as-char" svg:y="-0.393cm" svg:width="1.991cm" svg:height="0.508cm" draw:z-index="6"><draw:object xlink:href="./Object 110" xlink:type="simple" xlink:show="embed" xlink:actuate="onLoad"/><draw:image xlink:href="./ObjectReplacements/Object 110" xlink:type="simple" xlink:show="embed" xlink:actuate="onLoad"/></draw:frame></text:span><text:span text:style-name="T8"><text:tab/></text:span><text:span text:style-name="T8"><draw:frame draw:style-name="fr1" draw:name="Objeto108" text:anchor-type="as-char" svg:y="-0.377cm" svg:width="2.268cm" svg:height="0.492cm" draw:z-index="7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18"/>
      <text:p text:style-name="P18"/>
      <text:p text:style-name="P18"/>
      <text:p text:style-name="P18"/>
      <text:p text:style-name="P18"/>
      <text:p text:style-name="P10"><text:span text:style-name="T6">a) Demostrar que </text:span><text:span text:style-name="T6"><draw:frame draw:style-name="fr1" draw:name="Objeto115" text:anchor-type="as-char" svg:y="-0.377cm" svg:width="0.496cm" svg:height="0.467cm" draw:z-index="9"><draw:object xlink:href="./Object 115" xlink:type="simple" xlink:show="embed" xlink:actuate="onLoad"/><draw:image xlink:href="./ObjectReplacements/Object 115" xlink:type="simple" xlink:show="embed" xlink:actuate="onLoad"/></draw:frame></text:span><text:span text:style-name="T6"><text:s/>es una </text:span><text:span text:style-name="T24">relación</text:span><text:span text:style-name="T6"> de equivalencia</text:span></text:p>
      <text:p text:style-name="P18"/>
      <text:p text:style-name="P11"><text:span text:style-name="T6">Reflexiva: Si</text:span><text:span text:style-name="T6"><draw:frame draw:style-name="fr1" draw:name="Objeto48" text:anchor-type="as-char" svg:y="-0.386cm" svg:width="5.002cm" svg:height="0.508cm" draw:z-index="10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1"><text:span text:style-name="T6">Simétrica: Si </text:span><text:span text:style-name="T6"><draw:frame draw:style-name="fr1" draw:name="Objeto49" text:anchor-type="as-char" svg:y="-0.377cm" svg:width="6.075cm" svg:height="0.467cm" draw:z-index="16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0">Transitiva: Si <draw:frame draw:style-name="fr1" draw:name="Objeto50" text:anchor-type="as-char" svg:y="-0.377cm" svg:width="9.366cm" svg:height="0.467cm" draw:z-index="17"><draw:object xlink:href="./Object 50" xlink:type="simple" xlink:show="embed" xlink:actuate="onLoad"/><draw:image xlink:href="./ObjectReplacements/Object 50" xlink:type="simple" xlink:show="embed" xlink:actuate="onLoad"/></draw:frame></text:p>
      <text:p text:style-name="P20"/>
      <text:p text:style-name="P21">b) Calcular el cardinal del conjunto cociente</text:p>
      <text:p text:style-name="P21"/>
      <text:p text:style-name="P21"><draw:frame draw:style-name="fr1" draw:name="Objeto51" text:anchor-type="as-char" svg:y="-0.66cm" svg:width="12.271cm" svg:height="1.037cm" draw:z-index="55"><draw:object xlink:href="./Object 51" xlink:type="simple" xlink:show="embed" xlink:actuate="onLoad"/><draw:image xlink:href="./ObjectReplacements/Object 51" xlink:type="simple" xlink:show="embed" xlink:actuate="onLoad"/></draw:frame><text:bookmark text:name="__DdeLink__857_127359089"/></text:p>
      <text:p text:style-name="P21"/>
      <text:p text:style-name="P25">Relaciones de orden</text:p>
      <text:p text:style-name="P25"/>
      <text:p text:style-name="P21">Una <text:span text:style-name="T33">relación</text:span> binaria <text:bookmark-start text:name="__DdeLink__714_3256025355"/><text:bookmark-start text:name="__DdeLink__742_3256025355"/><text:span text:style-name="T34"><draw:frame draw:style-name="fr1" draw:name="Objeto114" text:anchor-type="as-char" svg:y="-0.377cm" svg:width="0.439cm" svg:height="0.467cm" draw:z-index="59"><draw:object xlink:href="./Object 114" xlink:type="simple" xlink:show="embed" xlink:actuate="onLoad"/><draw:image xlink:href="./ObjectReplacements/Object 114" xlink:type="simple" xlink:show="embed" xlink:actuate="onLoad"/></draw:frame></text:span><text:bookmark-end text:name="__DdeLink__714_3256025355"/><text:bookmark-end text:name="__DdeLink__742_3256025355"/><text:bookmark-start text:name="__DdeLink__707_3256025355"/><text:span text:style-name="T30"><text:s/></text:span><text:bookmark-end text:name="__DdeLink__707_3256025355"/><text:span text:style-name="T30">sobre un conjunto </text:span><text:span text:style-name="T30"><draw:frame draw:style-name="fr1" draw:name="Objeto113" text:anchor-type="as-char" svg:y="-0.377cm" svg:width="0.526cm" svg:height="0.467cm" draw:z-index="60"><draw:object xlink:href="./Object 113" xlink:type="simple" xlink:show="embed" xlink:actuate="onLoad"/><draw:image xlink:href="./ObjectReplacements/Object 113" xlink:type="simple" xlink:show="embed" xlink:actuate="onLoad"/></draw:frame></text:span><text:span text:style-name="T30">, diremos que es una relación de orden si verifica las siguientes propiedades:</text:span></text:p>
      <text:p text:style-name="P22"/>
      <text:list xml:id="list1974007612" text:style-name="L3">
        <text:list-item>
          <text:p text:style-name="P39"><text:span text:style-name="T30">Reflexiva: Si </text:span><text:span text:style-name="T30"><draw:frame draw:style-name="fr1" draw:name="Objeto52" text:anchor-type="as-char" svg:y="-0.377cm" svg:width="2.281cm" svg:height="0.467cm" draw:z-index="61"><draw:object xlink:href="./Object 52" xlink:type="simple" xlink:show="embed" xlink:actuate="onLoad"/><draw:image xlink:href="./ObjectReplacements/Object 52" xlink:type="simple" xlink:show="embed" xlink:actuate="onLoad"/></draw:frame></text:span></text:p>
        </text:list-item>
        <text:list-item>
          <text:p text:style-name="P39"><text:span text:style-name="T30">Antisim</text:span><text:span text:style-name="T31">é</text:span><text:span text:style-name="T30">trica: Si </text:span><text:span text:style-name="T30"><draw:frame draw:style-name="fr1" draw:name="Objeto53" text:anchor-type="as-char" svg:y="-0.377cm" svg:width="3.357cm" svg:height="0.467cm" draw:z-index="62"><draw:object xlink:href="./Object 53" xlink:type="simple" xlink:show="embed" xlink:actuate="onLoad"/><draw:image xlink:href="./ObjectReplacements/Object 53" xlink:type="simple" xlink:show="embed" xlink:actuate="onLoad"/></draw:frame></text:span></text:p>
        </text:list-item>
        <text:list-item>
          <text:p text:style-name="P39"><text:span text:style-name="T30">Transitiva: Si </text:span><text:span text:style-name="T30"><draw:frame draw:style-name="fr1" draw:name="Objeto54" text:anchor-type="as-char" svg:y="-0.377cm" svg:width="3.447cm" svg:height="0.467cm" draw:z-index="63"><draw:object xlink:href="./Object 54" xlink:type="simple" xlink:show="embed" xlink:actuate="onLoad"/><draw:image xlink:href="./ObjectReplacements/Object 54" xlink:type="simple" xlink:show="embed" xlink:actuate="onLoad"/></draw:frame></text:span></text:p>
          <text:p text:style-name="P40"/>
        </text:list-item>
      </text:list>
      <text:p text:style-name="P22">Ejemplos de relaciones de orden:</text:p>
      <text:p text:style-name="P22"/>
      <text:p text:style-name="P21"><text:span text:style-name="T30"><draw:frame draw:style-name="fr1" draw:name="Objeto55" text:anchor-type="as-char" svg:y="-0.386cm" svg:width="1.422cm" svg:height="0.542cm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30">→ conjunto de números naturales con el orden usual</text:span></text:p>
      <text:p text:style-name="P22"/>
      <text:p text:style-name="P31"><text:span text:style-name="T11"><draw:frame draw:style-name="fr1" draw:name="Objeto56" text:anchor-type="as-char" svg:y="-0.386cm" svg:width="1.446cm" svg:height="0.542cm" draw:z-index="65"><draw:object xlink:href="./Object 56" xlink:type="simple" xlink:show="embed" xlink:actuate="onLoad"/><draw:image xlink:href="./ObjectReplacements/Object 56" xlink:type="simple" xlink:show="embed" xlink:actuate="onLoad"/><svg:desc>fórmula</svg:desc></draw:frame></text:span><text:span text:style-name="T11"><text:tab/></text:span><text:span text:style-name="T11"><draw:frame draw:style-name="fr1" draw:name="Objeto57" text:anchor-type="as-char" svg:y="-0.386cm" svg:width="1.408cm" svg:height="0.542cm" draw:z-index="66"><draw:object xlink:href="./Object 57" xlink:type="simple" xlink:show="embed" xlink:actuate="onLoad"/><draw:image xlink:href="./ObjectReplacements/Object 57" xlink:type="simple" xlink:show="embed" xlink:actuate="onLoad"/><svg:desc>fórmula</svg:desc></draw:frame></text:span><text:span text:style-name="T11">→</text:span><text:span text:style-name="T13"> </text:span><text:bookmark text:name="__DdeLink__725_3256025355"/><text:bookmark text:name="__DdeLink__722_3256025355"/><text:span text:style-name="T11"><draw:frame draw:style-name="fr1" draw:name="Objeto58" text:anchor-type="as-char" svg:y="-0.619cm" svg:width="1.268cm" svg:height="0.998cm" draw:z-index="6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1"><text:span text:style-name="T18"><draw:frame draw:style-name="fr1" draw:name="Objeto60" text:anchor-type="as-char" svg:y="-0.413cm" svg:width="2.953cm" svg:height="0.566cm" draw:z-index="70"><draw:object xlink:href="./Object 60" xlink:type="simple" xlink:show="embed" xlink:actuate="onLoad"/><draw:image xlink:href="./ObjectReplacements/Object 60" xlink:type="simple" xlink:show="embed" xlink:actuate="onLoad"/></draw:frame></text:span><text:span text:style-name="T18"><text:s/></text:span><text:span text:style-name="T25"><text:s/></text:span></text:p>
      <text:p text:style-name="P23"/>
      <text:p text:style-name="P32"><text:span text:style-name="T12">E</text:span><text:span text:style-name="T10">jercicio:</text:span></text:p>
      <text:p text:style-name="P31"><text:span text:style-name="T13">En el conjunto </text:span><text:span text:style-name="T13"><draw:frame draw:style-name="fr1" draw:name="Objeto64" text:anchor-type="as-char" svg:y="-0.377cm" svg:width="2.813cm" svg:height="0.492cm" draw:z-index="105"><draw:object xlink:href="./Object 64" xlink:type="simple" xlink:show="embed" xlink:actuate="onLoad"/><draw:image xlink:href="./ObjectReplacements/Object 64" xlink:type="simple" xlink:show="embed" xlink:actuate="onLoad"/></draw:frame></text:span><text:span text:style-name="T13"><text:s/>definimos la siguiente </text:span><text:span text:style-name="T14">relación</text:span><text:span text:style-name="T13"> binaria: </text:span><text:span text:style-name="T13"><draw:frame draw:style-name="fr1" draw:name="Objeto61" text:anchor-type="as-char" svg:y="-0.377cm" svg:width="1.162cm" svg:height="0.531cm" draw:z-index="107"><draw:object xlink:href="./Object 61" xlink:type="simple" xlink:show="embed" xlink:actuate="onLoad"/><draw:image xlink:href="./ObjectReplacements/Object 61" xlink:type="simple" xlink:show="embed" xlink:actuate="onLoad"/></draw:frame></text:span><text:span text:style-name="T13">si </text:span><text:span text:style-name="T13"><draw:frame draw:style-name="fr1" draw:name="Objeto63" text:anchor-type="as-char" svg:y="-0.377cm" svg:width="0.425cm" svg:height="0.467cm" draw:z-index="108"><draw:object xlink:href="./Object 63" xlink:type="simple" xlink:show="embed" xlink:actuate="onLoad"/><draw:image xlink:href="./ObjectReplacements/Object 63" xlink:type="simple" xlink:show="embed" xlink:actuate="onLoad"/></draw:frame></text:span><text:span text:style-name="T13"><text:s/>es </text:span><text:span text:style-name="T14">múltiplo</text:span><text:span text:style-name="T13"> de </text:span><text:span text:style-name="T13"><draw:frame draw:style-name="fr1" draw:name="Objeto62" text:anchor-type="as-char" svg:y="-0.377cm" svg:width="0.427cm" svg:height="0.467cm" draw:z-index="110"><draw:object xlink:href="./Object 62" xlink:type="simple" xlink:show="embed" xlink:actuate="onLoad"/><draw:image xlink:href="./ObjectReplacements/Object 62" xlink:type="simple" xlink:show="embed" xlink:actuate="onLoad"/></draw:frame></text:span><text:span text:style-name="T13">. </text:span><text:span text:style-name="T27">Ejemplos:</text:span><draw:frame draw:style-name="fr1" draw:name="Objeto65" text:anchor-type="as-char" svg:y="-0.377cm" svg:width="1.147cm" svg:height="0.531cm" draw:z-index="97"><draw:object xlink:href="./Object 65" xlink:type="simple" xlink:show="embed" xlink:actuate="onLoad"/><draw:image xlink:href="./ObjectReplacements/Object 65" xlink:type="simple" xlink:show="embed" xlink:actuate="onLoad"/></draw:frame><text:span text:style-name="T26"><draw:frame draw:style-name="fr1" draw:name="Objeto66" text:anchor-type="as-char" svg:y="-0.393cm" svg:width="1.261cm" svg:height="0.547cm" draw:z-index="99"><draw:object xlink:href="./Object 66" xlink:type="simple" xlink:show="embed" xlink:actuate="onLoad"/><draw:image xlink:href="./ObjectReplacements/Object 66" xlink:type="simple" xlink:show="embed" xlink:actuate="onLoad"/></draw:frame></text:span><text:span text:style-name="T26"><draw:frame draw:style-name="fr1" draw:name="Objeto111" text:anchor-type="as-char" svg:y="-0.393cm" svg:width="1.265cm" svg:height="0.547cm" draw:z-index="133"><draw:object xlink:href="./Object 111" xlink:type="simple" xlink:show="embed" xlink:actuate="onLoad"/><draw:image xlink:href="./ObjectReplacements/Object 111" xlink:type="simple" xlink:show="embed" xlink:actuate="onLoad"/><svg:desc>fórmula</svg:desc></draw:frame></text:span><text:span text:style-name="T26"><draw:frame draw:style-name="fr1" draw:name="Objeto112" text:anchor-type="as-char" svg:y="-0.393cm" svg:width="1.265cm" svg:height="0.547cm" draw:z-index="134"><draw:object xlink:href="./Object 112" xlink:type="simple" xlink:show="embed" xlink:actuate="onLoad"/><draw:image xlink:href="./ObjectReplacements/Object 112" xlink:type="simple" xlink:show="embed" xlink:actuate="onLoad"/><svg:desc>fórmula</svg:desc></draw:frame></text:span></text:p>
      <text:p text:style-name="P26"/>
      <text:p text:style-name="P27">Demostrar que <draw:frame draw:style-name="fr1" draw:name="Objeto117" text:anchor-type="as-char" svg:y="-0.377cm" svg:width="0.626cm" svg:height="0.531cm" draw:z-index="135"><draw:object xlink:href="./Object 117" xlink:type="simple" xlink:show="embed" xlink:actuate="onLoad"/><draw:image xlink:href="./ObjectReplacements/Object 117" xlink:type="simple" xlink:show="embed" xlink:actuate="onLoad"/></draw:frame><text:span text:style-name="T35">es una relación de orden:</text:span></text:p>
      <text:p text:style-name="P33"><text:span text:style-name="T27">Reflexiva: Si </text:span><text:span text:style-name="T27"><draw:frame draw:style-name="fr1" draw:name="Objeto118" text:anchor-type="as-char" svg:y="-0.377cm" svg:width="1.087cm" svg:height="0.467cm" draw:z-index="136"><draw:object xlink:href="./Object 118" xlink:type="simple" xlink:show="embed" xlink:actuate="onLoad"/><draw:image xlink:href="./ObjectReplacements/Object 118" xlink:type="simple" xlink:show="embed" xlink:actuate="onLoad"/></draw:frame></text:span><text:span text:style-name="T27"><text:s/>→ </text:span><text:span text:style-name="T27"><draw:frame draw:style-name="fr1" draw:name="Objeto119" text:anchor-type="as-char" svg:y="-0.377cm" svg:width="0.422cm" svg:height="0.467cm" draw:z-index="137"><draw:object xlink:href="./Object 119" xlink:type="simple" xlink:show="embed" xlink:actuate="onLoad"/><draw:image xlink:href="./ObjectReplacements/Object 119" xlink:type="simple" xlink:show="embed" xlink:actuate="onLoad"/></draw:frame></text:span><text:span text:style-name="T27">es múltiplo de </text:span><text:span text:style-name="T27"><draw:frame draw:style-name="fr1" draw:name="Objeto128" text:anchor-type="as-char" svg:y="-0.377cm" svg:width="0.422cm" svg:height="0.467cm" draw:z-index="138"><draw:object xlink:href="./Object 128" xlink:type="simple" xlink:show="embed" xlink:actuate="onLoad"/><draw:image xlink:href="./ObjectReplacements/Object 128" xlink:type="simple" xlink:show="embed" xlink:actuate="onLoad"/></draw:frame></text:span><text:span text:style-name="T27"><text:s/>→ </text:span><text:span text:style-name="T28"><draw:frame draw:style-name="fr1" draw:name="Objeto120" text:anchor-type="as-char" svg:y="-0.377cm" svg:width="1.154cm" svg:height="0.531cm" draw:z-index="139"><draw:object xlink:href="./Object 120" xlink:type="simple" xlink:show="embed" xlink:actuate="onLoad"/><draw:image xlink:href="./ObjectReplacements/Object 120" xlink:type="simple" xlink:show="embed" xlink:actuate="onLoad"/></draw:frame></text:span></text:p>
      <text:p text:style-name="P34"><text:span text:style-name="T29">Antisimétrica: Si </text:span><text:span text:style-name="T29"><draw:frame draw:style-name="fr1" draw:name="Objeto121" text:anchor-type="as-char" svg:y="-0.377cm" svg:width="1.162cm" svg:height="0.531cm" draw:z-index="140"><draw:object xlink:href="./Object 121" xlink:type="simple" xlink:show="embed" xlink:actuate="onLoad"/><draw:image xlink:href="./ObjectReplacements/Object 121" xlink:type="simple" xlink:show="embed" xlink:actuate="onLoad"/></draw:frame></text:span><text:span text:style-name="T29">y </text:span><text:span text:style-name="T29"><draw:frame draw:style-name="fr1" draw:name="Objeto122" text:anchor-type="as-char" svg:y="-0.377cm" svg:width="1.162cm" svg:height="0.531cm" draw:z-index="141"><draw:object xlink:href="./Object 122" xlink:type="simple" xlink:show="embed" xlink:actuate="onLoad"/><draw:image xlink:href="./ObjectReplacements/Object 122" xlink:type="simple" xlink:show="embed" xlink:actuate="onLoad"/></draw:frame></text:span><text:span text:style-name="T36"><text:s/>→ </text:span><text:span text:style-name="T36"><draw:frame draw:style-name="fr1" draw:name="Objeto123" text:anchor-type="as-char" svg:y="-0.377cm" svg:width="0.425cm" svg:height="0.467cm" draw:z-index="142"><draw:object xlink:href="./Object 123" xlink:type="simple" xlink:show="embed" xlink:actuate="onLoad"/><draw:image xlink:href="./ObjectReplacements/Object 123" xlink:type="simple" xlink:show="embed" xlink:actuate="onLoad"/></draw:frame></text:span><text:span text:style-name="T36"><text:s/>es múltiplo de </text:span><text:span text:style-name="T36"><draw:frame draw:style-name="fr1" draw:name="Objeto124" text:anchor-type="as-char" svg:y="-0.377cm" svg:width="0.427cm" svg:height="0.467cm" draw:z-index="143"><draw:object xlink:href="./Object 124" xlink:type="simple" xlink:show="embed" xlink:actuate="onLoad"/><draw:image xlink:href="./ObjectReplacements/Object 124" xlink:type="simple" xlink:show="embed" xlink:actuate="onLoad"/></draw:frame></text:span><text:span text:style-name="T36"><text:s/>y </text:span><text:span text:style-name="T36"><draw:frame draw:style-name="fr1" draw:name="Objeto125" text:anchor-type="as-char" svg:y="-0.377cm" svg:width="0.427cm" svg:height="0.467cm" draw:z-index="144"><draw:object xlink:href="./Object 125" xlink:type="simple" xlink:show="embed" xlink:actuate="onLoad"/><draw:image xlink:href="./ObjectReplacements/Object 125" xlink:type="simple" xlink:show="embed" xlink:actuate="onLoad"/></draw:frame></text:span><text:span text:style-name="T36"><text:s/>es múltiplo de </text:span><text:span text:style-name="T36"><draw:frame draw:style-name="fr1" draw:name="Objeto126" text:anchor-type="as-char" svg:y="-0.377cm" svg:width="0.425cm" svg:height="0.467cm" draw:z-index="145"><draw:object xlink:href="./Object 126" xlink:type="simple" xlink:show="embed" xlink:actuate="onLoad"/><draw:image xlink:href="./ObjectReplacements/Object 126" xlink:type="simple" xlink:show="embed" xlink:actuate="onLoad"/></draw:frame></text:span><text:span text:style-name="T36"><text:s/>→ </text:span><text:span text:style-name="T36"><draw:frame draw:style-name="fr1" draw:name="Objeto127" text:anchor-type="as-char" svg:y="-0.377cm" svg:width="1.005cm" svg:height="0.467cm" draw:z-index="146"><draw:object xlink:href="./Object 127" xlink:type="simple" xlink:show="embed" xlink:actuate="onLoad"/><draw:image xlink:href="./ObjectReplacements/Object 127" xlink:type="simple" xlink:show="embed" xlink:actuate="onLoad"/></draw:frame></text:span></text:p>
      <text:p text:style-name="P34"><text:span text:style-name="T36">Transitiva: Si </text:span><text:span text:style-name="T36"><draw:frame draw:style-name="fr1" draw:name="Objeto129" text:anchor-type="as-char" svg:y="-0.377cm" svg:width="0.894cm" svg:height="0.531cm" draw:z-index="147"><draw:object xlink:href="./Object 129" xlink:type="simple" xlink:show="embed" xlink:actuate="onLoad"/><draw:image xlink:href="./ObjectReplacements/Object 129" xlink:type="simple" xlink:show="embed" xlink:actuate="onLoad"/></draw:frame></text:span><text:span text:style-name="T36"><text:s/>y </text:span><text:span text:style-name="T36"><draw:frame draw:style-name="fr1" draw:name="Objeto130" text:anchor-type="as-char" svg:y="-0.377cm" svg:width="1.148cm" svg:height="0.531cm" draw:z-index="148"><draw:object xlink:href="./Object 130" xlink:type="simple" xlink:show="embed" xlink:actuate="onLoad"/><draw:image xlink:href="./ObjectReplacements/Object 130" xlink:type="simple" xlink:show="embed" xlink:actuate="onLoad"/></draw:frame></text:span><text:span text:style-name="T36"><text:s/>→ </text:span><text:span text:style-name="T36"><draw:frame draw:style-name="fr1" draw:name="Objeto131" text:anchor-type="as-char" svg:y="-0.377cm" svg:width="0.425cm" svg:height="0.467cm" draw:z-index="149"><draw:object xlink:href="./Object 131" xlink:type="simple" xlink:show="embed" xlink:actuate="onLoad"/><draw:image xlink:href="./ObjectReplacements/Object 131" xlink:type="simple" xlink:show="embed" xlink:actuate="onLoad"/></draw:frame></text:span><text:span text:style-name="T36"><text:s/>es múltiplo de </text:span><text:span text:style-name="T36"><draw:frame draw:style-name="fr1" draw:name="Objeto132" text:anchor-type="as-char" svg:y="-0.377cm" svg:width="0.427cm" svg:height="0.467cm" draw:z-index="150"><draw:object xlink:href="./Object 132" xlink:type="simple" xlink:show="embed" xlink:actuate="onLoad"/><draw:image xlink:href="./ObjectReplacements/Object 132" xlink:type="simple" xlink:show="embed" xlink:actuate="onLoad"/></draw:frame></text:span><text:span text:style-name="T36">, y </text:span><text:span text:style-name="T36"><draw:frame draw:style-name="fr1" draw:name="Objeto133" text:anchor-type="as-char" svg:y="-0.377cm" svg:width="0.413cm" svg:height="0.467cm" draw:z-index="151"><draw:object xlink:href="./Object 133" xlink:type="simple" xlink:show="embed" xlink:actuate="onLoad"/><draw:image xlink:href="./ObjectReplacements/Object 133" xlink:type="simple" xlink:show="embed" xlink:actuate="onLoad"/></draw:frame></text:span><text:span text:style-name="T36"><text:s/>es múltiplo de </text:span><text:span text:style-name="T36"><draw:frame draw:style-name="fr1" draw:name="Objeto134" text:anchor-type="as-char" svg:y="-0.377cm" svg:width="0.425cm" svg:height="0.467cm" draw:z-index="152"><draw:object xlink:href="./Object 134" xlink:type="simple" xlink:show="embed" xlink:actuate="onLoad"/><draw:image xlink:href="./ObjectReplacements/Object 134" xlink:type="simple" xlink:show="embed" xlink:actuate="onLoad"/></draw:frame></text:span><text:span text:style-name="T36">→ </text:span><text:span text:style-name="T36"><draw:frame draw:style-name="fr1" draw:name="Objeto135" text:anchor-type="as-char" svg:y="-0.377cm" svg:width="0.413cm" svg:height="0.467cm" draw:z-index="153"><draw:object xlink:href="./Object 135" xlink:type="simple" xlink:show="embed" xlink:actuate="onLoad"/><draw:image xlink:href="./ObjectReplacements/Object 135" xlink:type="simple" xlink:show="embed" xlink:actuate="onLoad"/></draw:frame></text:span><text:span text:style-name="T36"><text:s/>es múltiplo de </text:span><text:span text:style-name="T36"><draw:frame draw:style-name="fr1" draw:name="Objeto136" text:anchor-type="as-char" svg:y="-0.377cm" svg:width="0.427cm" svg:height="0.467cm" draw:z-index="154"><draw:object xlink:href="./Object 136" xlink:type="simple" xlink:show="embed" xlink:actuate="onLoad"/><draw:image xlink:href="./ObjectReplacements/Object 136" xlink:type="simple" xlink:show="embed" xlink:actuate="onLoad"/></draw:frame></text:span><text:span text:style-name="T36"><text:s/>→ </text:span><text:span text:style-name="T36"><draw:frame draw:style-name="fr1" draw:name="Objeto137" text:anchor-type="as-char" svg:y="-0.377cm" svg:width="1.15cm" svg:height="0.531cm" draw:z-index="155"><draw:object xlink:href="./Object 137" xlink:type="simple" xlink:show="embed" xlink:actuate="onLoad"/><draw:image xlink:href="./ObjectReplacements/Object 137" xlink:type="simple" xlink:show="embed" xlink:actuate="onLoad"/></draw:frame></text:span></text:p>
      <text:p text:style-name="P30"/>
      <text:p text:style-name="P27"/>
      <text:p text:style-name="P26"/>
      <text:p text:style-name="P28"><text:soft-page-break/>Un conjunto ordenado <draw:frame draw:style-name="fr1" draw:name="Objeto138" text:anchor-type="as-char" svg:y="-0.386cm" svg:width="1.282cm" svg:height="0.508cm" draw:z-index="18"><draw:object xlink:href="./Object 138" xlink:type="simple" xlink:show="embed" xlink:actuate="onLoad"/><draw:image xlink:href="./ObjectReplacements/Object 138" xlink:type="simple" xlink:show="embed" xlink:actuate="onLoad"/></draw:frame>diremos que es totalmente ordenado si para todo <draw:frame draw:style-name="fr1" draw:name="Objeto139" text:anchor-type="as-char" svg:y="-0.386cm" svg:width="2.492cm" svg:height="0.508cm" draw:z-index="19"><draw:object xlink:href="./Object 139" xlink:type="simple" xlink:show="embed" xlink:actuate="onLoad"/><draw:image xlink:href="./ObjectReplacements/Object 139" xlink:type="simple" xlink:show="embed" xlink:actuate="onLoad"/></draw:frame>se verifica que <draw:frame draw:style-name="fr1" draw:name="Objeto140" text:anchor-type="as-char" svg:y="-0.377cm" svg:width="1.005cm" svg:height="0.467cm" draw:z-index="20"><draw:object xlink:href="./Object 140" xlink:type="simple" xlink:show="embed" xlink:actuate="onLoad"/><draw:image xlink:href="./ObjectReplacements/Object 140" xlink:type="simple" xlink:show="embed" xlink:actuate="onLoad"/></draw:frame>o <draw:frame draw:style-name="fr1" draw:name="Objeto141" text:anchor-type="as-char" svg:y="-0.377cm" svg:width="1.005cm" svg:height="0.467cm" draw:z-index="21"><draw:object xlink:href="./Object 141" xlink:type="simple" xlink:show="embed" xlink:actuate="onLoad"/><draw:image xlink:href="./ObjectReplacements/Object 141" xlink:type="simple" xlink:show="embed" xlink:actuate="onLoad"/></draw:frame>. Siempre que cojo dos elementos del conjunto ordenado uno es menor o igual que el otro.</text:p>
      <text:p text:style-name="P26"/>
      <text:p text:style-name="P28">Por ejemplo <draw:frame draw:style-name="fr1" draw:name="Objeto142" text:anchor-type="as-char" svg:y="-0.386cm" svg:width="1.478cm" svg:height="0.542cm" draw:z-index="22"><draw:object xlink:href="./Object 142" xlink:type="simple" xlink:show="embed" xlink:actuate="onLoad"/><draw:image xlink:href="./ObjectReplacements/Object 142" xlink:type="simple" xlink:show="embed" xlink:actuate="onLoad"/><svg:desc>fórmula</svg:desc></draw:frame>no es totalmente ordenado ya que <draw:frame draw:style-name="fr1" draw:name="Objeto143" text:anchor-type="as-char" svg:y="-0.393cm" svg:width="1.265cm" svg:height="0.547cm" draw:z-index="23"><draw:object xlink:href="./Object 143" xlink:type="simple" xlink:show="embed" xlink:actuate="onLoad"/><draw:image xlink:href="./ObjectReplacements/Object 143" xlink:type="simple" xlink:show="embed" xlink:actuate="onLoad"/><svg:desc>fórmula</svg:desc></draw:frame>. <draw:frame draw:style-name="fr1" draw:name="Objeto144" text:anchor-type="as-char" svg:y="-0.386cm" svg:width="1.422cm" svg:height="0.542cm" draw:z-index="24"><draw:object xlink:href="./Object 144" xlink:type="simple" xlink:show="embed" xlink:actuate="onLoad"/><draw:image xlink:href="./ObjectReplacements/Object 144" xlink:type="simple" xlink:show="embed" xlink:actuate="onLoad"/><svg:desc>fórmula</svg:desc></draw:frame>si es totalmente ordenados</text:p>
      <text:p text:style-name="P28"/>
      <text:p text:style-name="P28"/>
      <text:p text:style-name="P29">Elementos notables de un conjunto ordenado:</text:p>
      <text:p text:style-name="P28"/>
      <text:p text:style-name="P24">Sea <draw:frame draw:style-name="fr1" draw:name="Objeto145" text:anchor-type="as-char" svg:y="-0.386cm" svg:width="1.282cm" svg:height="0.508cm" draw:z-index="25"><draw:object xlink:href="./Object 145" xlink:type="simple" xlink:show="embed" xlink:actuate="onLoad"/><draw:image xlink:href="./ObjectReplacements/Object 145" xlink:type="simple" xlink:show="embed" xlink:actuate="onLoad"/><svg:desc>fórmula</svg:desc></draw:frame>un conjunto ordenado y <draw:frame draw:style-name="fr1" draw:name="Objeto146" text:anchor-type="as-char" svg:y="-0.377cm" svg:width="0.489cm" svg:height="0.467cm" draw:z-index="26"><draw:object xlink:href="./Object 146" xlink:type="simple" xlink:show="embed" xlink:actuate="onLoad"/><draw:image xlink:href="./ObjectReplacements/Object 146" xlink:type="simple" xlink:show="embed" xlink:actuate="onLoad"/></draw:frame>un subconjunto no vacío de <draw:frame draw:style-name="fr1" draw:name="Objeto147" text:anchor-type="as-char" svg:y="-0.377cm" svg:width="0.526cm" svg:height="0.467cm" draw:z-index="27"><draw:object xlink:href="./Object 147" xlink:type="simple" xlink:show="embed" xlink:actuate="onLoad"/><draw:image xlink:href="./ObjectReplacements/Object 147" xlink:type="simple" xlink:show="embed" xlink:actuate="onLoad"/></draw:frame></text:p>
      <text:p text:style-name="P24"/>
      <text:list xml:id="list4034675695" text:style-name="L4">
        <text:list-item>
          <text:p text:style-name="P46"><text:span text:style-name="T15"><draw:frame draw:style-name="fr1" draw:name="Objeto148" text:anchor-type="as-char" svg:y="-0.377cm" svg:width="1.081cm" svg:height="0.467cm" draw:z-index="28"><draw:object xlink:href="./Object 148" xlink:type="simple" xlink:show="embed" xlink:actuate="onLoad"/><draw:image xlink:href="./ObjectReplacements/Object 148" xlink:type="simple" xlink:show="embed" xlink:actuate="onLoad"/></draw:frame></text:span><text:span text:style-name="T16">diremos que es un elemento </text:span><text:span text:style-name="T20">maximal</text:span><text:span text:style-name="T16"> de </text:span><text:span text:style-name="T16"><draw:frame draw:style-name="fr1" draw:name="Objeto149" text:anchor-type="as-char" svg:y="-0.377cm" svg:width="0.489cm" svg:height="0.467cm" draw:z-index="30"><draw:object xlink:href="./Object 149" xlink:type="simple" xlink:show="embed" xlink:actuate="onLoad"/><draw:image xlink:href="./ObjectReplacements/Object 149" xlink:type="simple" xlink:show="embed" xlink:actuate="onLoad"/></draw:frame></text:span><text:span text:style-name="T16"><text:s/>si verifica lo siguiente: Si</text:span><text:span text:style-name="T16"><draw:frame draw:style-name="fr1" draw:name="Objeto150" text:anchor-type="as-char" svg:y="-0.377cm" svg:width="1.046cm" svg:height="0.467cm" draw:z-index="33"><draw:object xlink:href="./Object 150" xlink:type="simple" xlink:show="embed" xlink:actuate="onLoad"/><draw:image xlink:href="./ObjectReplacements/Object 150" xlink:type="simple" xlink:show="embed" xlink:actuate="onLoad"/></draw:frame></text:span><text:span text:style-name="T16">y </text:span><text:span text:style-name="T16"><draw:frame draw:style-name="fr1" draw:name="Objeto151" text:anchor-type="as-char" svg:y="-0.377cm" svg:width="1.039cm" svg:height="0.467cm" draw:z-index="37"><draw:object xlink:href="./Object 151" xlink:type="simple" xlink:show="embed" xlink:actuate="onLoad"/><draw:image xlink:href="./ObjectReplacements/Object 151" xlink:type="simple" xlink:show="embed" xlink:actuate="onLoad"/></draw:frame></text:span><text:span text:style-name="T16"><text:s/>entonces</text:span><text:span text:style-name="T16"><draw:frame draw:style-name="fr1" draw:name="Objeto152" text:anchor-type="as-char" svg:y="-0.377cm" svg:width="1.039cm" svg:height="0.467cm" draw:z-index="38"><draw:object xlink:href="./Object 152" xlink:type="simple" xlink:show="embed" xlink:actuate="onLoad"/><draw:image xlink:href="./ObjectReplacements/Object 152" xlink:type="simple" xlink:show="embed" xlink:actuate="onLoad"/></draw:frame></text:span><text:span text:style-name="T16">. En </text:span><text:span text:style-name="T16"><draw:frame draw:style-name="fr1" draw:name="Objeto153" text:anchor-type="as-char" svg:y="-0.377cm" svg:width="0.489cm" svg:height="0.467cm" draw:z-index="39"><draw:object xlink:href="./Object 153" xlink:type="simple" xlink:show="embed" xlink:actuate="onLoad"/><draw:image xlink:href="./ObjectReplacements/Object 153" xlink:type="simple" xlink:show="embed" xlink:actuate="onLoad"/></draw:frame></text:span><text:span text:style-name="T16"><text:s/>no hay ningún elemento mas grande que él.</text:span></text:p>
          <text:p text:style-name="P41"/>
        </text:list-item>
        <text:list-item>
          <text:p text:style-name="P46"><text:span text:style-name="T16"><draw:frame draw:style-name="fr1" draw:name="Objeto154" text:anchor-type="as-char" svg:y="-0.377cm" svg:width="1.081cm" svg:height="0.467cm" draw:z-index="49"><draw:object xlink:href="./Object 154" xlink:type="simple" xlink:show="embed" xlink:actuate="onLoad"/><draw:image xlink:href="./ObjectReplacements/Object 154" xlink:type="simple" xlink:show="embed" xlink:actuate="onLoad"/><svg:desc>fórmula</svg:desc></draw:frame></text:span><text:span text:style-name="T16">diremos que es un elemento </text:span><text:span text:style-name="T20">minimal</text:span><text:span text:style-name="T16"> de </text:span><text:span text:style-name="T16"><draw:frame draw:style-name="fr1" draw:name="Objeto157" text:anchor-type="as-char" svg:y="-0.377cm" svg:width="0.489cm" svg:height="0.467cm" draw:z-index="15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"><text:s/>si verifica que: Si </text:span><text:span text:style-name="T16"><draw:frame draw:style-name="fr1" draw:name="Objeto155" text:anchor-type="as-char" svg:y="-0.377cm" svg:width="1.046cm" svg:height="0.467cm" draw:z-index="50"><draw:object xlink:href="./Object 155" xlink:type="simple" xlink:show="embed" xlink:actuate="onLoad"/><draw:image xlink:href="./ObjectReplacements/Object 155" xlink:type="simple" xlink:show="embed" xlink:actuate="onLoad"/><svg:desc>fórmula</svg:desc></draw:frame></text:span><text:span text:style-name="T16">y </text:span><text:span text:style-name="T16"><draw:frame draw:style-name="fr1" draw:name="Objeto156" text:anchor-type="as-char" svg:y="-0.377cm" svg:width="1.039cm" svg:height="0.467cm" draw:z-index="52"><draw:object xlink:href="./Object 156" xlink:type="simple" xlink:show="embed" xlink:actuate="onLoad"/><draw:image xlink:href="./ObjectReplacements/Object 156" xlink:type="simple" xlink:show="embed" xlink:actuate="onLoad"/><svg:desc>fórmula</svg:desc></draw:frame></text:span><text:span text:style-name="T17">entonces </text:span><text:span text:style-name="T17"><draw:frame draw:style-name="fr1" draw:name="Objeto158" text:anchor-type="as-char" svg:y="-0.377cm" svg:width="1.039cm" svg:height="0.467cm" draw:z-index="157"><draw:object xlink:href="./Object 158" xlink:type="simple" xlink:show="embed" xlink:actuate="onLoad"/><draw:image xlink:href="./ObjectReplacements/Object 158" xlink:type="simple" xlink:show="embed" xlink:actuate="onLoad"/><svg:desc>fórmula</svg:desc></draw:frame></text:span><text:span text:style-name="T17">. En </text:span><text:span text:style-name="T17"><draw:frame draw:style-name="fr1" draw:name="Objeto159" text:anchor-type="as-char" svg:y="-0.377cm" svg:width="0.489cm" svg:height="0.467cm" draw:z-index="158"><draw:object xlink:href="./Object 159" xlink:type="simple" xlink:show="embed" xlink:actuate="onLoad"/><draw:image xlink:href="./ObjectReplacements/Object 159" xlink:type="simple" xlink:show="embed" xlink:actuate="onLoad"/></draw:frame></text:span><text:span text:style-name="T17"><text:s/>no hay un elemento menor que él.</text:span></text:p>
          <text:p text:style-name="P42"/>
        </text:list-item>
        <text:list-item>
          <text:p text:style-name="P47"><text:span text:style-name="T17"><draw:frame draw:style-name="fr1" draw:name="Objeto160" text:anchor-type="as-char" svg:y="-0.377cm" svg:width="1.081cm" svg:height="0.467cm" draw:z-index="159"><draw:object xlink:href="./Object 160" xlink:type="simple" xlink:show="embed" xlink:actuate="onLoad"/><draw:image xlink:href="./ObjectReplacements/Object 160" xlink:type="simple" xlink:show="embed" xlink:actuate="onLoad"/><svg:desc>fórmula</svg:desc></draw:frame></text:span><text:span text:style-name="T17">diremos que es el </text:span><text:span text:style-name="T21">máximo</text:span><text:span text:style-name="T17"> de </text:span><text:span text:style-name="T17"><draw:frame draw:style-name="fr1" draw:name="Objeto162" text:anchor-type="as-char" svg:y="-0.377cm" svg:width="0.489cm" svg:height="0.467cm" draw:z-index="160"><draw:object xlink:href="./Object 162" xlink:type="simple" xlink:show="embed" xlink:actuate="onLoad"/><draw:image xlink:href="./ObjectReplacements/Object 162" xlink:type="simple" xlink:show="embed" xlink:actuate="onLoad"/></draw:frame></text:span><text:span text:style-name="T17"><text:s/>si </text:span><text:span text:style-name="T17"><draw:frame draw:style-name="fr1" draw:name="Objeto161" text:anchor-type="as-char" svg:y="-0.377cm" svg:width="1.039cm" svg:height="0.467cm" draw:z-index="164"><draw:object xlink:href="./Object 161" xlink:type="simple" xlink:show="embed" xlink:actuate="onLoad"/><draw:image xlink:href="./ObjectReplacements/Object 161" xlink:type="simple" xlink:show="embed" xlink:actuate="onLoad"/><svg:desc>fórmula</svg:desc></draw:frame></text:span><text:span text:style-name="T17">para todo </text:span><text:span text:style-name="T17"><draw:frame draw:style-name="fr1" draw:name="Objeto163" text:anchor-type="as-char" svg:y="-0.377cm" svg:width="1.046cm" svg:height="0.467cm" draw:z-index="161"><draw:object xlink:href="./Object 163" xlink:type="simple" xlink:show="embed" xlink:actuate="onLoad"/><draw:image xlink:href="./ObjectReplacements/Object 163" xlink:type="simple" xlink:show="embed" xlink:actuate="onLoad"/></draw:frame></text:span><text:span text:style-name="T17">.</text:span><text:span text:style-name="T16"><draw:frame draw:style-name="fr1" draw:name="Objeto167" text:anchor-type="as-char" svg:y="-0.377cm" svg:width="0.46cm" svg:height="0.467cm" draw:z-index="166"><draw:object xlink:href="./Object 167" xlink:type="simple" xlink:show="embed" xlink:actuate="onLoad"/><draw:image xlink:href="./ObjectReplacements/Object 167" xlink:type="simple" xlink:show="embed" xlink:actuate="onLoad"/></draw:frame></text:span><text:span text:style-name="T17">es el más grande de todos.</text:span></text:p>
          <text:p text:style-name="P43"/>
        </text:list-item>
        <text:list-item>
          <text:p text:style-name="P47"><text:span text:style-name="T17"><draw:frame draw:style-name="fr1" draw:name="Objeto164" text:anchor-type="as-char" svg:y="-0.377cm" svg:width="1.081cm" svg:height="0.467cm" draw:z-index="162"><draw:object xlink:href="./Object 164" xlink:type="simple" xlink:show="embed" xlink:actuate="onLoad"/><draw:image xlink:href="./ObjectReplacements/Object 164" xlink:type="simple" xlink:show="embed" xlink:actuate="onLoad"/><svg:desc>fórmula</svg:desc></draw:frame></text:span><text:span text:style-name="T17">diremos que es el </text:span><text:span text:style-name="T21">mínimo</text:span><text:span text:style-name="T17"> de </text:span><text:span text:style-name="T17"><draw:frame draw:style-name="fr1" draw:name="Objeto169" text:anchor-type="as-char" svg:y="-0.377cm" svg:width="0.489cm" svg:height="0.467cm" draw:z-index="168"><draw:object xlink:href="./Object 169" xlink:type="simple" xlink:show="embed" xlink:actuate="onLoad"/><draw:image xlink:href="./ObjectReplacements/Object 169" xlink:type="simple" xlink:show="embed" xlink:actuate="onLoad"/></draw:frame></text:span><text:span text:style-name="T17"><text:s/>si </text:span><text:span text:style-name="T17"><draw:frame draw:style-name="fr1" draw:name="Objeto165" text:anchor-type="as-char" svg:y="-0.377cm" svg:width="1.039cm" svg:height="0.467cm" draw:z-index="163"><draw:object xlink:href="./Object 165" xlink:type="simple" xlink:show="embed" xlink:actuate="onLoad"/><draw:image xlink:href="./ObjectReplacements/Object 165" xlink:type="simple" xlink:show="embed" xlink:actuate="onLoad"/><svg:desc>fórmula</svg:desc></draw:frame></text:span><text:span text:style-name="T17">para todo </text:span><text:span text:style-name="T17"><draw:frame draw:style-name="fr1" draw:name="Objeto166" text:anchor-type="as-char" svg:y="-0.377cm" svg:width="1.046cm" svg:height="0.467cm" draw:z-index="165"><draw:object xlink:href="./Object 166" xlink:type="simple" xlink:show="embed" xlink:actuate="onLoad"/><draw:image xlink:href="./ObjectReplacements/Object 166" xlink:type="simple" xlink:show="embed" xlink:actuate="onLoad"/><svg:desc>fórmula</svg:desc></draw:frame></text:span><text:span text:style-name="T17">. <text:s/></text:span><text:span text:style-name="T16"><draw:frame draw:style-name="fr1" draw:name="Objeto168" text:anchor-type="as-char" svg:y="-0.377cm" svg:width="0.46cm" svg:height="0.467cm" draw:z-index="167"><draw:object xlink:href="./Object 168" xlink:type="simple" xlink:show="embed" xlink:actuate="onLoad"/><draw:image xlink:href="./ObjectReplacements/Object 168" xlink:type="simple" xlink:show="embed" xlink:actuate="onLoad"/></draw:frame></text:span><text:span text:style-name="T17">es el menor de todos.</text:span></text:p>
          <text:p text:style-name="P43"/>
        </text:list-item>
        <text:list-item>
          <text:p text:style-name="P48"><text:span text:style-name="T10"><draw:frame draw:style-name="fr1" draw:name="Objeto170" text:anchor-type="as-char" svg:y="-0.377cm" svg:width="1.085cm" svg:height="0.467cm" draw:z-index="169"><draw:object xlink:href="./Object 170" xlink:type="simple" xlink:show="embed" xlink:actuate="onLoad"/><draw:image xlink:href="./ObjectReplacements/Object 170" xlink:type="simple" xlink:show="embed" xlink:actuate="onLoad"/></draw:frame></text:span><text:span text:style-name="T10"><text:s/>diremos que es una </text:span><text:span text:style-name="T19">cota superior</text:span><text:span text:style-name="T10"> de </text:span><text:span text:style-name="T10"><draw:frame draw:style-name="fr1" draw:name="Objeto171" text:anchor-type="as-char" svg:y="-0.377cm" svg:width="0.489cm" svg:height="0.467cm" draw:z-index="170"><draw:object xlink:href="./Object 171" xlink:type="simple" xlink:show="embed" xlink:actuate="onLoad"/><draw:image xlink:href="./ObjectReplacements/Object 171" xlink:type="simple" xlink:show="embed" xlink:actuate="onLoad"/></draw:frame></text:span><text:span text:style-name="T10"><text:s/>si </text:span><text:span text:style-name="T10"><draw:frame draw:style-name="fr1" draw:name="Objeto172" text:anchor-type="as-char" svg:y="-0.377cm" svg:width="1.005cm" svg:height="0.467cm" draw:z-index="171"><draw:object xlink:href="./Object 172" xlink:type="simple" xlink:show="embed" xlink:actuate="onLoad"/><draw:image xlink:href="./ObjectReplacements/Object 172" xlink:type="simple" xlink:show="embed" xlink:actuate="onLoad"/></draw:frame></text:span><text:span text:style-name="T10"><text:s/>para todo </text:span><text:span text:style-name="T10"><draw:frame draw:style-name="fr1" draw:name="Objeto173" text:anchor-type="as-char" svg:y="-0.377cm" svg:width="1.046cm" svg:height="0.467cm" draw:z-index="172"><draw:object xlink:href="./Object 173" xlink:type="simple" xlink:show="embed" xlink:actuate="onLoad"/><draw:image xlink:href="./ObjectReplacements/Object 173" xlink:type="simple" xlink:show="embed" xlink:actuate="onLoad"/></draw:frame></text:span><text:span text:style-name="T10">. Los elementos del conjunto grande mayores o iguales que </text:span><text:span text:style-name="T10"><draw:frame draw:style-name="fr1" draw:name="Objeto174" text:anchor-type="as-char" svg:y="-0.377cm" svg:width="0.489cm" svg:height="0.467cm" draw:z-index="173"><draw:object xlink:href="./Object 174" xlink:type="simple" xlink:show="embed" xlink:actuate="onLoad"/><draw:image xlink:href="./ObjectReplacements/Object 174" xlink:type="simple" xlink:show="embed" xlink:actuate="onLoad"/></draw:frame></text:span><text:span text:style-name="T10">.</text:span></text:p>
          <text:p text:style-name="P43"/>
        </text:list-item>
        <text:list-item>
          <text:p text:style-name="P48"><text:span text:style-name="T10">El </text:span><text:span text:style-name="T19">supremo</text:span><text:span text:style-name="T10"> de </text:span><text:span text:style-name="T10"><draw:frame draw:style-name="fr1" draw:name="Objeto176" text:anchor-type="as-char" svg:y="-0.377cm" svg:width="0.489cm" svg:height="0.467cm" draw:z-index="175"><draw:object xlink:href="./Object 176" xlink:type="simple" xlink:show="embed" xlink:actuate="onLoad"/><draw:image xlink:href="./ObjectReplacements/Object 176" xlink:type="simple" xlink:show="embed" xlink:actuate="onLoad"/></draw:frame></text:span><text:span text:style-name="T10"><text:s/>(</text:span><text:span text:style-name="T10"><draw:frame draw:style-name="fr1" draw:name="Objeto175" text:anchor-type="as-char" svg:y="-0.386cm" svg:width="1.499cm" svg:height="0.508cm" draw:z-index="174"><draw:object xlink:href="./Object 175" xlink:type="simple" xlink:show="embed" xlink:actuate="onLoad"/><draw:image xlink:href="./ObjectReplacements/Object 175" xlink:type="simple" xlink:show="embed" xlink:actuate="onLoad"/></draw:frame></text:span><text:span text:style-name="T10">) es el mínimo del conjunto formado por las cotas superiores de </text:span><text:span text:style-name="T10"><draw:frame draw:style-name="fr1" draw:name="Objeto177" text:anchor-type="as-char" svg:y="-0.377cm" svg:width="0.489cm" svg:height="0.467cm" draw:z-index="176"><draw:object xlink:href="./Object 177" xlink:type="simple" xlink:show="embed" xlink:actuate="onLoad"/><draw:image xlink:href="./ObjectReplacements/Object 177" xlink:type="simple" xlink:show="embed" xlink:actuate="onLoad"/></draw:frame></text:span><text:span text:style-name="T10">.</text:span></text:p>
          <text:p text:style-name="P43"/>
        </text:list-item>
        <text:list-item>
          <text:p text:style-name="P48"><text:span text:style-name="T10"><draw:frame draw:style-name="fr1" draw:name="Objeto178" text:anchor-type="as-char" svg:y="-0.377cm" svg:width="1.085cm" svg:height="0.467cm" draw:z-index="177"><draw:object xlink:href="./Object 178" xlink:type="simple" xlink:show="embed" xlink:actuate="onLoad"/><draw:image xlink:href="./ObjectReplacements/Object 178" xlink:type="simple" xlink:show="embed" xlink:actuate="onLoad"/></draw:frame></text:span><text:span text:style-name="T10">diremos que es una </text:span><text:span text:style-name="T19">cota inferior </text:span><text:span text:style-name="T10">de </text:span><text:span text:style-name="T10"><draw:frame draw:style-name="fr1" draw:name="Objeto179" text:anchor-type="as-char" svg:y="-0.377cm" svg:width="0.489cm" svg:height="0.467cm" draw:z-index="178"><draw:object xlink:href="./Object 179" xlink:type="simple" xlink:show="embed" xlink:actuate="onLoad"/><draw:image xlink:href="./ObjectReplacements/Object 179" xlink:type="simple" xlink:show="embed" xlink:actuate="onLoad"/></draw:frame></text:span><text:span text:style-name="T10"><text:s/>si </text:span><text:span text:style-name="T10"><draw:frame draw:style-name="fr1" draw:name="Objeto180" text:anchor-type="as-char" svg:y="-0.377cm" svg:width="1.005cm" svg:height="0.467cm" draw:z-index="179"><draw:object xlink:href="./Object 180" xlink:type="simple" xlink:show="embed" xlink:actuate="onLoad"/><draw:image xlink:href="./ObjectReplacements/Object 180" xlink:type="simple" xlink:show="embed" xlink:actuate="onLoad"/></draw:frame></text:span><text:span text:style-name="T10"><text:s/>para todo </text:span><text:span text:style-name="T10"><draw:frame draw:style-name="fr1" draw:name="Objeto181" text:anchor-type="as-char" svg:y="-0.377cm" svg:width="1.046cm" svg:height="0.467cm" draw:z-index="180"><draw:object xlink:href="./Object 181" xlink:type="simple" xlink:show="embed" xlink:actuate="onLoad"/><draw:image xlink:href="./ObjectReplacements/Object 181" xlink:type="simple" xlink:show="embed" xlink:actuate="onLoad"/></draw:frame></text:span><text:span text:style-name="T10">. Elementos del conjunto grande mas pequeños que todo </text:span><text:span text:style-name="T10"><draw:frame draw:style-name="fr1" draw:name="Objeto182" text:anchor-type="as-char" svg:y="-0.377cm" svg:width="0.489cm" svg:height="0.467cm" draw:z-index="181"><draw:object xlink:href="./Object 182" xlink:type="simple" xlink:show="embed" xlink:actuate="onLoad"/><draw:image xlink:href="./ObjectReplacements/Object 182" xlink:type="simple" xlink:show="embed" xlink:actuate="onLoad"/></draw:frame></text:span></text:p>
        </text:list-item>
        <text:list-item>
          <text:p text:style-name="P49"><text:span text:style-name="T10">El ínfimo de </text:span><text:span text:style-name="T10"><draw:frame draw:style-name="fr1" draw:name="Objeto183" text:anchor-type="as-char" svg:y="-0.377cm" svg:width="0.489cm" svg:height="0.467cm" draw:z-index="182"><draw:object xlink:href="./Object 183" xlink:type="simple" xlink:show="embed" xlink:actuate="onLoad"/><draw:image xlink:href="./ObjectReplacements/Object 183" xlink:type="simple" xlink:show="embed" xlink:actuate="onLoad"/></draw:frame></text:span><text:span text:style-name="T10"><text:s/>es el </text:span><text:span text:style-name="T19">máximo</text:span><text:span text:style-name="T10"> del conjunto formado por todas las cosas inferiores de </text:span><text:span text:style-name="T10"><draw:frame draw:style-name="fr1" draw:name="Objeto184" text:anchor-type="as-char" svg:y="-0.377cm" svg:width="0.489cm" svg:height="0.467cm" draw:z-index="183"><draw:object xlink:href="./Object 184" xlink:type="simple" xlink:show="embed" xlink:actuate="onLoad"/><draw:image xlink:href="./ObjectReplacements/Object 184" xlink:type="simple" xlink:show="embed" xlink:actuate="onLoad"/></draw:frame></text:span><text:span text:style-name="T10">.</text:span></text:p>
        </text:list-item>
      </text:list>
      <text:p text:style-name="P44"/>
      <text:p text:style-name="P44"/>
      <text:p text:style-name="P44">Ejercicio:</text:p>
      <text:p text:style-name="P35"><text:span text:style-name="T10">Dado el conjunto ordenado</text:span><text:span text:style-name="T10"><draw:frame draw:style-name="fr1" draw:name="Objeto185" text:anchor-type="as-char" svg:y="-0.386cm" svg:width="1.478cm" svg:height="0.542cm" draw:z-index="184"><draw:object xlink:href="./Object 185" xlink:type="simple" xlink:show="embed" xlink:actuate="onLoad"/><draw:image xlink:href="./ObjectReplacements/Object 185" xlink:type="simple" xlink:show="embed" xlink:actuate="onLoad"/><svg:desc>fórmula</svg:desc></draw:frame></text:span><text:span text:style-name="T10">y </text:span><text:span text:style-name="T10"><draw:frame draw:style-name="fr1" draw:name="Objeto186" text:anchor-type="as-char" svg:y="-0.377cm" svg:width="2.656cm" svg:height="0.492cm" draw:z-index="185"><draw:object xlink:href="./Object 186" xlink:type="simple" xlink:show="embed" xlink:actuate="onLoad"/><draw:image xlink:href="./ObjectReplacements/Object 186" xlink:type="simple" xlink:show="embed" xlink:actuate="onLoad"/></draw:frame></text:span><text:span text:style-name="T10">. Calcular los elementos notables del conjunto </text:span><text:span text:style-name="T10"><draw:frame draw:style-name="fr1" draw:name="Objeto187" text:anchor-type="as-char" svg:y="-0.377cm" svg:width="0.489cm" svg:height="0.467cm" draw:z-index="186"><draw:object xlink:href="./Object 187" xlink:type="simple" xlink:show="embed" xlink:actuate="onLoad"/><draw:image xlink:href="./ObjectReplacements/Object 187" xlink:type="simple" xlink:show="embed" xlink:actuate="onLoad"/></draw:frame></text:span></text:p>
      <text:p text:style-name="P44"/>
      <text:p text:style-name="P35"><text:span text:style-name="T10"><draw:frame draw:style-name="fr1" draw:name="Objeto189" text:anchor-type="as-char" svg:y="-0.386cm" svg:width="4.247cm" svg:height="0.508cm" draw:z-index="188"><draw:object xlink:href="./Object 189" xlink:type="simple" xlink:show="embed" xlink:actuate="onLoad"/><draw:image xlink:href="./ObjectReplacements/Object 189" xlink:type="simple" xlink:show="embed" xlink:actuate="onLoad"/></draw:frame></text:span><text:span text:style-name="T10"><text:s/>← siguiendo </text:span><text:span text:style-name="T10"><draw:frame draw:style-name="fr1" draw:name="Objeto188" text:anchor-type="as-char" svg:y="-0.377cm" svg:width="0.626cm" svg:height="0.531cm" draw:z-index="187"><draw:object xlink:href="./Object 188" xlink:type="simple" xlink:show="embed" xlink:actuate="onLoad"/><draw:image xlink:href="./ObjectReplacements/Object 188" xlink:type="simple" xlink:show="embed" xlink:actuate="onLoad"/><svg:desc>fórmula</svg:desc></draw:frame></text:span><text:span text:style-name="T10">no hay nadie mas grande en el conjunto </text:span><text:span text:style-name="T10"><draw:frame draw:style-name="fr1" draw:name="Objeto190" text:anchor-type="as-char" svg:y="-0.377cm" svg:width="0.489cm" svg:height="0.467cm" draw:z-index="189"><draw:object xlink:href="./Object 190" xlink:type="simple" xlink:show="embed" xlink:actuate="onLoad"/><draw:image xlink:href="./ObjectReplacements/Object 190" xlink:type="simple" xlink:show="embed" xlink:actuate="onLoad"/></draw:frame></text:span></text:p>
      <text:p text:style-name="P44"><draw:frame draw:style-name="fr1" draw:name="Objeto191" text:anchor-type="as-char" svg:y="-0.386cm" svg:width="3.537cm" svg:height="0.508cm" draw:z-index="190"><draw:object xlink:href="./Object 191" xlink:type="simple" xlink:show="embed" xlink:actuate="onLoad"/><draw:image xlink:href="./ObjectReplacements/Object 191" xlink:type="simple" xlink:show="embed" xlink:actuate="onLoad"/></draw:frame></text:p>
      <text:p text:style-name="P35"><text:span text:style-name="T10"><draw:frame draw:style-name="fr1" draw:name="Objeto193" text:anchor-type="as-char" svg:y="-0.386cm" svg:width="2.254cm" svg:height="0.508cm" draw:z-index="192"><draw:object xlink:href="./Object 193" xlink:type="simple" xlink:show="embed" xlink:actuate="onLoad"/><draw:image xlink:href="./ObjectReplacements/Object 193" xlink:type="simple" xlink:show="embed" xlink:actuate="onLoad"/></draw:frame></text:span><text:span text:style-name="T10">→ ninguno es mayor o igual que todos, así que no existe máximo de </text:span><text:span text:style-name="T10"><draw:frame draw:style-name="fr1" draw:name="Objeto192" text:anchor-type="as-char" svg:y="-0.377cm" svg:width="0.489cm" svg:height="0.467cm" draw:z-index="191"><draw:object xlink:href="./Object 192" xlink:type="simple" xlink:show="embed" xlink:actuate="onLoad"/><draw:image xlink:href="./ObjectReplacements/Object 192" xlink:type="simple" xlink:show="embed" xlink:actuate="onLoad"/></draw:frame></text:span></text:p>
      <text:p text:style-name="P44"><draw:frame draw:style-name="fr1" draw:name="Objeto194" text:anchor-type="as-char" svg:y="-0.386cm" svg:width="2.738cm" svg:height="0.508cm" draw:z-index="193"><draw:object xlink:href="./Object 194" xlink:type="simple" xlink:show="embed" xlink:actuate="onLoad"/><draw:image xlink:href="./ObjectReplacements/Object 194" xlink:type="simple" xlink:show="embed" xlink:actuate="onLoad"/></draw:frame></text:p>
      <text:p text:style-name="P44"><draw:frame draw:style-name="fr1" draw:name="Objeto195" text:anchor-type="as-char" svg:y="-0.377cm" svg:width="8.827cm" svg:height="0.492cm" draw:z-index="194"><draw:object xlink:href="./Object 195" xlink:type="simple" xlink:show="embed" xlink:actuate="onLoad"/><draw:image xlink:href="./ObjectReplacements/Object 195" xlink:type="simple" xlink:show="embed" xlink:actuate="onLoad"/></draw:frame></text:p>
      <text:p text:style-name="P44"><draw:frame draw:style-name="fr1" draw:name="Objeto199" text:anchor-type="as-char" svg:y="-0.386cm" svg:width="3.119cm" svg:height="0.508cm" draw:z-index="198"><draw:object xlink:href="./Object 199" xlink:type="simple" xlink:show="embed" xlink:actuate="onLoad"/><draw:image xlink:href="./ObjectReplacements/Object 199" xlink:type="simple" xlink:show="embed" xlink:actuate="onLoad"/></draw:frame></text:p>
      <text:p text:style-name="P44"><draw:frame draw:style-name="fr1" draw:name="Objeto200" text:anchor-type="as-char" svg:y="-0.377cm" svg:width="4.069cm" svg:height="0.492cm" draw:z-index="199"><draw:object xlink:href="./Object 200" xlink:type="simple" xlink:show="embed" xlink:actuate="onLoad"/><draw:image xlink:href="./ObjectReplacements/Object 200" xlink:type="simple" xlink:show="embed" xlink:actuate="onLoad"/></draw:frame></text:p>
      <text:p text:style-name="P44"><draw:frame draw:style-name="fr1" draw:name="Objeto201" text:anchor-type="as-char" svg:y="-0.386cm" svg:width="2.522cm" svg:height="0.508cm" draw:z-index="200"><draw:object xlink:href="./Object 201" xlink:type="simple" xlink:show="embed" xlink:actuate="onLoad"/><draw:image xlink:href="./ObjectReplacements/Object 201" xlink:type="simple" xlink:show="embed" xlink:actuate="onLoad"/></draw:frame></text:p>
      <text:p text:style-name="P44"/>
      <text:p text:style-name="P35"><text:soft-page-break/><text:span text:style-name="T23">Trucos: </text:span><text:span text:style-name="T10">0 con el orden usual es el mas pequeño, pero con el orden múltiplo es el mas grande ya que 0 es múltiplo de todos los números. </text:span><text:span text:style-name="T22">Para a y b, se dice que b es múltiplo de a si</text:span><text:span text:style-name="T22"><draw:frame draw:style-name="fr1" draw:name="Objeto196" text:anchor-type="as-char" svg:y="-0.377cm" svg:width="1.58cm" svg:height="0.467cm" draw:z-index="195"><draw:object xlink:href="./Object 196" xlink:type="simple" xlink:show="embed" xlink:actuate="onLoad"/><draw:image xlink:href="./ObjectReplacements/Object 196" xlink:type="simple" xlink:show="embed" xlink:actuate="onLoad"/></draw:frame></text:span><text:span text:style-name="T22">para</text:span><text:span text:style-name="T22"><draw:frame draw:style-name="fr1" draw:name="Objeto197" text:anchor-type="as-char" svg:y="-0.377cm" svg:width="1.087cm" svg:height="0.467cm" draw:z-index="196"><draw:object xlink:href="./Object 197" xlink:type="simple" xlink:show="embed" xlink:actuate="onLoad"/><draw:image xlink:href="./ObjectReplacements/Object 197" xlink:type="simple" xlink:show="embed" xlink:actuate="onLoad"/></draw:frame></text:span><text:span text:style-name="T22">.</text:span><text:span text:style-name="T22"><draw:frame draw:style-name="fr1" draw:name="Objeto198" text:anchor-type="as-char" svg:y="-0.393cm" svg:width="1.259cm" svg:height="0.547cm" draw:z-index="197"><draw:object xlink:href="./Object 198" xlink:type="simple" xlink:show="embed" xlink:actuate="onLoad"/><draw:image xlink:href="./ObjectReplacements/Object 198" xlink:type="simple" xlink:show="embed" xlink:actuate="onLoad"/><svg:desc>fórmula</svg:desc></draw:frame></text:span><text:span text:style-name="T22">→ ¿Hay algún numero que multiplicado por 0 me de 2?</text:span></text:p>
      <text:p text:style-name="P45"/>
      <text:p text:style-name="P45"/>
      <text:p text:style-name="P45">Ejercicio:</text:p>
      <text:p text:style-name="P36"><text:span text:style-name="T10">En</text:span><text:span text:style-name="T10"><draw:frame draw:style-name="fr1" draw:name="Objeto202" text:anchor-type="as-char" svg:y="-0.386cm" svg:width="1.478cm" svg:height="0.542cm" draw:z-index="201"><draw:object xlink:href="./Object 202" xlink:type="simple" xlink:show="embed" xlink:actuate="onLoad"/><draw:image xlink:href="./ObjectReplacements/Object 202" xlink:type="simple" xlink:show="embed" xlink:actuate="onLoad"/><svg:desc>fórmula</svg:desc></draw:frame></text:span><text:span text:style-name="T10">calcular los elementos notables de</text:span><text:span text:style-name="T10"><draw:frame draw:style-name="fr1" draw:name="Objeto203" text:anchor-type="as-char" svg:y="-0.377cm" svg:width="3.503cm" svg:height="0.492cm" draw:z-index="202"><draw:object xlink:href="./Object 203" xlink:type="simple" xlink:show="embed" xlink:actuate="onLoad"/><draw:image xlink:href="./ObjectReplacements/Object 203" xlink:type="simple" xlink:show="embed" xlink:actuate="onLoad"/></draw:frame></text:span></text:p>
      <text:p text:style-name="P36"><text:span text:style-name="T10"><draw:frame draw:style-name="fr1" draw:name="Objeto204" text:anchor-type="as-char" svg:y="-0.377cm" svg:width="3.953cm" svg:height="0.492cm" draw:z-index="203"><draw:object xlink:href="./Object 204" xlink:type="simple" xlink:show="embed" xlink:actuate="onLoad"/><draw:image xlink:href="./ObjectReplacements/Object 204" xlink:type="simple" xlink:show="embed" xlink:actuate="onLoad"/></draw:frame></text:span><text:span text:style-name="T10"><text:tab/></text:span><text:span text:style-name="T10"><draw:frame draw:style-name="fr1" draw:name="Objeto208" text:anchor-type="as-char" svg:y="-0.377cm" svg:width="4.978cm" svg:height="0.492cm" draw:z-index="207"><draw:object xlink:href="./Object 208" xlink:type="simple" xlink:show="embed" xlink:actuate="onLoad"/><draw:image xlink:href="./ObjectReplacements/Object 208" xlink:type="simple" xlink:show="embed" xlink:actuate="onLoad"/></draw:frame></text:span></text:p>
      <text:p text:style-name="P36"><text:span text:style-name="T10"><draw:frame draw:style-name="fr1" draw:name="Objeto205" text:anchor-type="as-char" svg:y="-0.377cm" svg:width="4.195cm" svg:height="0.492cm" draw:z-index="204"><draw:object xlink:href="./Object 205" xlink:type="simple" xlink:show="embed" xlink:actuate="onLoad"/><draw:image xlink:href="./ObjectReplacements/Object 205" xlink:type="simple" xlink:show="embed" xlink:actuate="onLoad"/></draw:frame></text:span><text:span text:style-name="T10"><text:tab/></text:span><text:span text:style-name="T10"><draw:frame draw:style-name="fr1" draw:name="Objeto209" text:anchor-type="as-char" svg:y="-0.377cm" svg:width="3.246cm" svg:height="0.467cm" draw:z-index="208"><draw:object xlink:href="./Object 209" xlink:type="simple" xlink:show="embed" xlink:actuate="onLoad"/><draw:image xlink:href="./ObjectReplacements/Object 209" xlink:type="simple" xlink:show="embed" xlink:actuate="onLoad"/></draw:frame></text:span></text:p>
      <text:p text:style-name="P36"><text:span text:style-name="T10"><draw:frame draw:style-name="fr1" draw:name="Objeto206" text:anchor-type="as-char" svg:y="-0.377cm" svg:width="3.484cm" svg:height="0.492cm" draw:z-index="205"><draw:object xlink:href="./Object 206" xlink:type="simple" xlink:show="embed" xlink:actuate="onLoad"/><draw:image xlink:href="./ObjectReplacements/Object 206" xlink:type="simple" xlink:show="embed" xlink:actuate="onLoad"/></draw:frame></text:span><text:span text:style-name="T10"><text:tab/><text:tab/></text:span><text:span text:style-name="T10"><draw:frame draw:style-name="fr1" draw:name="Objeto210" text:anchor-type="as-char" svg:y="-0.377cm" svg:width="4.808cm" svg:height="0.492cm" draw:z-index="209"><draw:object xlink:href="./Object 210" xlink:type="simple" xlink:show="embed" xlink:actuate="onLoad"/><draw:image xlink:href="./ObjectReplacements/Object 210" xlink:type="simple" xlink:show="embed" xlink:actuate="onLoad"/></draw:frame></text:span></text:p>
      <text:p text:style-name="P36"><text:span text:style-name="T10"><draw:frame draw:style-name="fr1" draw:name="Objeto207" text:anchor-type="as-char" svg:y="-0.377cm" svg:width="4.558cm" svg:height="0.467cm" draw:z-index="206"><draw:object xlink:href="./Object 207" xlink:type="simple" xlink:show="embed" xlink:actuate="onLoad"/><draw:image xlink:href="./ObjectReplacements/Object 207" xlink:type="simple" xlink:show="embed" xlink:actuate="onLoad"/></draw:frame></text:span><text:span text:style-name="T10"><text:tab/></text:span><text:span text:style-name="T10"><draw:frame draw:style-name="fr1" draw:name="Objeto211" text:anchor-type="as-char" svg:y="-0.377cm" svg:width="2.858cm" svg:height="0.467cm" draw:z-index="210"><draw:object xlink:href="./Object 211" xlink:type="simple" xlink:show="embed" xlink:actuate="onLoad"/><draw:image xlink:href="./ObjectReplacements/Object 211" xlink:type="simple" xlink:show="embed" xlink:actuate="onLoad"/></draw:frame>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44:51.230033401</meta:creation-date>
    <meta:editing-duration>PT31M13S</meta:editing-duration>
    <meta:editing-cycles>7</meta:editing-cycles>
    <meta:generator>LibreOffice/6.0.6.2$Linux_X86_64 LibreOffice_project/00m0$Build-2</meta:generator>
    <dc:date>2018-10-04T10:42:39.652192310</dc:date>
    <meta:document-statistic meta:table-count="0" meta:image-count="0" meta:object-count="211" meta:page-count="5" meta:paragraph-count="96" meta:word-count="717" meta:character-count="3988" meta:non-whitespace-character-count="3240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i>R</mi>
    </mrow>
    <annotation encoding="StarMath 5.0">(x,y) in R</annotation>
  </semantics>
</math>
</file>

<file path=Object 10/content.xml><?xml version="1.0" encoding="utf-8"?>
<math xmlns="http://www.w3.org/1998/Math/MathML" display="block">
  <semantics>
    <mi mathvariant="italic">aRb</mi>
    <annotation encoding="StarMath 5.0">aRb</annotation>
  </semantics>
</math>
</file>

<file path=Object 100/content.xml><?xml version="1.0" encoding="utf-8"?>
<math xmlns="http://www.w3.org/1998/Math/MathML" display="block">
  <semantics>
    <mi mathvariant="italic">bRa</mi>
    <annotation encoding="StarMath 5.0"> bRa</annotation>
  </semantics>
</math>
</file>

<file path=Object 101/content.xml><?xml version="1.0" encoding="utf-8"?>
<math xmlns="http://www.w3.org/1998/Math/MathML" display="block">
  <semantics>
    <mi mathvariant="italic">aRb</mi>
    <annotation encoding="StarMath 5.0">aRb</annotation>
  </semantics>
</math>
</file>

<file path=Object 102/content.xml><?xml version="1.0" encoding="utf-8"?>
<math xmlns="http://www.w3.org/1998/Math/MathML" display="block">
  <semantics>
    <mi mathvariant="italic">bRc</mi>
    <annotation encoding="StarMath 5.0"> bRc</annotation>
  </semantics>
</math>
</file>

<file path=Object 103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104/content.xml><?xml version="1.0" encoding="utf-8"?>
<math xmlns="http://www.w3.org/1998/Math/MathML" display="block">
  <semantics>
    <mrow>
      <mi>b</mi>
      <mo stretchy="false">−</mo>
      <mi>c</mi>
    </mrow>
    <annotation encoding="StarMath 5.0">b-c</annotation>
  </semantics>
</math>
</file>

<file path=Object 105/content.xml><?xml version="1.0" encoding="utf-8"?>
<math xmlns="http://www.w3.org/1998/Math/MathML" display="block">
  <semantics>
    <mi mathvariant="italic">aRc</mi>
    <annotation encoding="StarMath 5.0">aRc</annotation>
  </semantics>
</math>
</file>

<file path=Object 106/content.xml><?xml version="1.0" encoding="utf-8"?>
<math xmlns="http://www.w3.org/1998/Math/MathML" display="block">
  <semantics>
    <mrow>
      <mo fence="true" stretchy="false">[</mo>
      <mrow>
        <mn>1</mn>
      </mrow>
      <mo fence="true" stretchy="false">]</mo>
    </mrow>
    <annotation encoding="StarMath 5.0">[1]</annotation>
  </semantics>
</math>
</file>

<file path=Object 107/content.xml><?xml version="1.0" encoding="utf-8"?>
<math xmlns="http://www.w3.org/1998/Math/MathML" display="block">
  <semantics>
    <mi mathvariant="italic">ARB</mi>
    <annotation encoding="StarMath 5.0">ARB</annotation>
  </semantics>
</math>
</file>

<file path=Object 108/content.xml><?xml version="1.0" encoding="utf-8"?>
<math xmlns="http://www.w3.org/1998/Math/MathML" display="block">
  <semantics>
    <mrow>
      <mrow>
        <mo fence="true" stretchy="false">{</mo>
        <mrow>
          <mn>1,2</mn>
        </mrow>
        <mo fence="true" stretchy="false">}</mo>
      </mrow>
      <mi>R</mi>
      <mrow>
        <mo fence="true" stretchy="false">{</mo>
        <mrow>
          <mn>2,3</mn>
        </mrow>
        <mo fence="true" stretchy="false">}</mo>
      </mrow>
    </mrow>
    <annotation encoding="StarMath 5.0">lbrace 1,2 rbrace R lbrace 2,3 rbrace</annotation>
  </semantics>
</math>
</file>

<file path=Object 109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{</mo>
          <mrow>
            <mrow>
              <mi>Ø</mi>
              <mi>,</mi>
              <mrow>
                <mo fence="true" stretchy="false">{</mo>
                <mrow>
                  <mn>1</mn>
                </mrow>
                <mo fence="true" stretchy="false">}</mo>
              </mrow>
              <mi>,</mi>
              <mrow>
                <mo fence="true" stretchy="false">{</mo>
                <mrow>
                  <mn>2</mn>
                </mrow>
                <mo fence="true" stretchy="false">}</mo>
              </mrow>
              <mi>,</mi>
              <mrow>
                <mo fence="true" stretchy="false">{</mo>
                <mrow>
                  <mn>3</mn>
                </mrow>
                <mo fence="true" stretchy="false">}</mo>
              </mrow>
              <mi>,</mi>
              <mrow>
                <mo fence="true" stretchy="false">{</mo>
                <mrow>
                  <mn>1,2</mn>
                </mrow>
                <mo fence="true" stretchy="false">}</mo>
              </mrow>
              <mi>,</mi>
              <mrow>
                <mo fence="true" stretchy="false">{</mo>
                <mrow>
                  <mn>1,3</mn>
                </mrow>
                <mo fence="true" stretchy="false">}</mo>
              </mrow>
              <mi>,</mi>
              <mrow>
                <mo fence="true" stretchy="false">{</mo>
                <mrow>
                  <mn>2,3</mn>
                </mrow>
                <mo fence="true" stretchy="false">}</mo>
              </mrow>
              <mi>,</mi>
              <mrow>
                <mo fence="true" stretchy="false">{</mo>
                <mrow>
                  <mn>1,2,3</mn>
                </mrow>
                <mo fence="true" stretchy="false">}</mo>
              </mrow>
            </mrow>
          </mrow>
          <mo fence="true" stretchy="false">}</mo>
        </mrow>
      </mrow>
    </mrow>
    <annotation encoding="StarMath 5.0"> P(X)= lbrace Ø, lbrace1 rbrace, lbrace2 rbrace, lbrace3 rbrace, lbrace1,2 rbrace, lbrace1,3 rbrace, lbrace2,3 rbrace, lbrace1,2,3 rbrace rbrace</annotation>
  </semantics>
</math>
</file>

<file path=Object 11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110/content.xml><?xml version="1.0" encoding="utf-8"?>
<math xmlns="http://www.w3.org/1998/Math/MathML" display="block">
  <semantics>
    <mrow>
      <mrow>
        <mo fence="true" stretchy="false">{</mo>
        <mrow>
          <mn>1</mn>
        </mrow>
        <mo fence="true" stretchy="false">}</mo>
      </mrow>
      <mtext>R̸</mtext>
      <mrow>
        <mo fence="true" stretchy="false">{</mo>
        <mrow>
          <mn>1,2</mn>
        </mrow>
        <mo fence="true" stretchy="false">}</mo>
      </mrow>
    </mrow>
    <annotation encoding="StarMath 5.0"> lbrace1 rbrace "R̸"  lbrace1,2 rbrace	</annotation>
  </semantics>
</math>
</file>

<file path=Object 111/content.xml><?xml version="1.0" encoding="utf-8"?>
<math xmlns="http://www.w3.org/1998/Math/MathML" display="block">
  <semantics>
    <mrow>
      <mn>3</mn>
      <msub>
        <mtext>≰</mtext>
        <mi>m</mi>
      </msub>
      <mn>7</mn>
    </mrow>
    <annotation encoding="StarMath 5.0">3 "≰"_m 7</annotation>
  </semantics>
</math>
</file>

<file path=Object 112/content.xml><?xml version="1.0" encoding="utf-8"?>
<math xmlns="http://www.w3.org/1998/Math/MathML" display="block">
  <semantics>
    <mrow>
      <mn>7</mn>
      <msub>
        <mtext>≰</mtext>
        <mi>m</mi>
      </msub>
      <mn>3</mn>
    </mrow>
    <annotation encoding="StarMath 5.0">7 "≰"_m 3</annotation>
  </semantics>
</math>
</file>

<file path=Object 113/content.xml><?xml version="1.0" encoding="utf-8"?>
<math xmlns="http://www.w3.org/1998/Math/MathML" display="block">
  <semantics>
    <mi>A</mi>
    <annotation encoding="StarMath 5.0">A</annotation>
  </semantics>
</math>
</file>

<file path=Object 114/content.xml><?xml version="1.0" encoding="utf-8"?>
<math xmlns="http://www.w3.org/1998/Math/MathML" display="block">
  <semantics>
    <mi>≤</mi>
    <annotation encoding="StarMath 5.0">≤</annotation>
  </semantics>
</math>
</file>

<file path=Object 115/content.xml><?xml version="1.0" encoding="utf-8"?>
<math xmlns="http://www.w3.org/1998/Math/MathML" display="block">
  <semantics>
    <mi>R</mi>
    <annotation encoding="StarMath 5.0">R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sub>
      <mi>≤</mi>
      <mi>m</mi>
    </msub>
    <annotation encoding="StarMath 5.0">≤_m</annotation>
  </semantics>
</math>
</file>

<file path=Object 118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119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a</mi>
        </mrow>
        <mo fence="true" stretchy="false">]</mo>
      </mrow>
      <mo stretchy="false">=</mo>
      <mrow>
        <mo fence="true" stretchy="false">{</mo>
        <mrow>
          <mrow>
            <mrow>
              <mi>x</mi>
              <mo stretchy="false">∈</mo>
              <mi>A</mi>
            </mrow>
            <mspace width="0.5em"/>
            <mi mathvariant="italic">tq</mi>
            <mspace width="0.5em"/>
            <mi mathvariant="italic">xRa</mi>
          </mrow>
        </mrow>
        <mo fence="true" stretchy="false">}</mo>
      </mrow>
    </mrow>
    <annotation encoding="StarMath 5.0">[a]=lbrace x in A `tq` xRa rbrace</annotation>
  </semantics>
</math>
</file>

<file path=Object 120/content.xml><?xml version="1.0" encoding="utf-8"?>
<math xmlns="http://www.w3.org/1998/Math/MathML" display="block">
  <semantics>
    <mrow>
      <mi>n</mi>
      <msub>
        <mi>≤</mi>
        <mi>m</mi>
      </msub>
      <mi>n</mi>
    </mrow>
    <annotation encoding="StarMath 5.0">n≤_m n</annotation>
  </semantics>
</math>
</file>

<file path=Object 121/content.xml><?xml version="1.0" encoding="utf-8"?>
<math xmlns="http://www.w3.org/1998/Math/MathML" display="block">
  <semantics>
    <mrow>
      <mi>a</mi>
      <msub>
        <mi>≤</mi>
        <mi>m</mi>
      </msub>
      <mi>b</mi>
    </mrow>
    <annotation encoding="StarMath 5.0">a ≤_m b </annotation>
  </semantics>
</math>
</file>

<file path=Object 122/content.xml><?xml version="1.0" encoding="utf-8"?>
<math xmlns="http://www.w3.org/1998/Math/MathML" display="block">
  <semantics>
    <mrow>
      <mi>b</mi>
      <msub>
        <mi>≤</mi>
        <mi>m</mi>
      </msub>
      <mi>a</mi>
    </mrow>
    <annotation encoding="StarMath 5.0">b ≤_m a</annotation>
  </semantics>
</math>
</file>

<file path=Object 123/content.xml><?xml version="1.0" encoding="utf-8"?>
<math xmlns="http://www.w3.org/1998/Math/MathML" display="block">
  <semantics>
    <mi>b</mi>
    <annotation encoding="StarMath 5.0">b</annotation>
  </semantics>
</math>
</file>

<file path=Object 124/content.xml><?xml version="1.0" encoding="utf-8"?>
<math xmlns="http://www.w3.org/1998/Math/MathML" display="block">
  <semantics>
    <mi>a</mi>
    <annotation encoding="StarMath 5.0">a</annotation>
  </semantics>
</math>
</file>

<file path=Object 125/content.xml><?xml version="1.0" encoding="utf-8"?>
<math xmlns="http://www.w3.org/1998/Math/MathML" display="block">
  <semantics>
    <mi>a</mi>
    <annotation encoding="StarMath 5.0">a</annotation>
  </semantics>
</math>
</file>

<file path=Object 126/content.xml><?xml version="1.0" encoding="utf-8"?>
<math xmlns="http://www.w3.org/1998/Math/MathML" display="block">
  <semantics>
    <mi>b</mi>
    <annotation encoding="StarMath 5.0">b</annotation>
  </semantics>
</math>
</file>

<file path=Object 127/content.xml><?xml version="1.0" encoding="utf-8"?>
<math xmlns="http://www.w3.org/1998/Math/MathML" display="block">
  <semantics>
    <mrow>
      <mi>a</mi>
      <mo stretchy="false">=</mo>
      <mi>b</mi>
    </mrow>
    <annotation encoding="StarMath 5.0">a=b</annotation>
  </semantics>
</math>
</file>

<file path=Object 128/content.xml><?xml version="1.0" encoding="utf-8"?>
<math xmlns="http://www.w3.org/1998/Math/MathML" display="block">
  <semantics>
    <mi>n</mi>
    <annotation encoding="StarMath 5.0">n</annotation>
  </semantics>
</math>
</file>

<file path=Object 129/content.xml><?xml version="1.0" encoding="utf-8"?>
<math xmlns="http://www.w3.org/1998/Math/MathML" display="block">
  <semantics>
    <mrow>
      <mi>a</mi>
      <msub>
        <mi>≤</mi>
        <mi>m</mi>
      </msub>
    </mrow>
    <annotation encoding="StarMath 5.0">a ≤_m</annotation>
  </semantics>
</math>
</file>

<file path=Object 13/content.xml><?xml version="1.0" encoding="utf-8"?>
<math xmlns="http://www.w3.org/1998/Math/MathML" display="block">
  <semantics>
    <mrow>
      <mrow>
        <mo fence="true" stretchy="false">[</mo>
        <mrow>
          <mi>a</mi>
        </mrow>
        <mo fence="true" stretchy="false">]</mo>
      </mrow>
      <mo stretchy="false">=</mo>
      <mrow>
        <mo fence="true" stretchy="false">[</mo>
        <mrow>
          <mi>b</mi>
        </mrow>
        <mo fence="true" stretchy="false">]</mo>
      </mrow>
    </mrow>
    <annotation encoding="StarMath 5.0">[a]=[b]</annotation>
  </semantics>
</math>
</file>

<file path=Object 130/content.xml><?xml version="1.0" encoding="utf-8"?>
<math xmlns="http://www.w3.org/1998/Math/MathML" display="block">
  <semantics>
    <mrow>
      <mi>b</mi>
      <msub>
        <mi>≤</mi>
        <mi>m</mi>
      </msub>
      <mi>c</mi>
    </mrow>
    <annotation encoding="StarMath 5.0">b ≤_m c</annotation>
  </semantics>
</math>
</file>

<file path=Object 131/content.xml><?xml version="1.0" encoding="utf-8"?>
<math xmlns="http://www.w3.org/1998/Math/MathML" display="block">
  <semantics>
    <mi>b</mi>
    <annotation encoding="StarMath 5.0">b</annotation>
  </semantics>
</math>
</file>

<file path=Object 132/content.xml><?xml version="1.0" encoding="utf-8"?>
<math xmlns="http://www.w3.org/1998/Math/MathML" display="block">
  <semantics>
    <mi>a</mi>
    <annotation encoding="StarMath 5.0">a</annotation>
  </semantics>
</math>
</file>

<file path=Object 133/content.xml><?xml version="1.0" encoding="utf-8"?>
<math xmlns="http://www.w3.org/1998/Math/MathML" display="block">
  <semantics>
    <mi>c</mi>
    <annotation encoding="StarMath 5.0">c</annotation>
  </semantics>
</math>
</file>

<file path=Object 134/content.xml><?xml version="1.0" encoding="utf-8"?>
<math xmlns="http://www.w3.org/1998/Math/MathML" display="block">
  <semantics>
    <mi>b</mi>
    <annotation encoding="StarMath 5.0">b</annotation>
  </semantics>
</math>
</file>

<file path=Object 135/content.xml><?xml version="1.0" encoding="utf-8"?>
<math xmlns="http://www.w3.org/1998/Math/MathML" display="block">
  <semantics>
    <mi>c</mi>
    <annotation encoding="StarMath 5.0">c</annotation>
  </semantics>
</math>
</file>

<file path=Object 136/content.xml><?xml version="1.0" encoding="utf-8"?>
<math xmlns="http://www.w3.org/1998/Math/MathML" display="block">
  <semantics>
    <mi>a</mi>
    <annotation encoding="StarMath 5.0">a</annotation>
  </semantics>
</math>
</file>

<file path=Object 137/content.xml><?xml version="1.0" encoding="utf-8"?>
<math xmlns="http://www.w3.org/1998/Math/MathML" display="block">
  <semantics>
    <mrow>
      <mi>a</mi>
      <msub>
        <mi>≤</mi>
        <mi>m</mi>
      </msub>
      <mi>c</mi>
    </mrow>
    <annotation encoding="StarMath 5.0">a ≤_m c</annotation>
  </semantics>
</math>
</file>

<file path=Object 138/content.xml><?xml version="1.0" encoding="utf-8"?>
<math xmlns="http://www.w3.org/1998/Math/MathML" display="block">
  <semantics>
    <mrow>
      <mo fence="true" stretchy="false">(</mo>
      <mrow>
        <mrow>
          <mi>A</mi>
          <mi>,</mi>
          <mi>≤</mi>
        </mrow>
      </mrow>
      <mo fence="true" stretchy="false">)</mo>
    </mrow>
    <annotation encoding="StarMath 5.0">(A, ≤)</annotation>
  </semantics>
</math>
</file>

<file path=Object 139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row>
        <mi>A</mi>
        <mo stretchy="false">×</mo>
        <mi>A</mi>
      </mrow>
    </mrow>
    <annotation encoding="StarMath 5.0">(a,b) in A times A 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[</mo>
          <mrow>
            <mi>a</mi>
          </mrow>
          <mo fence="true" stretchy="false">]</mo>
        </mrow>
        <mo stretchy="false">∩</mo>
        <mrow>
          <mo fence="true" stretchy="false">[</mo>
          <mrow>
            <mi>b</mi>
          </mrow>
          <mo fence="true" stretchy="false">]</mo>
        </mrow>
      </mrow>
      <mo stretchy="false">=</mo>
      <mi>Ø</mi>
    </mrow>
    <annotation encoding="StarMath 5.0">[a] intersection[b]=Ø</annotation>
  </semantics>
</math>
</file>

<file path=Object 140/content.xml><?xml version="1.0" encoding="utf-8"?>
<math xmlns="http://www.w3.org/1998/Math/MathML" display="block">
  <semantics>
    <mrow>
      <mi>a</mi>
      <mo stretchy="false">≤</mo>
      <mi>b</mi>
    </mrow>
    <annotation encoding="StarMath 5.0">a &lt;= b </annotation>
  </semantics>
</math>
</file>

<file path=Object 141/content.xml><?xml version="1.0" encoding="utf-8"?>
<math xmlns="http://www.w3.org/1998/Math/MathML" display="block">
  <semantics>
    <mrow>
      <mi>b</mi>
      <mo stretchy="false">≤</mo>
      <mi>a</mi>
    </mrow>
    <annotation encoding="StarMath 5.0">b&lt;=a</annotation>
  </semantics>
</math>
</file>

<file path=Object 142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m</mi>
          </msub>
        </mrow>
      </mrow>
      <mo fence="true" stretchy="false">)</mo>
    </mrow>
    <annotation encoding="StarMath 5.0">(setN, ≤_m )</annotation>
  </semantics>
</math>
</file>

<file path=Object 143/content.xml><?xml version="1.0" encoding="utf-8"?>
<math xmlns="http://www.w3.org/1998/Math/MathML" display="block">
  <semantics>
    <mrow>
      <mn>3</mn>
      <msub>
        <mtext>≰</mtext>
        <mi>m</mi>
      </msub>
      <mn>7</mn>
    </mrow>
    <annotation encoding="StarMath 5.0">3 "≰"_m 7</annotation>
  </semantics>
</math>
</file>

<file path=Object 144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u</mi>
          </msub>
        </mrow>
      </mrow>
      <mo fence="true" stretchy="false">)</mo>
    </mrow>
    <annotation encoding="StarMath 5.0">(setN, ≤_u )</annotation>
  </semantics>
</math>
</file>

<file path=Object 145/content.xml><?xml version="1.0" encoding="utf-8"?>
<math xmlns="http://www.w3.org/1998/Math/MathML" display="block">
  <semantics>
    <mrow>
      <mo fence="true" stretchy="false">(</mo>
      <mrow>
        <mrow>
          <mi>A</mi>
          <mi>,</mi>
          <mi>≤</mi>
        </mrow>
      </mrow>
      <mo fence="true" stretchy="false">)</mo>
    </mrow>
    <annotation encoding="StarMath 5.0">(A, ≤)</annotation>
  </semantics>
</math>
</file>

<file path=Object 146/content.xml><?xml version="1.0" encoding="utf-8"?>
<math xmlns="http://www.w3.org/1998/Math/MathML" display="block">
  <semantics>
    <mi>B</mi>
    <annotation encoding="StarMath 5.0">B</annotation>
  </semantics>
</math>
</file>

<file path=Object 147/content.xml><?xml version="1.0" encoding="utf-8"?>
<math xmlns="http://www.w3.org/1998/Math/MathML" display="block">
  <semantics>
    <mi>A</mi>
    <annotation encoding="StarMath 5.0">A</annotation>
  </semantics>
</math>
</file>

<file path=Object 148/content.xml><?xml version="1.0" encoding="utf-8"?>
<math xmlns="http://www.w3.org/1998/Math/MathML" display="block">
  <semantics>
    <mrow>
      <mi>β</mi>
      <mo stretchy="false">∈</mo>
      <mi>B</mi>
    </mrow>
    <annotation encoding="StarMath 5.0">β in B </annotation>
  </semantics>
</math>
</file>

<file path=Object 149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row>
      <mfrac>
        <mi>A</mi>
        <mi>R</mi>
      </mfrac>
      <mo stretchy="false">=</mo>
      <mrow>
        <mo fence="true" stretchy="false">{</mo>
        <mrow>
          <mrow>
            <mrow>
              <mo fence="true" stretchy="false">[</mo>
              <mrow>
                <mi>a</mi>
              </mrow>
              <mo fence="true" stretchy="false">]</mo>
            </mrow>
            <mspace width="0.5em"/>
            <mi mathvariant="italic">tq</mi>
            <mspace width="0.5em"/>
            <mrow>
              <mi>a</mi>
              <mo stretchy="false">∈</mo>
              <mi>A</mi>
            </mrow>
          </mrow>
        </mrow>
        <mo fence="true" stretchy="false">}</mo>
      </mrow>
    </mrow>
    <annotation encoding="StarMath 5.0">{A} over R = lbrace [a] `tq` a in A rbrace
 </annotation>
  </semantics>
</math>
</file>

<file path=Object 150/content.xml><?xml version="1.0" encoding="utf-8"?>
<math xmlns="http://www.w3.org/1998/Math/MathML" display="block">
  <semantics>
    <mrow>
      <mi>b</mi>
      <mo stretchy="false">∈</mo>
      <mi>B</mi>
    </mrow>
    <annotation encoding="StarMath 5.0"> b in B </annotation>
  </semantics>
</math>
</file>

<file path=Object 151/content.xml><?xml version="1.0" encoding="utf-8"?>
<math xmlns="http://www.w3.org/1998/Math/MathML" display="block">
  <semantics>
    <mrow>
      <mi>β</mi>
      <mo stretchy="false">≤</mo>
      <mi>b</mi>
    </mrow>
    <annotation encoding="StarMath 5.0">β&lt;=b</annotation>
  </semantics>
</math>
</file>

<file path=Object 152/content.xml><?xml version="1.0" encoding="utf-8"?>
<math xmlns="http://www.w3.org/1998/Math/MathML" display="block">
  <semantics>
    <mrow>
      <mi>β</mi>
      <mo stretchy="false">=</mo>
      <mi>b</mi>
    </mrow>
    <annotation encoding="StarMath 5.0"> β=b</annotation>
  </semantics>
</math>
</file>

<file path=Object 153/content.xml><?xml version="1.0" encoding="utf-8"?>
<math xmlns="http://www.w3.org/1998/Math/MathML" display="block">
  <semantics>
    <mi>B</mi>
    <annotation encoding="StarMath 5.0">B</annotation>
  </semantics>
</math>
</file>

<file path=Object 154/content.xml><?xml version="1.0" encoding="utf-8"?>
<math xmlns="http://www.w3.org/1998/Math/MathML" display="block">
  <semantics>
    <mrow>
      <mi>β</mi>
      <mo stretchy="false">∈</mo>
      <mi>B</mi>
    </mrow>
    <annotation encoding="StarMath 5.0">β in B </annotation>
  </semantics>
</math>
</file>

<file path=Object 155/content.xml><?xml version="1.0" encoding="utf-8"?>
<math xmlns="http://www.w3.org/1998/Math/MathML" display="block">
  <semantics>
    <mrow>
      <mi>b</mi>
      <mo stretchy="false">∈</mo>
      <mi>B</mi>
    </mrow>
    <annotation encoding="StarMath 5.0"> b in B </annotation>
  </semantics>
</math>
</file>

<file path=Object 156/content.xml><?xml version="1.0" encoding="utf-8"?>
<math xmlns="http://www.w3.org/1998/Math/MathML" display="block">
  <semantics>
    <mrow>
      <mi>b</mi>
      <mo stretchy="false">≤</mo>
      <mi>β</mi>
    </mrow>
    <annotation encoding="StarMath 5.0">b&lt;=β</annotation>
  </semantics>
</math>
</file>

<file path=Object 157/content.xml><?xml version="1.0" encoding="utf-8"?>
<math xmlns="http://www.w3.org/1998/Math/MathML" display="block">
  <semantics>
    <mi>B</mi>
    <annotation encoding="StarMath 5.0">B</annotation>
  </semantics>
</math>
</file>

<file path=Object 158/content.xml><?xml version="1.0" encoding="utf-8"?>
<math xmlns="http://www.w3.org/1998/Math/MathML" display="block">
  <semantics>
    <mrow>
      <mi>β</mi>
      <mo stretchy="false">=</mo>
      <mi>b</mi>
    </mrow>
    <annotation encoding="StarMath 5.0"> β=b</annotation>
  </semantics>
</math>
</file>

<file path=Object 159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row>
      <mi>R</mi>
      <mo stretchy="false">=</mo>
      <mrow>
        <mo fence="true" stretchy="false">{</mo>
        <mrow>
          <mrow>
            <mrow>
              <mo fence="true" stretchy="false">(</mo>
              <mrow>
                <mn>1,1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3,3</mn>
              </mrow>
              <mo fence="true" stretchy="false">)</mo>
            </mrow>
            <mi>,</mi>
            <mrow>
              <mo fence="true" stretchy="false">(</mo>
              <mrow>
                <mn>4,4</mn>
              </mrow>
              <mo fence="true" stretchy="false">)</mo>
            </mrow>
            <mi>,</mi>
            <mrow>
              <mo fence="true" stretchy="false">(</mo>
              <mrow>
                <mn>5,5</mn>
              </mrow>
              <mo fence="true" stretchy="false">)</mo>
            </mrow>
            <mi>,</mi>
            <mrow>
              <mo fence="true" stretchy="false">(</mo>
              <mrow>
                <mn>6,6</mn>
              </mrow>
              <mo fence="true" stretchy="false">)</mo>
            </mrow>
            <mi>,</mi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2,1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  <mi>,</mi>
            <mrow>
              <mo fence="true" stretchy="false">(</mo>
              <mrow>
                <mn>2,3</mn>
              </mrow>
              <mo fence="true" stretchy="false">)</mo>
            </mrow>
            <mi>,</mi>
            <mrow>
              <mo fence="true" stretchy="false">(</mo>
              <mrow>
                <mn>3,2</mn>
              </mrow>
              <mo fence="true" stretchy="false">)</mo>
            </mrow>
            <mi>,</mi>
            <mrow>
              <mo fence="true" stretchy="false">(</mo>
              <mrow>
                <mn>5,6</mn>
              </mrow>
              <mo fence="true" stretchy="false">)</mo>
            </mrow>
            <mi>,</mi>
            <mrow>
              <mo fence="true" stretchy="false">(</mo>
              <mrow>
                <mn>6,5</mn>
              </mrow>
              <mo fence="true" stretchy="false">)</mo>
            </mrow>
          </mrow>
        </mrow>
        <mo fence="true" stretchy="false">}</mo>
      </mrow>
    </mrow>
    <annotation encoding="StarMath 5.0">R= lbrace (1,1),(2,2),(3,3),(4,4),(5,5),(6,6),(1,2),(2,1),(1,3),(3,1),(2,3),(3,2),(5,6),(6,5) rbrace</annotation>
  </semantics>
</math>
</file>

<file path=Object 160/content.xml><?xml version="1.0" encoding="utf-8"?>
<math xmlns="http://www.w3.org/1998/Math/MathML" display="block">
  <semantics>
    <mrow>
      <mi>β</mi>
      <mo stretchy="false">∈</mo>
      <mi>B</mi>
    </mrow>
    <annotation encoding="StarMath 5.0">β in B </annotation>
  </semantics>
</math>
</file>

<file path=Object 161/content.xml><?xml version="1.0" encoding="utf-8"?>
<math xmlns="http://www.w3.org/1998/Math/MathML" display="block">
  <semantics>
    <mrow>
      <mi>b</mi>
      <mo stretchy="false">≤</mo>
      <mi>β</mi>
    </mrow>
    <annotation encoding="StarMath 5.0">b&lt;=β</annotation>
  </semantics>
</math>
</file>

<file path=Object 162/content.xml><?xml version="1.0" encoding="utf-8"?>
<math xmlns="http://www.w3.org/1998/Math/MathML" display="block">
  <semantics>
    <mi>B</mi>
    <annotation encoding="StarMath 5.0">B</annotation>
  </semantics>
</math>
</file>

<file path=Object 163/content.xml><?xml version="1.0" encoding="utf-8"?>
<math xmlns="http://www.w3.org/1998/Math/MathML" display="block">
  <semantics>
    <mrow>
      <mi>b</mi>
      <mo stretchy="false">∈</mo>
      <mi>B</mi>
    </mrow>
    <annotation encoding="StarMath 5.0">b in B</annotation>
  </semantics>
</math>
</file>

<file path=Object 164/content.xml><?xml version="1.0" encoding="utf-8"?>
<math xmlns="http://www.w3.org/1998/Math/MathML" display="block">
  <semantics>
    <mrow>
      <mi>β</mi>
      <mo stretchy="false">∈</mo>
      <mi>B</mi>
    </mrow>
    <annotation encoding="StarMath 5.0">β in B </annotation>
  </semantics>
</math>
</file>

<file path=Object 165/content.xml><?xml version="1.0" encoding="utf-8"?>
<math xmlns="http://www.w3.org/1998/Math/MathML" display="block">
  <semantics>
    <mrow>
      <mi>β</mi>
      <mo stretchy="false">≤</mo>
      <mi>b</mi>
    </mrow>
    <annotation encoding="StarMath 5.0">β&lt;=b</annotation>
  </semantics>
</math>
</file>

<file path=Object 166/content.xml><?xml version="1.0" encoding="utf-8"?>
<math xmlns="http://www.w3.org/1998/Math/MathML" display="block">
  <semantics>
    <mrow>
      <mi>b</mi>
      <mo stretchy="false">∈</mo>
      <mi>B</mi>
    </mrow>
    <annotation encoding="StarMath 5.0">b in B</annotation>
  </semantics>
</math>
</file>

<file path=Object 167/content.xml><?xml version="1.0" encoding="utf-8"?>
<math xmlns="http://www.w3.org/1998/Math/MathML" display="block">
  <semantics>
    <mi>β</mi>
    <annotation encoding="StarMath 5.0"> β </annotation>
  </semantics>
</math>
</file>

<file path=Object 168/content.xml><?xml version="1.0" encoding="utf-8"?>
<math xmlns="http://www.w3.org/1998/Math/MathML" display="block">
  <semantics>
    <mi>β</mi>
    <annotation encoding="StarMath 5.0">β </annotation>
  </semantics>
</math>
</file>

<file path=Object 169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row>
      <mi>A</mi>
      <mi mathvariant="normal">:</mi>
      <mrow>
        <mo fence="true" stretchy="false">{</mo>
        <mrow>
          <mn>1,2,3,4,5,6</mn>
        </mrow>
        <mo fence="true" stretchy="false">}</mo>
      </mrow>
    </mrow>
    <annotation encoding="StarMath 5.0">A: lbrace 1,2,3,4,5,6 rbrace </annotation>
  </semantics>
</math>
</file>

<file path=Object 170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171/content.xml><?xml version="1.0" encoding="utf-8"?>
<math xmlns="http://www.w3.org/1998/Math/MathML" display="block">
  <semantics>
    <mi>B</mi>
    <annotation encoding="StarMath 5.0">B</annotation>
  </semantics>
</math>
</file>

<file path=Object 172/content.xml><?xml version="1.0" encoding="utf-8"?>
<math xmlns="http://www.w3.org/1998/Math/MathML" display="block">
  <semantics>
    <mrow>
      <mi>b</mi>
      <mo stretchy="false">≤</mo>
      <mi>a</mi>
    </mrow>
    <annotation encoding="StarMath 5.0">b &lt;= a</annotation>
  </semantics>
</math>
</file>

<file path=Object 173/content.xml><?xml version="1.0" encoding="utf-8"?>
<math xmlns="http://www.w3.org/1998/Math/MathML" display="block">
  <semantics>
    <mrow>
      <mi>b</mi>
      <mo stretchy="false">∈</mo>
      <mi>B</mi>
    </mrow>
    <annotation encoding="StarMath 5.0">b in B</annotation>
  </semantics>
</math>
</file>

<file path=Object 174/content.xml><?xml version="1.0" encoding="utf-8"?>
<math xmlns="http://www.w3.org/1998/Math/MathML" display="block">
  <semantics>
    <mi>B</mi>
    <annotation encoding="StarMath 5.0">B</annotation>
  </semantics>
</math>
</file>

<file path=Object 175/content.xml><?xml version="1.0" encoding="utf-8"?>
<math xmlns="http://www.w3.org/1998/Math/MathML" display="block">
  <semantics>
    <mrow>
      <mtext>Sup</mtext>
      <mrow>
        <mo fence="true" stretchy="false">(</mo>
        <mrow>
          <mi>B</mi>
        </mrow>
        <mo fence="true" stretchy="false">)</mo>
      </mrow>
    </mrow>
    <annotation encoding="StarMath 5.0">"Sup"(B)</annotation>
  </semantics>
</math>
</file>

<file path=Object 176/content.xml><?xml version="1.0" encoding="utf-8"?>
<math xmlns="http://www.w3.org/1998/Math/MathML" display="block">
  <semantics>
    <mi>B</mi>
    <annotation encoding="StarMath 5.0">B</annotation>
  </semantics>
</math>
</file>

<file path=Object 177/content.xml><?xml version="1.0" encoding="utf-8"?>
<math xmlns="http://www.w3.org/1998/Math/MathML" display="block">
  <semantics>
    <mi>B</mi>
    <annotation encoding="StarMath 5.0">B</annotation>
  </semantics>
</math>
</file>

<file path=Object 178/content.xml><?xml version="1.0" encoding="utf-8"?>
<math xmlns="http://www.w3.org/1998/Math/MathML" display="block">
  <semantics>
    <mrow>
      <mi>a</mi>
      <mo stretchy="false">∈</mo>
      <mi>A</mi>
    </mrow>
    <annotation encoding="StarMath 5.0">a in A </annotation>
  </semantics>
</math>
</file>

<file path=Object 179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row>
      <mfrac>
        <mi>A</mi>
        <mi>R</mi>
      </mfrac>
      <mo stretchy="false">=</mo>
      <mrow>
        <mo fence="true" stretchy="false">{</mo>
        <mrow>
          <mrow>
            <mrow>
              <mo fence="true" stretchy="false">[</mo>
              <mrow>
                <mi>a</mi>
              </mrow>
              <mo fence="true" stretchy="false">]</mo>
            </mrow>
            <mspace width="0.5em"/>
            <mi mathvariant="italic">tq</mi>
            <mspace width="0.5em"/>
            <mrow>
              <mi>a</mi>
              <mo stretchy="false">∈</mo>
              <mi>A</mi>
            </mrow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[</mo>
              <mrow>
                <mn>1</mn>
              </mrow>
              <mo fence="true" stretchy="false">]</mo>
            </mrow>
            <mrow>
              <mo fence="true" stretchy="false">[</mo>
              <mrow>
                <mn>2</mn>
              </mrow>
              <mo fence="true" stretchy="false">]</mo>
            </mrow>
            <mrow>
              <mo fence="true" stretchy="false">[</mo>
              <mrow>
                <mn>3</mn>
              </mrow>
              <mo fence="true" stretchy="false">]</mo>
            </mrow>
            <mrow>
              <mo fence="true" stretchy="false">[</mo>
              <mrow>
                <mn>4</mn>
              </mrow>
              <mo fence="true" stretchy="false">]</mo>
            </mrow>
            <mrow>
              <mo fence="true" stretchy="false">[</mo>
              <mrow>
                <mn>5</mn>
              </mrow>
              <mo fence="true" stretchy="false">]</mo>
            </mrow>
            <mrow>
              <mo fence="true" stretchy="false">[</mo>
              <mrow>
                <mn>6</mn>
              </mrow>
              <mo fence="true" stretchy="false">]</mo>
            </mrow>
          </mrow>
        </mrow>
        <mo fence="true" stretchy="false">}</mo>
      </mrow>
    </mrow>
    <annotation encoding="StarMath 5.0">{A} over {R} = lbrace [ a] `tq` a in A rbrace  = lbrace [ 1 ][ 2 ][ 3 ][ 4 ][ 5 ][ 6 ] rbrace

</annotation>
  </semantics>
</math>
</file>

<file path=Object 180/content.xml><?xml version="1.0" encoding="utf-8"?>
<math xmlns="http://www.w3.org/1998/Math/MathML" display="block">
  <semantics>
    <mrow>
      <mi>a</mi>
      <mo stretchy="false">≤</mo>
      <mi>b</mi>
    </mrow>
    <annotation encoding="StarMath 5.0">a &lt;= b</annotation>
  </semantics>
</math>
</file>

<file path=Object 181/content.xml><?xml version="1.0" encoding="utf-8"?>
<math xmlns="http://www.w3.org/1998/Math/MathML" display="block">
  <semantics>
    <mrow>
      <mi>b</mi>
      <mo stretchy="false">∈</mo>
      <mi>B</mi>
    </mrow>
    <annotation encoding="StarMath 5.0">b in B</annotation>
  </semantics>
</math>
</file>

<file path=Object 182/content.xml><?xml version="1.0" encoding="utf-8"?>
<math xmlns="http://www.w3.org/1998/Math/MathML" display="block">
  <semantics>
    <mi>B</mi>
    <annotation encoding="StarMath 5.0">B</annotation>
  </semantics>
</math>
</file>

<file path=Object 183/content.xml><?xml version="1.0" encoding="utf-8"?>
<math xmlns="http://www.w3.org/1998/Math/MathML" display="block">
  <semantics>
    <mi>B</mi>
    <annotation encoding="StarMath 5.0">B</annotation>
  </semantics>
</math>
</file>

<file path=Object 184/content.xml><?xml version="1.0" encoding="utf-8"?>
<math xmlns="http://www.w3.org/1998/Math/MathML" display="block">
  <semantics>
    <mi>B</mi>
    <annotation encoding="StarMath 5.0">B</annotation>
  </semantics>
</math>
</file>

<file path=Object 185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m</mi>
          </msub>
        </mrow>
      </mrow>
      <mo fence="true" stretchy="false">)</mo>
    </mrow>
    <annotation encoding="StarMath 5.0">(setN, ≤_m )</annotation>
  </semantics>
</math>
</file>

<file path=Object 186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1,2,3,4,5</mn>
        </mrow>
        <mo fence="true" stretchy="false">}</mo>
      </mrow>
    </mrow>
    <annotation encoding="StarMath 5.0">B= lbrace 1,2,3,4,5 rbrace</annotation>
  </semantics>
</math>
</file>

<file path=Object 187/content.xml><?xml version="1.0" encoding="utf-8"?>
<math xmlns="http://www.w3.org/1998/Math/MathML" display="block">
  <semantics>
    <mi>B</mi>
    <annotation encoding="StarMath 5.0">B</annotation>
  </semantics>
</math>
</file>

<file path=Object 188/content.xml><?xml version="1.0" encoding="utf-8"?>
<math xmlns="http://www.w3.org/1998/Math/MathML" display="block">
  <semantics>
    <msub>
      <mi>≤</mi>
      <mi>m</mi>
    </msub>
    <annotation encoding="StarMath 5.0">≤_m</annotation>
  </semantics>
</math>
</file>

<file path=Object 189/content.xml><?xml version="1.0" encoding="utf-8"?>
<math xmlns="http://www.w3.org/1998/Math/MathML" display="block">
  <semantics>
    <mrow>
      <mi mathvariant="italic">Max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n>3,4,5</mn>
          </mrow>
          <mo fence="true" stretchy="false">}</mo>
        </mrow>
      </mrow>
    </mrow>
    <annotation encoding="StarMath 5.0">Maximales(B)=lbrace 3,4,5 rbrace</annotation>
  </semantics>
</math>
</file>

<file path=Object 19/content.xml><?xml version="1.0" encoding="utf-8"?>
<math xmlns="http://www.w3.org/1998/Math/MathML" display="block">
  <semantics>
    <mrow>
      <mo fence="true" stretchy="false">{</mo>
      <mrow>
        <mrow>
          <mi>a</mi>
          <mi>,</mi>
          <mi>b</mi>
          <mi>,</mi>
          <mi>a</mi>
          <mi>,</mi>
          <mi>c</mi>
          <mi>,</mi>
          <mi>a</mi>
          <mi>,</mi>
          <mi>b</mi>
          <mi>,</mi>
          <mi>a</mi>
        </mrow>
      </mrow>
      <mo fence="true" stretchy="false">}</mo>
    </mrow>
    <annotation encoding="StarMath 5.0">lbrace a,b,a,c,a,b,a rbrace</annotation>
  </semantics>
</math>
</file>

<file path=Object 190/content.xml><?xml version="1.0" encoding="utf-8"?>
<math xmlns="http://www.w3.org/1998/Math/MathML" display="block">
  <semantics>
    <mi>B</mi>
    <annotation encoding="StarMath 5.0">B</annotation>
  </semantics>
</math>
</file>

<file path=Object 191/content.xml><?xml version="1.0" encoding="utf-8"?>
<math xmlns="http://www.w3.org/1998/Math/MathML" display="block">
  <semantics>
    <mrow>
      <mi mathvariant="italic">Min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n>1</mn>
          </mrow>
          <mo fence="true" stretchy="false">}</mo>
        </mrow>
      </mrow>
    </mrow>
    <annotation encoding="StarMath 5.0">Minimales(B)=lbrace 1 rbrace</annotation>
  </semantics>
</math>
</file>

<file path=Object 192/content.xml><?xml version="1.0" encoding="utf-8"?>
<math xmlns="http://www.w3.org/1998/Math/MathML" display="block">
  <semantics>
    <mi>B</mi>
    <annotation encoding="StarMath 5.0">B</annotation>
  </semantics>
</math>
</file>

<file path=Object 193/content.xml><?xml version="1.0" encoding="utf-8"?>
<math xmlns="http://www.w3.org/1998/Math/MathML" display="block">
  <semantics>
    <mrow>
      <mi mathvariant="italic">Máximo</mi>
      <mrow>
        <mo fence="true" stretchy="false">(</mo>
        <mrow>
          <mi>B</mi>
        </mrow>
        <mo fence="true" stretchy="false">)</mo>
      </mrow>
    </mrow>
    <annotation encoding="StarMath 5.0">Máximo(B)</annotation>
  </semantics>
</math>
</file>

<file path=Object 194/content.xml><?xml version="1.0" encoding="utf-8"?>
<math xmlns="http://www.w3.org/1998/Math/MathML" display="block">
  <semantics>
    <mrow>
      <mi mathvariant="italic">Mínimo</mi>
      <mrow>
        <mrow>
          <mo fence="true" stretchy="false">(</mo>
          <mrow>
            <mi>B</mi>
          </mrow>
          <mo fence="true" stretchy="false">)</mo>
        </mrow>
        <mo stretchy="false">=</mo>
        <mn>1</mn>
      </mrow>
    </mrow>
    <annotation encoding="StarMath 5.0">Mínimo(B)=1</annotation>
  </semantics>
</math>
</file>

<file path=Object 195/content.xml><?xml version="1.0" encoding="utf-8"?>
<math xmlns="http://www.w3.org/1998/Math/MathML" display="block">
  <semantics>
    <mrow>
      <mi mathvariant="italic">Cota</mi>
      <mtext>sup</mtext>
      <mi mathvariant="italic">de</mi>
      <mrow>
        <mi>B</mi>
        <mo stretchy="false">=</mo>
        <mrow>
          <mo fence="true" stretchy="false">{</mo>
          <mrow>
            <mrow>
              <mn>60,120,180</mn>
              <mi>,</mi>
              <mi>…</mi>
              <mn>,0</mn>
            </mrow>
          </mrow>
          <mo fence="true" stretchy="false">}</mo>
        </mrow>
        <mo stretchy="false">=</mo>
        <mrow>
          <mo fence="true" stretchy="false">{</mo>
          <mrow>
            <mrow>
              <mn>60</mn>
              <mi>k</mi>
              <mspace width="0.5em"/>
              <mi mathvariant="italic">tq</mi>
              <mspace width="0.5em"/>
              <mrow>
                <mi>k</mi>
                <mo stretchy="false">∈</mo>
                <mi mathvariant="normal">ℕ</mi>
              </mrow>
            </mrow>
          </mrow>
          <mo fence="true" stretchy="false">}</mo>
        </mrow>
      </mrow>
    </mrow>
    <annotation encoding="StarMath 5.0">Cota "sup" de B = lbrace 60,120,180,…,0 rbrace = lbrace 60k `tq` k in setn rbrace</annotation>
  </semantics>
</math>
</file>

<file path=Object 196/content.xml><?xml version="1.0" encoding="utf-8"?>
<math xmlns="http://www.w3.org/1998/Math/MathML" display="block">
  <semantics>
    <mrow>
      <mi>b</mi>
      <mo stretchy="false">=</mo>
      <mrow>
        <mi>n</mi>
        <mo stretchy="false">×</mo>
        <mi>a</mi>
      </mrow>
    </mrow>
    <annotation encoding="StarMath 5.0"> b = n times a</annotation>
  </semantics>
</math>
</file>

<file path=Object 197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198/content.xml><?xml version="1.0" encoding="utf-8"?>
<math xmlns="http://www.w3.org/1998/Math/MathML" display="block">
  <semantics>
    <mrow>
      <mn>0</mn>
      <msub>
        <mtext>≰</mtext>
        <mi>m</mi>
      </msub>
      <mn>2</mn>
    </mrow>
    <annotation encoding="StarMath 5.0">0 "≰"_m 2</annotation>
  </semantics>
</math>
</file>

<file path=Object 199/content.xml><?xml version="1.0" encoding="utf-8"?>
<math xmlns="http://www.w3.org/1998/Math/MathML" display="block">
  <semantics>
    <mrow>
      <mi mathvariant="italic">Supremo</mi>
      <mrow>
        <mrow>
          <mo fence="true" stretchy="false">(</mo>
          <mrow>
            <mi>B</mi>
          </mrow>
          <mo fence="true" stretchy="false">)</mo>
        </mrow>
        <mo stretchy="false">=</mo>
        <mn>60</mn>
      </mrow>
    </mrow>
    <annotation encoding="StarMath 5.0">Supremo(B)=60</annotation>
  </semantics>
</math>
</file>

<file path=Object 2/content.xml><?xml version="1.0" encoding="utf-8"?>
<math xmlns="http://www.w3.org/1998/Math/MathML" display="block">
  <semantics>
    <mi mathvariant="italic">xRy</mi>
    <annotation encoding="StarMath 5.0">xRy </annotation>
  </semantics>
</math>
</file>

<file path=Object 20/content.xml><?xml version="1.0" encoding="utf-8"?>
<math xmlns="http://www.w3.org/1998/Math/MathML" display="block">
  <semantics>
    <mrow>
      <mrow>
        <mo fence="true" stretchy="false">[</mo>
        <mrow>
          <mn>1</mn>
        </mrow>
        <mo fence="true" stretchy="false">]</mo>
      </mrow>
      <mo stretchy="false">=</mo>
      <mrow>
        <mo fence="true" stretchy="false">{</mo>
        <mrow>
          <mn>1,2,3</mn>
        </mrow>
        <mo fence="true" stretchy="false">}</mo>
      </mrow>
    </mrow>
    <annotation encoding="StarMath 5.0">[1]=lbrace 1,2,3 rbrace</annotation>
  </semantics>
</math>
</file>

<file path=Object 200/content.xml><?xml version="1.0" encoding="utf-8"?>
<math xmlns="http://www.w3.org/1998/Math/MathML" display="block">
  <semantics>
    <mrow>
      <mi mathvariant="italic">Cota</mi>
      <mi mathvariant="italic">inferior</mi>
      <mi mathvariant="italic">de</mi>
      <mrow>
        <mi>B</mi>
        <mo stretchy="false">=</mo>
        <mrow>
          <mo fence="true" stretchy="false">{</mo>
          <mrow>
            <mn>1</mn>
          </mrow>
          <mo fence="true" stretchy="false">}</mo>
        </mrow>
      </mrow>
    </mrow>
    <annotation encoding="StarMath 5.0">Cota inferior de B = lbrace 1 rbrace</annotation>
  </semantics>
</math>
</file>

<file path=Object 201/content.xml><?xml version="1.0" encoding="utf-8"?>
<math xmlns="http://www.w3.org/1998/Math/MathML" display="block">
  <semantics>
    <mrow>
      <mi mathvariant="italic">Ínfimo</mi>
      <mrow>
        <mrow>
          <mo fence="true" stretchy="false">(</mo>
          <mrow>
            <mi>B</mi>
          </mrow>
          <mo fence="true" stretchy="false">)</mo>
        </mrow>
        <mo stretchy="false">=</mo>
        <mn>1</mn>
      </mrow>
    </mrow>
    <annotation encoding="StarMath 5.0">Ínfimo(B)=1</annotation>
  </semantics>
</math>
</file>

<file path=Object 202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m</mi>
          </msub>
        </mrow>
      </mrow>
      <mo fence="true" stretchy="false">)</mo>
    </mrow>
    <annotation encoding="StarMath 5.0">(setN, ≤_m )</annotation>
  </semantics>
</math>
</file>

<file path=Object 203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2,4,6,8,9,48,0</mn>
        </mrow>
        <mo fence="true" stretchy="false">}</mo>
      </mrow>
    </mrow>
    <annotation encoding="StarMath 5.0">B= lbrace 2,4,6,8,9,48,0 rbrace</annotation>
  </semantics>
</math>
</file>

<file path=Object 204/content.xml><?xml version="1.0" encoding="utf-8"?>
<math xmlns="http://www.w3.org/1998/Math/MathML" display="block">
  <semantics>
    <mrow>
      <mi mathvariant="italic">Maximales</mi>
      <mspace width="0.5em"/>
      <mi mathvariant="italic">de</mi>
      <mspace width="0.5em"/>
      <mrow>
        <mi>B</mi>
        <mo stretchy="false">=</mo>
        <mrow>
          <mo fence="true" stretchy="false">{</mo>
          <mrow>
            <mn>0</mn>
          </mrow>
          <mo fence="true" stretchy="false">}</mo>
        </mrow>
      </mrow>
    </mrow>
    <annotation encoding="StarMath 5.0">Maximales `de `B=lbrace 0 rbrace</annotation>
  </semantics>
</math>
</file>

<file path=Object 205/content.xml><?xml version="1.0" encoding="utf-8"?>
<math xmlns="http://www.w3.org/1998/Math/MathML" display="block">
  <semantics>
    <mrow>
      <mi mathvariant="italic">Minimales</mi>
      <mspace width="0.5em"/>
      <mi mathvariant="italic">de</mi>
      <mspace width="0.5em"/>
      <mrow>
        <mi>B</mi>
        <mo stretchy="false">=</mo>
        <mrow>
          <mo fence="true" stretchy="false">{</mo>
          <mrow>
            <mn>2,9</mn>
          </mrow>
          <mo fence="true" stretchy="false">}</mo>
        </mrow>
      </mrow>
    </mrow>
    <annotation encoding="StarMath 5.0">Minimales `de `B = lbrace 2,9 rbrace</annotation>
  </semantics>
</math>
</file>

<file path=Object 206/content.xml><?xml version="1.0" encoding="utf-8"?>
<math xmlns="http://www.w3.org/1998/Math/MathML" display="block">
  <semantics>
    <mrow>
      <mi mathvariant="italic">Máximo</mi>
      <mspace width="0.5em"/>
      <mi mathvariant="italic">de</mi>
      <mspace width="0.5em"/>
      <mrow>
        <mi>B</mi>
        <mo stretchy="false">=</mo>
        <mrow>
          <mo fence="true" stretchy="false">{</mo>
          <mrow>
            <mn>0</mn>
          </mrow>
          <mo fence="true" stretchy="false">}</mo>
        </mrow>
      </mrow>
    </mrow>
    <annotation encoding="StarMath 5.0">Máximo `de `B = lbrace 0 rbrace</annotation>
  </semantics>
</math>
</file>

<file path=Object 207/content.xml><?xml version="1.0" encoding="utf-8"?>
<math xmlns="http://www.w3.org/1998/Math/MathML" display="block">
  <semantics>
    <mrow>
      <mi mathvariant="italic">Mínimo</mi>
      <mspace width="0.5em"/>
      <mi mathvariant="italic">de</mi>
      <mspace width="0.5em"/>
      <mi>B</mi>
      <mi>→</mi>
      <mi mathvariant="italic">no</mi>
      <mspace width="0.5em"/>
      <mi mathvariant="italic">existe</mi>
    </mrow>
    <annotation encoding="StarMath 5.0">Mínimo `de `B → no `existe	</annotation>
  </semantics>
</math>
</file>

<file path=Object 208/content.xml><?xml version="1.0" encoding="utf-8"?>
<math xmlns="http://www.w3.org/1998/Math/MathML" display="block">
  <semantics>
    <mrow>
      <mi mathvariant="italic">Cotas</mi>
      <mspace width="0.5em"/>
      <mi mathvariant="italic">superiores</mi>
      <mspace width="0.5em"/>
      <mi mathvariant="italic">de</mi>
      <mspace width="0.5em"/>
      <mrow>
        <mi>B</mi>
        <mo stretchy="false">=</mo>
        <mrow>
          <mo fence="true" stretchy="false">{</mo>
          <mrow>
            <mn>0</mn>
          </mrow>
          <mo fence="true" stretchy="false">}</mo>
        </mrow>
      </mrow>
    </mrow>
    <annotation encoding="StarMath 5.0">Cotas `superiores `de `B = lbrace 0 rbrace</annotation>
  </semantics>
</math>
</file>

<file path=Object 209/content.xml><?xml version="1.0" encoding="utf-8"?>
<math xmlns="http://www.w3.org/1998/Math/MathML" display="block">
  <semantics>
    <mrow>
      <mi mathvariant="italic">Supremo</mi>
      <mspace width="0.5em"/>
      <mi mathvariant="italic">de</mi>
      <mspace width="0.5em"/>
      <mrow>
        <mi>B</mi>
        <mo stretchy="false">=</mo>
        <mn>0</mn>
      </mrow>
    </mrow>
    <annotation encoding="StarMath 5.0">Supremo `de `B = 0</annotation>
  </semantics>
</math>
</file>

<file path=Object 21/content.xml><?xml version="1.0" encoding="utf-8"?>
<math xmlns="http://www.w3.org/1998/Math/MathML" display="block">
  <semantics>
    <mrow>
      <mrow>
        <mo fence="true" stretchy="false">[</mo>
        <mrow>
          <mn>2</mn>
        </mrow>
        <mo fence="true" stretchy="false">]</mo>
      </mrow>
      <mo stretchy="false">=</mo>
      <mrow>
        <mo fence="true" stretchy="false">{</mo>
        <mrow>
          <mn>1,2,3</mn>
        </mrow>
        <mo fence="true" stretchy="false">}</mo>
      </mrow>
    </mrow>
    <annotation encoding="StarMath 5.0">[2]=lbrace 1,2,3 rbrace
</annotation>
  </semantics>
</math>
</file>

<file path=Object 210/content.xml><?xml version="1.0" encoding="utf-8"?>
<math xmlns="http://www.w3.org/1998/Math/MathML" display="block">
  <semantics>
    <mrow>
      <mi mathvariant="italic">Cotas</mi>
      <mspace width="0.5em"/>
      <mi mathvariant="italic">inferiores</mi>
      <mspace width="0.5em"/>
      <mi mathvariant="italic">de</mi>
      <mspace width="0.5em"/>
      <mrow>
        <mi>B</mi>
        <mo stretchy="false">=</mo>
        <mrow>
          <mo fence="true" stretchy="false">{</mo>
          <mrow>
            <mn>1</mn>
          </mrow>
          <mo fence="true" stretchy="false">}</mo>
        </mrow>
      </mrow>
    </mrow>
    <annotation encoding="StarMath 5.0">Cotas `inferiores `de `B = lbrace 1 rbrace</annotation>
  </semantics>
</math>
</file>

<file path=Object 211/content.xml><?xml version="1.0" encoding="utf-8"?>
<math xmlns="http://www.w3.org/1998/Math/MathML" display="block">
  <semantics>
    <mrow>
      <mi mathvariant="italic">Infimo</mi>
      <mspace width="0.5em"/>
      <mi mathvariant="italic">de</mi>
      <mspace width="0.5em"/>
      <mrow>
        <mi>B</mi>
        <mo stretchy="false">=</mo>
        <mn>1</mn>
      </mrow>
    </mrow>
    <annotation encoding="StarMath 5.0">Infimo `de `B = 1</annotation>
  </semantics>
</math>
</file>

<file path=Object 22/content.xml><?xml version="1.0" encoding="utf-8"?>
<math xmlns="http://www.w3.org/1998/Math/MathML" display="block">
  <semantics>
    <mrow>
      <mrow>
        <mo fence="true" stretchy="false">[</mo>
        <mrow>
          <mn>3</mn>
        </mrow>
        <mo fence="true" stretchy="false">]</mo>
      </mrow>
      <mo stretchy="false">=</mo>
      <mrow>
        <mo fence="true" stretchy="false">{</mo>
        <mrow>
          <mn>1,2,3</mn>
        </mrow>
        <mo fence="true" stretchy="false">}</mo>
      </mrow>
    </mrow>
    <annotation encoding="StarMath 5.0">[3]=lbrace 1,2,3 rbrace</annotation>
  </semantics>
</math>
</file>

<file path=Object 23/content.xml><?xml version="1.0" encoding="utf-8"?>
<math xmlns="http://www.w3.org/1998/Math/MathML" display="block">
  <semantics>
    <mrow>
      <mrow>
        <mo fence="true" stretchy="false">[</mo>
        <mrow>
          <mn>4</mn>
        </mrow>
        <mo fence="true" stretchy="false">]</mo>
      </mrow>
      <mo stretchy="false">=</mo>
      <mrow>
        <mo fence="true" stretchy="false">{</mo>
        <mrow>
          <mn>4</mn>
        </mrow>
        <mo fence="true" stretchy="false">}</mo>
      </mrow>
    </mrow>
    <annotation encoding="StarMath 5.0">[4]=lbrace 4 rbrace</annotation>
  </semantics>
</math>
</file>

<file path=Object 24/content.xml><?xml version="1.0" encoding="utf-8"?>
<math xmlns="http://www.w3.org/1998/Math/MathML" display="block">
  <semantics>
    <mrow>
      <mrow>
        <mo fence="true" stretchy="false">[</mo>
        <mrow>
          <mn>5</mn>
        </mrow>
        <mo fence="true" stretchy="false">]</mo>
      </mrow>
      <mo stretchy="false">=</mo>
      <mrow>
        <mo fence="true" stretchy="false">{</mo>
        <mrow>
          <mn>5,6</mn>
        </mrow>
        <mo fence="true" stretchy="false">}</mo>
      </mrow>
    </mrow>
    <annotation encoding="StarMath 5.0">[5] = lbrace 5,6 rbrace</annotation>
  </semantics>
</math>
</file>

<file path=Object 25/content.xml><?xml version="1.0" encoding="utf-8"?>
<math xmlns="http://www.w3.org/1998/Math/MathML" display="block">
  <semantics>
    <mrow>
      <mrow>
        <mo fence="true" stretchy="false">[</mo>
        <mrow>
          <mn>6</mn>
        </mrow>
        <mo fence="true" stretchy="false">]</mo>
      </mrow>
      <mo stretchy="false">=</mo>
      <mrow>
        <mo fence="true" stretchy="false">{</mo>
        <mrow>
          <mn>5,6</mn>
        </mrow>
        <mo fence="true" stretchy="false">}</mo>
      </mrow>
    </mrow>
    <annotation encoding="StarMath 5.0">[6] = lbrace 5,6 rbrace</annotation>
  </semantics>
</math>
</file>

<file path=Object 26/content.xml><?xml version="1.0" encoding="utf-8"?>
<math xmlns="http://www.w3.org/1998/Math/MathML" display="block">
  <semantics>
    <mrow>
      <mfrac>
        <mi>A</mi>
        <mi>R</mi>
      </mfrac>
      <mo stretchy="false">=</mo>
      <mrow>
        <mo fence="true" stretchy="false">{</mo>
        <mrow>
          <mrow>
            <mrow>
              <mo fence="true" stretchy="false">{</mo>
              <mrow>
                <mn>1,2,3</mn>
              </mrow>
              <mo fence="true" stretchy="false">}</mo>
            </mrow>
            <mi>,</mi>
            <mrow>
              <mo fence="true" stretchy="false">{</mo>
              <mrow>
                <mn>4</mn>
              </mrow>
              <mo fence="true" stretchy="false">}</mo>
            </mrow>
            <mi>,</mi>
            <mrow>
              <mo fence="true" stretchy="false">{</mo>
              <mrow>
                <mn>5,6</mn>
              </mrow>
              <mo fence="true" stretchy="false">}</mo>
            </mrow>
          </mrow>
        </mrow>
        <mo fence="true" stretchy="false">}</mo>
      </mrow>
    </mrow>
    <annotation encoding="StarMath 5.0"> A over R = lbrace lbrace 1,2,3 rbrace, lbrace 4 rbrace, lbrace 5,6 rbrace rbrace</annotation>
  </semantics>
</math>
</file>

<file path=Object 27/content.xml><?xml version="1.0" encoding="utf-8"?>
<math xmlns="http://www.w3.org/1998/Math/MathML" display="block">
  <semantics>
    <mrow>
      <mi mathvariant="normal">ℤ</mi>
      <mo stretchy="false">=</mo>
      <mrow>
        <mo fence="true" stretchy="false">{</mo>
        <mrow>
          <mrow>
            <mn>0,1</mn>
            <mrow>
              <mi>,</mi>
              <mo stretchy="false">−</mo>
              <mn>1,2</mn>
            </mrow>
            <mrow>
              <mi>,</mi>
              <mo stretchy="false">−</mo>
              <mn>2.</mn>
            </mrow>
            <mn>..</mn>
          </mrow>
        </mrow>
        <mo fence="true" stretchy="false">}</mo>
      </mrow>
    </mrow>
    <annotation encoding="StarMath 5.0">setZ = lbrace 0,1,-1,2,-2... rbrace</annotation>
  </semantics>
</math>
</file>

<file path=Object 28/content.xml><?xml version="1.0" encoding="utf-8"?>
<math xmlns="http://www.w3.org/1998/Math/MathML" display="block">
  <semantics>
    <mrow>
      <mi mathvariant="italic">xRy</mi>
      <mspace width="0.5em"/>
      <mi mathvariant="italic">si</mi>
      <mspace width="0.5em"/>
      <mrow>
        <mi>x</mi>
        <mo stretchy="false">−</mo>
        <mi>y</mi>
      </mrow>
      <mspace width="0.5em"/>
      <mi mathvariant="italic">es</mi>
      <mspace width="0.5em"/>
      <mi mathvariant="italic">multiplo</mi>
      <mspace width="0.5em"/>
      <mi mathvariant="italic">de</mi>
      <mspace width="0.5em"/>
      <mn>3</mn>
    </mrow>
    <annotation encoding="StarMath 5.0">xRy `si` x-y `es` multiplo` de` 3</annotation>
  </semantics>
</math>
</file>

<file path=Object 29/content.xml><?xml version="1.0" encoding="utf-8"?>
<math xmlns="http://www.w3.org/1998/Math/MathML" display="block">
  <semantics>
    <mrow>
      <mn>2</mn>
      <mtext>R̸</mtext>
      <mn>4</mn>
      <mo stretchy="false">→</mo>
      <mrow>
        <mrow>
          <mn>2</mn>
          <mo stretchy="false">−</mo>
          <mn>4</mn>
        </mrow>
        <mo stretchy="false">=</mo>
        <mn>2</mn>
      </mrow>
      <mtext>%</mtext>
      <mrow>
        <mn>3</mn>
        <mo stretchy="false">≠</mo>
        <mn>0</mn>
      </mrow>
    </mrow>
    <annotation encoding="StarMath 5.0">2"R̸"4 -&gt; 2-4=2 % 3 &lt;&gt; 0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n>2</mn>
      <mi>R</mi>
      <mn>8</mn>
      <mo stretchy="false">→</mo>
      <mrow>
        <mrow>
          <mn>2</mn>
          <mo stretchy="false">−</mo>
          <mn>8</mn>
        </mrow>
        <mo stretchy="false">=</mo>
        <mrow>
          <mo stretchy="false">−</mo>
          <mn>6</mn>
        </mrow>
      </mrow>
      <mtext>%</mtext>
      <mrow>
        <mn>3</mn>
        <mo stretchy="false">=</mo>
        <mn>0</mn>
      </mrow>
    </mrow>
    <annotation encoding="StarMath 5.0">2R8 -&gt; 2-8 = -6 % 3 = 0</annotation>
  </semantics>
</math>
</file>

<file path=Object 31/content.xml><?xml version="1.0" encoding="utf-8"?>
<math xmlns="http://www.w3.org/1998/Math/MathML" display="block">
  <semantics>
    <mrow>
      <mi>z</mi>
      <mo stretchy="false">∈</mo>
      <mi mathvariant="normal">ℤ</mi>
    </mrow>
    <annotation encoding="StarMath 5.0">z in setZ</annotation>
  </semantics>
</math>
</file>

<file path=Object 32/content.xml><?xml version="1.0" encoding="utf-8"?>
<math xmlns="http://www.w3.org/1998/Math/MathML" display="block">
  <semantics>
    <mrow>
      <mrow>
        <mrow>
          <mi>z</mi>
          <mo stretchy="false">−</mo>
          <mi>z</mi>
        </mrow>
        <mo stretchy="false">=</mo>
        <mn>0</mn>
      </mrow>
      <mtext>%</mtext>
      <mrow>
        <mn>3</mn>
        <mo stretchy="false">=</mo>
        <mn>0</mn>
      </mrow>
    </mrow>
    <annotation encoding="StarMath 5.0">z-z=0%3=0</annotation>
  </semantics>
</math>
</file>

<file path=Object 33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</mrow>
    <annotation encoding="StarMath 5.0">-(a - b)</annotation>
  </semantics>
</math>
</file>

<file path=Object 34/content.xml><?xml version="1.0" encoding="utf-8"?>
<math xmlns="http://www.w3.org/1998/Math/MathML" display="block">
  <semantics>
    <mrow>
      <mi>a</mi>
      <mo stretchy="false">−</mo>
      <mi>c</mi>
    </mrow>
    <annotation encoding="StarMath 5.0">a-c </annotation>
  </semantics>
</math>
</file>

<file path=Object 35/content.xml><?xml version="1.0" encoding="utf-8"?>
<math xmlns="http://www.w3.org/1998/Math/MathML" display="block">
  <semantics>
    <mrow>
      <mi>a</mi>
      <mo stretchy="false">−</mo>
      <mi>b</mi>
      <mo stretchy="false">−</mo>
      <mi>b</mi>
      <mo stretchy="false">−</mo>
      <mi>c</mi>
    </mrow>
    <annotation encoding="StarMath 5.0">a-b-b-c </annotation>
  </semantics>
</math>
</file>

<file path=Object 36/content.xml><?xml version="1.0" encoding="utf-8"?>
<math xmlns="http://www.w3.org/1998/Math/MathML" display="block">
  <semantics>
    <mrow>
      <mrow>
        <mo fence="true" stretchy="false">[</mo>
        <mrow>
          <mn>0</mn>
        </mrow>
        <mo fence="true" stretchy="false">]</mo>
      </mrow>
      <mo stretchy="false">=</mo>
      <mrow>
        <mo fence="true" stretchy="false">{</mo>
        <mrow>
          <mrow>
            <mrow>
              <mi>x</mi>
              <mo stretchy="false">∈</mo>
              <mi mathvariant="normal">ℤ</mi>
            </mrow>
            <mspace width="0.5em"/>
            <mi mathvariant="italic">tq</mi>
            <mspace width="0.5em"/>
            <mrow>
              <mi>k</mi>
              <mo stretchy="false">∈</mo>
              <mi mathvariant="normal">ℤ</mi>
            </mrow>
          </mrow>
        </mrow>
        <mo fence="true" stretchy="false">}</mo>
      </mrow>
      <mo stretchy="false">=</mo>
      <mrow>
        <mo fence="true" stretchy="false">{</mo>
        <mrow>
          <mrow>
            <mn>0,3</mn>
            <mrow>
              <mi>,</mi>
              <mo stretchy="false">−</mo>
              <mn>3,6</mn>
            </mrow>
            <mn>...</mn>
          </mrow>
        </mrow>
        <mo fence="true" stretchy="false">}</mo>
      </mrow>
    </mrow>
    <annotation encoding="StarMath 5.0"> [0]=lbrace x in setZ `tq` k in setZ rbrace = lbrace 0,3,-3,6 ... rbrace
 </annotation>
  </semantics>
</math>
</file>

<file path=Object 37/content.xml><?xml version="1.0" encoding="utf-8"?>
<math xmlns="http://www.w3.org/1998/Math/MathML" display="block">
  <semantics>
    <mrow>
      <mfrac>
        <mi mathvariant="normal">ℤ</mi>
        <mi>R</mi>
      </mfrac>
      <mo stretchy="false">=</mo>
      <mrow>
        <mo fence="true" stretchy="false">{</mo>
        <mrow>
          <mrow>
            <mrow>
              <mo fence="true" stretchy="false">[</mo>
              <mrow>
                <mi>z</mi>
              </mrow>
              <mo fence="true" stretchy="false">]</mo>
            </mrow>
            <mspace width="0.5em"/>
            <mi mathvariant="italic">tq</mi>
            <mspace width="0.5em"/>
            <mrow>
              <mi>z</mi>
              <mo stretchy="false">∈</mo>
              <mi mathvariant="normal">ℤ</mi>
            </mrow>
          </mrow>
        </mrow>
        <mo fence="true" stretchy="false">}</mo>
      </mrow>
    </mrow>
    <annotation encoding="StarMath 5.0">setZ over R = lbrace [z] `tq` z in setZ rbrace</annotation>
  </semantics>
</math>
</file>

<file path=Object 38/content.xml><?xml version="1.0" encoding="utf-8"?>
<math xmlns="http://www.w3.org/1998/Math/MathML" display="block">
  <semantics>
    <mrow>
      <mrow>
        <mrow>
          <mo fence="true" stretchy="false">[</mo>
          <mrow>
            <mn>0</mn>
          </mrow>
          <mo fence="true" stretchy="false">]</mo>
        </mrow>
        <mo stretchy="false">=</mo>
        <mrow>
          <mo fence="true" stretchy="false">[</mo>
          <mrow>
            <mn>3</mn>
          </mrow>
          <mo fence="true" stretchy="false">]</mo>
        </mrow>
        <mo stretchy="false">=</mo>
        <mrow>
          <mo fence="true" stretchy="false">[</mo>
          <mrow>
            <mrow>
              <mo stretchy="false">−</mo>
              <mn>3</mn>
            </mrow>
          </mrow>
          <mo fence="true" stretchy="false">]</mo>
        </mrow>
        <mo stretchy="false">=</mo>
        <mrow>
          <mo fence="true" stretchy="false">[</mo>
          <mrow>
            <mn>6</mn>
          </mrow>
          <mo fence="true" stretchy="false">]</mo>
        </mrow>
        <mo stretchy="false">=</mo>
        <mn>..</mn>
      </mrow>
      <mi>.</mi>
    </mrow>
    <annotation encoding="StarMath 5.0">[0]=[3]=[-3]=[6]=...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n>1</mn>
        </mrow>
        <mo fence="true" stretchy="false">]</mo>
      </mrow>
      <mo stretchy="false">=</mo>
      <mrow>
        <mo fence="true" stretchy="false">{</mo>
        <mrow>
          <mrow>
            <mn>1,4</mn>
            <mrow>
              <mi>,</mi>
              <mo stretchy="false">−</mo>
              <mn>2,7</mn>
            </mrow>
            <mrow>
              <mi>,</mi>
              <mo stretchy="false">−</mo>
              <mn>5</mn>
            </mrow>
            <mi>,</mi>
            <mi>…</mi>
          </mrow>
        </mrow>
        <mo fence="true" stretchy="false">}</mo>
      </mrow>
      <mo stretchy="false">=</mo>
      <mrow>
        <mo fence="true" stretchy="false">{</mo>
        <mrow>
          <mrow>
            <mrow>
              <mn>1</mn>
              <mo stretchy="false">+</mo>
              <mn>3</mn>
            </mrow>
            <mi>k</mi>
            <mspace width="0.5em"/>
            <mi mathvariant="italic">tq</mi>
            <mspace width="0.5em"/>
            <mrow>
              <mi>k</mi>
              <mo stretchy="false">∈</mo>
              <mi mathvariant="normal">ℤ</mi>
            </mrow>
          </mrow>
        </mrow>
        <mo fence="true" stretchy="false">}</mo>
      </mrow>
    </mrow>
    <annotation encoding="StarMath 5.0">[1]= lbrace 1,4,-2,7,-5,… rbrace = lbrace 1+3k `tq` k in setz rbrace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a</mi>
          </mrow>
        </mrow>
        <mo fence="true" stretchy="false">)</mo>
      </mrow>
      <mo stretchy="false">∈</mo>
      <mi>R</mi>
    </mrow>
    <annotation encoding="StarMath 5.0">(a,a) in R</annotation>
  </semantics>
</math>
</file>

<file path=Object 40/content.xml><?xml version="1.0" encoding="utf-8"?>
<math xmlns="http://www.w3.org/1998/Math/MathML" display="block">
  <semantics>
    <mrow>
      <mrow>
        <mrow>
          <mo fence="true" stretchy="false">[</mo>
          <mrow>
            <mn>1</mn>
          </mrow>
          <mo fence="true" stretchy="false">]</mo>
        </mrow>
        <mo stretchy="false">=</mo>
        <mrow>
          <mo fence="true" stretchy="false">[</mo>
          <mrow>
            <mn>4</mn>
          </mrow>
          <mo fence="true" stretchy="false">]</mo>
        </mrow>
        <mo stretchy="false">=</mo>
        <mrow>
          <mo fence="true" stretchy="false">[</mo>
          <mrow>
            <mrow>
              <mo stretchy="false">−</mo>
              <mn>2</mn>
            </mrow>
          </mrow>
          <mo fence="true" stretchy="false">]</mo>
        </mrow>
        <mo stretchy="false">=</mo>
        <mrow>
          <mo fence="true" stretchy="false">[</mo>
          <mrow>
            <mn>7</mn>
          </mrow>
          <mo fence="true" stretchy="false">]</mo>
        </mrow>
        <mo stretchy="false">=</mo>
        <mn>..</mn>
      </mrow>
      <mi>.</mi>
    </mrow>
    <annotation encoding="StarMath 5.0">[1]=[4]=[-2]=[7]=...</annotation>
  </semantics>
</math>
</file>

<file path=Object 41/content.xml><?xml version="1.0" encoding="utf-8"?>
<math xmlns="http://www.w3.org/1998/Math/MathML" display="block">
  <semantics>
    <mrow>
      <mrow>
        <mo fence="true" stretchy="false">[</mo>
        <mrow>
          <mn>2</mn>
        </mrow>
        <mo fence="true" stretchy="false">]</mo>
      </mrow>
      <mo stretchy="false">=</mo>
      <mrow>
        <mo fence="true" stretchy="false">{</mo>
        <mrow>
          <mrow>
            <mn>2</mn>
            <mrow>
              <mi>,</mi>
              <mo stretchy="false">−</mo>
              <mn>1,5</mn>
            </mrow>
            <mrow>
              <mi>,</mi>
              <mo stretchy="false">−</mo>
              <mn>4,8</mn>
            </mrow>
            <mi>,</mi>
            <mi>…</mi>
          </mrow>
        </mrow>
        <mo fence="true" stretchy="false">}</mo>
      </mrow>
      <mo stretchy="false">=</mo>
      <mrow>
        <mo fence="true" stretchy="false">{</mo>
        <mrow>
          <mrow>
            <mrow>
              <mn>2</mn>
              <mo stretchy="false">+</mo>
              <mn>3</mn>
            </mrow>
            <mi>k</mi>
            <mspace width="0.5em"/>
            <mi mathvariant="italic">tq</mi>
            <mspace width="0.5em"/>
            <mrow>
              <mi>k</mi>
              <mo stretchy="false">∈</mo>
              <mi mathvariant="normal">ℤ</mi>
            </mrow>
          </mrow>
        </mrow>
        <mo fence="true" stretchy="false">}</mo>
      </mrow>
    </mrow>
    <annotation encoding="StarMath 5.0">[2]=lbrace 2,-1,5,-4,8,… rbrace = lbrace 2+3k `tq` k in setz rbrace</annotation>
  </semantics>
</math>
</file>

<file path=Object 42/content.xml><?xml version="1.0" encoding="utf-8"?>
<math xmlns="http://www.w3.org/1998/Math/MathML" display="block">
  <semantics>
    <mrow>
      <mrow>
        <mo fence="true" stretchy="false">[</mo>
        <mrow>
          <mn>2</mn>
        </mrow>
        <mo fence="true" stretchy="false">]</mo>
      </mrow>
      <mo stretchy="false">=</mo>
      <mrow>
        <mo fence="true" stretchy="false">[</mo>
        <mrow>
          <mrow>
            <mo stretchy="false">−</mo>
            <mn>1</mn>
          </mrow>
        </mrow>
        <mo fence="true" stretchy="false">]</mo>
      </mrow>
      <mo stretchy="false">=</mo>
      <mrow>
        <mo fence="true" stretchy="false">[</mo>
        <mrow>
          <mn>5</mn>
        </mrow>
        <mo fence="true" stretchy="false">]</mo>
      </mrow>
      <mo stretchy="false">=</mo>
      <mrow>
        <mo fence="true" stretchy="false">[</mo>
        <mrow>
          <mrow>
            <mo stretchy="false">−</mo>
            <mn>4</mn>
          </mrow>
        </mrow>
        <mo fence="true" stretchy="false">]</mo>
      </mrow>
    </mrow>
    <annotation encoding="StarMath 5.0">[2]=[-1]=[5]=[-4]</annotation>
  </semantics>
</math>
</file>

<file path=Object 43/content.xml><?xml version="1.0" encoding="utf-8"?>
<math xmlns="http://www.w3.org/1998/Math/MathML" display="block">
  <semantics>
    <mrow>
      <mn>1537</mn>
      <mtext>%</mtext>
      <mrow>
        <mn>3</mn>
        <mo stretchy="false">=</mo>
        <mn>1</mn>
      </mrow>
    </mrow>
    <annotation encoding="StarMath 5.0">1537 % 3 = 1</annotation>
  </semantics>
</math>
</file>

<file path=Object 44/content.xml><?xml version="1.0" encoding="utf-8"?>
<math xmlns="http://www.w3.org/1998/Math/MathML" display="block">
  <semantics>
    <mrow>
      <mfrac>
        <mi mathvariant="normal">ℤ</mi>
        <mi>R</mi>
      </mfrac>
      <mo stretchy="false">=</mo>
      <mrow>
        <mo fence="true" stretchy="false">{</mo>
        <mrow>
          <mrow>
            <mrow>
              <mo fence="true" stretchy="false">[</mo>
              <mrow>
                <mi>z</mi>
              </mrow>
              <mo fence="true" stretchy="false">]</mo>
            </mrow>
            <mspace width="0.5em"/>
            <mi mathvariant="italic">tq</mi>
            <mspace width="0.5em"/>
            <mrow>
              <mi>z</mi>
              <mo stretchy="false">∈</mo>
              <mi mathvariant="normal">ℤ</mi>
            </mrow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{</mo>
              <mrow>
                <mrow>
                  <mn>3</mn>
                  <mi>k</mi>
                  <mspace width="0.5em"/>
                  <mi mathvariant="italic">tq</mi>
                  <mspace width="0.5em"/>
                  <mrow>
                    <mi>k</mi>
                    <mo stretchy="false">∈</mo>
                    <mi mathvariant="normal">ℤ</mi>
                  </mrow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row>
                    <mn>1</mn>
                    <mo stretchy="false">+</mo>
                    <mn>3</mn>
                  </mrow>
                  <mi>k</mi>
                  <mspace width="0.5em"/>
                  <mi mathvariant="italic">tq</mi>
                  <mspace width="0.5em"/>
                  <mrow>
                    <mi>k</mi>
                    <mo stretchy="false">∈</mo>
                    <mi mathvariant="normal">ℤ</mi>
                  </mrow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row>
                    <mn>2</mn>
                    <mo stretchy="false">+</mo>
                    <mn>3</mn>
                  </mrow>
                  <mi>k</mi>
                  <mspace width="0.5em"/>
                  <mi mathvariant="italic">tq</mi>
                  <mspace width="0.5em"/>
                  <mrow>
                    <mi>k</mi>
                    <mo stretchy="false">∈</mo>
                    <mi mathvariant="normal">ℤ</mi>
                  </mrow>
                </mrow>
              </mrow>
              <mo fence="true" stretchy="false">}</mo>
            </mrow>
          </mrow>
        </mrow>
        <mo fence="true" stretchy="false">}</mo>
      </mrow>
    </mrow>
    <annotation encoding="StarMath 5.0">setz over R = lbrace [z] `tq` z in setz rbrace= lbrace lbrace 3k `tq` k in setz rbrace, lbrace 1+3k `tq` k in setz rbrace, lbrace 2+3k `tq` k in setz rbrace rbrace</annotation>
  </semantics>
</math>
</file>

<file path=Object 45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n>1,2,3</mn>
        </mrow>
        <mo fence="true" stretchy="false">}</mo>
      </mrow>
    </mrow>
    <annotation encoding="StarMath 5.0">X = lbrace 1,2,3 rbrace</annotation>
  </semantics>
</math>
</file>

<file path=Object 46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X)</annotation>
  </semantics>
</math>
</file>

<file path=Object 47/content.xml><?xml version="1.0" encoding="utf-8"?>
<math xmlns="http://www.w3.org/1998/Math/MathML" display="block">
  <semantics>
    <mrow>
      <mtext>#</mtext>
      <mrow>
        <mi>A</mi>
        <mo stretchy="false">=</mo>
        <mtext>#</mtext>
      </mrow>
      <mi>B</mi>
    </mrow>
    <annotation encoding="StarMath 5.0">"#"A="#"B</annotation>
  </semantics>
</math>
</file>

<file path=Object 48/content.xml><?xml version="1.0" encoding="utf-8"?>
<math xmlns="http://www.w3.org/1998/Math/MathML" display="block">
  <semantics>
    <mrow>
      <mrow>
        <mi>A</mi>
        <mo stretchy="false">∈</mo>
        <mi>P</mi>
      </mrow>
      <mrow>
        <mo fence="true" stretchy="false">(</mo>
        <mrow>
          <mi>X</mi>
        </mrow>
        <mo fence="true" stretchy="false">)</mo>
      </mrow>
      <mo stretchy="false">→</mo>
      <mtext>#</mtext>
      <mrow>
        <mi>A</mi>
        <mo stretchy="false">=</mo>
        <mtext>#</mtext>
      </mrow>
      <mi>A</mi>
      <mo stretchy="false">→</mo>
      <mi mathvariant="italic">ARA</mi>
    </mrow>
    <annotation encoding="StarMath 5.0">A in P(X) -&gt; "#"A="#"A -&gt; ARA</annotation>
  </semantics>
</math>
</file>

<file path=Object 49/content.xml><?xml version="1.0" encoding="utf-8"?>
<math xmlns="http://www.w3.org/1998/Math/MathML" display="block">
  <semantics>
    <mrow>
      <mi mathvariant="italic">ARB</mi>
      <mo stretchy="false">→</mo>
      <mtext>#</mtext>
      <mrow>
        <mi>A</mi>
        <mo stretchy="false">=</mo>
        <mtext>#</mtext>
      </mrow>
      <mi>B</mi>
      <mo stretchy="false">→</mo>
      <mtext>#</mtext>
      <mrow>
        <mi>B</mi>
        <mo stretchy="false">=</mo>
        <mtext>#</mtext>
      </mrow>
      <mi>A</mi>
      <mo stretchy="false">→</mo>
      <mi mathvariant="italic">BRA</mi>
    </mrow>
    <annotation encoding="StarMath 5.0">ARB -&gt; "#"A="#"B -&gt; "#"B="#"A -&gt; BRA</annotation>
  </semantics>
</math>
</file>

<file path=Object 5/content.xml><?xml version="1.0" encoding="utf-8"?>
<math xmlns="http://www.w3.org/1998/Math/MathML" display="block">
  <semantics>
    <mi mathvariant="italic">aRa</mi>
    <annotation encoding="StarMath 5.0">aRa</annotation>
  </semantics>
</math>
</file>

<file path=Object 50/content.xml><?xml version="1.0" encoding="utf-8"?>
<math xmlns="http://www.w3.org/1998/Math/MathML" display="block">
  <semantics>
    <mrow>
      <mi mathvariant="italic">ARB</mi>
      <mi>y</mi>
      <mi mathvariant="italic">BRC</mi>
      <mo stretchy="false">→</mo>
      <mtext>#</mtext>
      <mrow>
        <mi>A</mi>
        <mo stretchy="false">=</mo>
        <mtext>#</mtext>
      </mrow>
      <mi>B</mi>
      <mspace width="0.5em"/>
      <mi>y</mi>
      <mspace width="0.5em"/>
      <mtext>#</mtext>
      <mrow>
        <mi>B</mi>
        <mo stretchy="false">=</mo>
        <mtext>#</mtext>
      </mrow>
      <mi>C</mi>
      <mo stretchy="false">→</mo>
      <mtext>#</mtext>
      <mrow>
        <mi>A</mi>
        <mo stretchy="false">=</mo>
        <mtext>#</mtext>
      </mrow>
      <mi>C</mi>
      <mo stretchy="false">→</mo>
      <mi mathvariant="italic">ARC</mi>
    </mrow>
    <annotation encoding="StarMath 5.0">ARB y BRC -&gt; "#"A="#"B `y` "#"B = "#"C -&gt; "#"A="#"C -&gt; ARC</annotation>
  </semantics>
</math>
</file>

<file path=Object 51/content.xml><?xml version="1.0" encoding="utf-8"?>
<math xmlns="http://www.w3.org/1998/Math/MathML" display="block">
  <semantics>
    <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i>R</mi>
      </mfrac>
      <mo stretchy="false">=</mo>
      <mrow>
        <mo fence="true" stretchy="false">{</mo>
        <mrow>
          <mrow>
            <mrow>
              <mo fence="true" stretchy="false">[</mo>
              <mrow>
                <mi>A</mi>
              </mrow>
              <mo fence="true" stretchy="false">]</mo>
            </mrow>
            <mspace width="0.5em"/>
            <mi mathvariant="italic">tq</mi>
            <mspace width="0.5em"/>
            <mrow>
              <mi>A</mi>
              <mo stretchy="false">∈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  <mo stretchy="false">=</mo>
      <mrow>
        <mo fence="true" stretchy="false">{</mo>
        <mrow>
          <mrow>
            <mi>Ø</mi>
            <mi>,</mi>
            <mrow>
              <mo fence="true" stretchy="false">{</mo>
              <mrow>
                <mn>1</mn>
              </mrow>
              <mo fence="true" stretchy="false">}</mo>
            </mrow>
            <mi>,</mi>
            <mrow>
              <mo fence="true" stretchy="false">{</mo>
              <mrow>
                <mn>2</mn>
              </mrow>
              <mo fence="true" stretchy="false">}</mo>
            </mrow>
            <mi>,</mi>
            <mrow>
              <mo fence="true" stretchy="false">{</mo>
              <mrow>
                <mn>3</mn>
              </mrow>
              <mo fence="true" stretchy="false">}</mo>
            </mrow>
            <mi>,</mi>
            <mrow>
              <mo fence="true" stretchy="false">{</mo>
              <mrow>
                <mn>1,2</mn>
              </mrow>
              <mo fence="true" stretchy="false">}</mo>
            </mrow>
            <mi>,</mi>
            <mrow>
              <mo fence="true" stretchy="false">{</mo>
              <mrow>
                <mn>1,3</mn>
              </mrow>
              <mo fence="true" stretchy="false">}</mo>
            </mrow>
            <mi>,</mi>
            <mrow>
              <mo fence="true" stretchy="false">{</mo>
              <mrow>
                <mn>2,3</mn>
              </mrow>
              <mo fence="true" stretchy="false">}</mo>
            </mrow>
            <mi>,</mi>
            <mrow>
              <mo fence="true" stretchy="false">{</mo>
              <mrow>
                <mn>1,2,3</mn>
              </mrow>
              <mo fence="true" stretchy="false">}</mo>
            </mrow>
          </mrow>
        </mrow>
        <mo fence="true" stretchy="false">}</mo>
      </mrow>
    </mrow>
    <annotation encoding="StarMath 5.0">{P(X)} over R = lbrace [A] `tq` A in P(X) rbrace =  lbrace Ø, lbrace1 rbrace, lbrace2 rbrace, lbrace3 rbrace, lbrace1,2 rbrace, lbrace1,3 rbrace, lbrace2,3 rbrace, lbrace1,2,3 rbrace rbrace</annotation>
  </semantics>
</math>
</file>

<file path=Object 52/content.xml><?xml version="1.0" encoding="utf-8"?>
<math xmlns="http://www.w3.org/1998/Math/MathML" display="block">
  <semantics>
    <mrow>
      <mrow>
        <mi>a</mi>
        <mo stretchy="false">∈</mo>
        <mi>A</mi>
      </mrow>
      <mo stretchy="false">→</mo>
      <mrow>
        <mi>a</mi>
        <mo stretchy="false">≤</mo>
        <mi>a</mi>
      </mrow>
    </mrow>
    <annotation encoding="StarMath 5.0">a in A -&gt; a  &lt;=  a</annotation>
  </semantics>
</math>
</file>

<file path=Object 53/content.xml><?xml version="1.0" encoding="utf-8"?>
<math xmlns="http://www.w3.org/1998/Math/MathML" display="block">
  <semantics>
    <mrow>
      <mrow>
        <mi>a</mi>
        <mo stretchy="false">≤</mo>
        <mi>b</mi>
      </mrow>
      <mi>y</mi>
      <mrow>
        <mi>b</mi>
        <mo stretchy="false">≤</mo>
        <mi>a</mi>
      </mrow>
      <mo stretchy="false">→</mo>
      <mrow>
        <mi>a</mi>
        <mo stretchy="false">=</mo>
        <mi>b</mi>
      </mrow>
    </mrow>
    <annotation encoding="StarMath 5.0">a &lt;= b y b&lt;= a -&gt; a=b</annotation>
  </semantics>
</math>
</file>

<file path=Object 54/content.xml><?xml version="1.0" encoding="utf-8"?>
<math xmlns="http://www.w3.org/1998/Math/MathML" display="block">
  <semantics>
    <mrow>
      <mrow>
        <mi>a</mi>
        <mo stretchy="false">≤</mo>
        <mi>b</mi>
      </mrow>
      <mi>y</mi>
      <mrow>
        <mi>b</mi>
        <mo stretchy="false">≤</mo>
        <mi>c</mi>
      </mrow>
      <mi>→</mi>
      <mrow>
        <mi>a</mi>
        <mo stretchy="false">≤</mo>
        <mi>c</mi>
      </mrow>
    </mrow>
    <annotation encoding="StarMath 5.0">a&lt;=b y b&lt;=c → a&lt;=c</annotation>
  </semantics>
</math>
</file>

<file path=Object 55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u</mi>
          </msub>
        </mrow>
      </mrow>
      <mo fence="true" stretchy="false">)</mo>
    </mrow>
    <annotation encoding="StarMath 5.0">(setN, ≤_u )</annotation>
  </semantics>
</math>
</file>

<file path=Object 56/content.xml><?xml version="1.0" encoding="utf-8"?>
<math xmlns="http://www.w3.org/1998/Math/MathML" display="block">
  <semantics>
    <mrow>
      <mo fence="true" stretchy="false">(</mo>
      <mrow>
        <mrow>
          <mi mathvariant="normal">ℤ</mi>
          <mi>,</mi>
          <msub>
            <mi>≤</mi>
            <mi>u</mi>
          </msub>
        </mrow>
      </mrow>
      <mo fence="true" stretchy="false">)</mo>
    </mrow>
    <annotation encoding="StarMath 5.0">(setZ, ≤_u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i mathvariant="normal">ℚ</mi>
          <mi>,</mi>
          <msub>
            <mi>≤</mi>
            <mi>u</mi>
          </msub>
        </mrow>
      </mrow>
      <mo fence="true" stretchy="false">)</mo>
    </mrow>
    <annotation encoding="StarMath 5.0">(setQ, ≤_u )</annotation>
  </semantics>
</math>
</file>

<file path=Object 58/content.xml><?xml version="1.0" encoding="utf-8"?>
<math xmlns="http://www.w3.org/1998/Math/MathML" display="block">
  <semantics>
    <mrow>
      <mfrac>
        <mn>5</mn>
        <mn>6</mn>
      </mfrac>
      <mtext>≰</mtext>
      <mfrac>
        <mn>4</mn>
        <mn>5</mn>
      </mfrac>
    </mrow>
    <annotation encoding="StarMath 5.0">5 over 6 "≰" 4 over 5</annotation>
  </semantics>
</math>
</file>

<file path=Object 59/content.xml><?xml version="1.0" encoding="utf-8"?>
<math xmlns="http://www.w3.org/1998/Math/MathML" display="block">
  <semantics>
    <mrow>
      <mi>A</mi>
      <mo stretchy="false">×</mo>
      <mi>A</mi>
    </mrow>
    <annotation encoding="StarMath 5.0">A times A</annotation>
  </semantics>
</math>
</file>

<file path=Object 6/content.xml><?xml version="1.0" encoding="utf-8"?>
<math xmlns="http://www.w3.org/1998/Math/MathML" display="block">
  <semantics>
    <mi mathvariant="italic">bRa</mi>
    <annotation encoding="StarMath 5.0">bRa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i mathvariant="normal">ℝ</mi>
            <mi>,</mi>
            <msub>
              <mi>≤</mi>
              <mi>u</mi>
            </msub>
          </mrow>
        </mrow>
        <mo fence="true" stretchy="false">)</mo>
      </mrow>
      <mi>→</mi>
      <mrow>
        <msqrt>
          <mn>2</mn>
        </msqrt>
        <mo stretchy="false">≤</mo>
        <mn>7</mn>
      </mrow>
    </mrow>
    <annotation encoding="StarMath 5.0">(setR, ≤_u) → sqrt2 &lt;=7 </annotation>
  </semantics>
</math>
</file>

<file path=Object 61/content.xml><?xml version="1.0" encoding="utf-8"?>
<math xmlns="http://www.w3.org/1998/Math/MathML" display="block">
  <semantics>
    <mrow>
      <mi>a</mi>
      <msub>
        <mi>≤</mi>
        <mi>m</mi>
      </msub>
      <mi>b</mi>
    </mrow>
    <annotation encoding="StarMath 5.0">a≤_m b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 mathvariant="normal">ℕ</mi>
      <mo stretchy="false">=</mo>
      <mrow>
        <mo fence="true" stretchy="false">{</mo>
        <mrow>
          <mrow>
            <mn>0,1,2,3</mn>
            <mi>…</mi>
          </mrow>
        </mrow>
        <mo fence="true" stretchy="false">}</mo>
      </mrow>
    </mrow>
    <annotation encoding="StarMath 5.0">SetN = lbrace 0,1,2,3… rbrace</annotation>
  </semantics>
</math>
</file>

<file path=Object 65/content.xml><?xml version="1.0" encoding="utf-8"?>
<math xmlns="http://www.w3.org/1998/Math/MathML" display="block">
  <semantics>
    <mrow>
      <mn>2</mn>
      <msub>
        <mi>≤</mi>
        <mi>m</mi>
      </msub>
      <mn>6</mn>
    </mrow>
    <annotation encoding="StarMath 5.0">2 ≤_m 6	</annotation>
  </semantics>
</math>
</file>

<file path=Object 66/content.xml><?xml version="1.0" encoding="utf-8"?>
<math xmlns="http://www.w3.org/1998/Math/MathML" display="block">
  <semantics>
    <mrow>
      <mn>6</mn>
      <msub>
        <mtext>≰</mtext>
        <mi>m</mi>
      </msub>
      <mn>2</mn>
    </mrow>
    <annotation encoding="StarMath 5.0">6 "≰"_m 2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y</mi>
    <annotation encoding="StarMath 5.0">y</annotation>
  </semantics>
</math>
</file>

<file path=Object 69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 mathvariant="italic">aRb</mi>
    <annotation encoding="StarMath 5.0">aRb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1/content.xml><?xml version="1.0" encoding="utf-8"?>
<math xmlns="http://www.w3.org/1998/Math/MathML" display="block">
  <semantics>
    <mi>A</mi>
    <annotation encoding="StarMath 5.0">A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row>
      <mo fence="true" stretchy="false">{</mo>
      <mrow>
        <mn>1,2,3,4,5</mn>
      </mrow>
      <mo fence="true" stretchy="false">}</mo>
    </mrow>
    <annotation encoding="StarMath 5.0">lbrace 1,2,3,4,5 rbrace</annotation>
  </semantics>
</math>
</file>

<file path=Object 74/content.xml><?xml version="1.0" encoding="utf-8"?>
<math xmlns="http://www.w3.org/1998/Math/MathML" display="block">
  <semantics>
    <mrow>
      <mi>R</mi>
      <mo stretchy="false">=</mo>
      <mrow>
        <mo fence="true" stretchy="false">{</mo>
        <mrow>
          <mrow>
            <mrow>
              <mo fence="true" stretchy="false">(</mo>
              <mrow>
                <mn>1,1</mn>
              </mrow>
              <mo fence="true" stretchy="false">)</mo>
            </mrow>
            <mi>,</mi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2,3</mn>
              </mrow>
              <mo fence="true" stretchy="false">)</mo>
            </mrow>
            <mi>,</mi>
            <mrow>
              <mo fence="true" stretchy="false">(</mo>
              <mrow>
                <mn>3,2</mn>
              </mrow>
              <mo fence="true" stretchy="false">)</mo>
            </mrow>
            <mrow>
              <mo fence="true" stretchy="false">(</mo>
              <mrow>
                <mn>4,5</mn>
              </mrow>
              <mo fence="true" stretchy="false">)</mo>
            </mrow>
            <mi>,</mi>
            <mrow>
              <mo fence="true" stretchy="false">(</mo>
              <mrow>
                <mn>5,5</mn>
              </mrow>
              <mo fence="true" stretchy="false">)</mo>
            </mrow>
          </mrow>
        </mrow>
        <mo fence="true" stretchy="false">}</mo>
      </mrow>
    </mrow>
    <annotation encoding="StarMath 5.0">R=lbrace (1,1),(1,2),(2,3),(3,2)(4,5),(5,5)rbrace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row>
      <mi>A</mi>
      <mo stretchy="false">×</mo>
      <mi>A</mi>
    </mrow>
    <annotation encoding="StarMath 5.0">A times A</annotation>
  </semantics>
</math>
</file>

<file path=Object 77/content.xml><?xml version="1.0" encoding="utf-8"?>
<math xmlns="http://www.w3.org/1998/Math/MathML" display="block">
  <semantics>
    <mi>A</mi>
    <annotation encoding="StarMath 5.0">A</annotation>
  </semantics>
</math>
</file>

<file path=Object 78/content.xml><?xml version="1.0" encoding="utf-8"?>
<math xmlns="http://www.w3.org/1998/Math/MathML" display="block">
  <semantics>
    <mrow>
      <mn>1</mn>
      <mi>R</mi>
      <mn>2</mn>
    </mrow>
    <annotation encoding="StarMath 5.0">1R2 </annotation>
  </semantics>
</math>
</file>

<file path=Object 79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 display="block">
  <semantics>
    <mi mathvariant="italic">aRc</mi>
    <annotation encoding="StarMath 5.0">aRc</annotation>
  </semantics>
</math>
</file>

<file path=Object 80/content.xml><?xml version="1.0" encoding="utf-8"?>
<math xmlns="http://www.w3.org/1998/Math/MathML" display="block">
  <semantics>
    <mn>2.</mn>
    <annotation encoding="StarMath 5.0">2.</annotation>
  </semantics>
</math>
</file>

<file path=Object 81/content.xml><?xml version="1.0" encoding="utf-8"?>
<math xmlns="http://www.w3.org/1998/Math/MathML" display="block">
  <semantics>
    <mrow>
      <mn>2</mn>
      <mtext>R̸</mtext>
      <mn>4</mn>
    </mrow>
    <annotation encoding="StarMath 5.0">2"R̸"4 </annotation>
  </semantics>
</math>
</file>

<file path=Object 82/content.xml><?xml version="1.0" encoding="utf-8"?>
<math xmlns="http://www.w3.org/1998/Math/MathML" display="block">
  <semantics>
    <mrow>
      <mo fence="true" stretchy="false">(</mo>
      <mrow>
        <mn>2,4</mn>
      </mrow>
      <mo fence="true" stretchy="false">)</mo>
    </mrow>
    <annotation encoding="StarMath 5.0">(2,4)</annotation>
  </semantics>
</math>
</file>

<file path=Object 83/content.xml><?xml version="1.0" encoding="utf-8"?>
<math xmlns="http://www.w3.org/1998/Math/MathML" display="block">
  <semantics>
    <mn>2</mn>
    <annotation encoding="StarMath 5.0">2</annotation>
  </semantics>
</math>
</file>

<file path=Object 84/content.xml><?xml version="1.0" encoding="utf-8"?>
<math xmlns="http://www.w3.org/1998/Math/MathML" display="block">
  <semantics>
    <mn>4</mn>
    <annotation encoding="StarMath 5.0">4</annotation>
  </semantics>
</math>
</file>

<file path=Object 85/content.xml><?xml version="1.0" encoding="utf-8"?>
<math xmlns="http://www.w3.org/1998/Math/MathML" display="block">
  <semantics>
    <mi>R</mi>
    <annotation encoding="StarMath 5.0">R</annotation>
  </semantics>
</math>
</file>

<file path=Object 86/content.xml><?xml version="1.0" encoding="utf-8"?>
<math xmlns="http://www.w3.org/1998/Math/MathML" display="block">
  <semantics>
    <mi>A</mi>
    <annotation encoding="StarMath 5.0">A</annotation>
  </semantics>
</math>
</file>

<file path=Object 87/content.xml><?xml version="1.0" encoding="utf-8"?>
<math xmlns="http://www.w3.org/1998/Math/MathML" display="block">
  <semantics>
    <mi>R</mi>
    <annotation encoding="StarMath 5.0">R</annotation>
  </semantics>
</math>
</file>

<file path=Object 88/content.xml><?xml version="1.0" encoding="utf-8"?>
<math xmlns="http://www.w3.org/1998/Math/MathML" display="block">
  <semantics>
    <mi>A</mi>
    <annotation encoding="StarMath 5.0">A</annotation>
  </semantics>
</math>
</file>

<file path=Object 89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 mathvariant="italic">bRc</mi>
    <annotation encoding="StarMath 5.0"> bRc</annotation>
  </semantics>
</math>
</file>

<file path=Object 90/content.xml><?xml version="1.0" encoding="utf-8"?>
<math xmlns="http://www.w3.org/1998/Math/MathML" display="block">
  <semantics>
    <mi>R</mi>
    <annotation encoding="StarMath 5.0">R</annotation>
  </semantics>
</math>
</file>

<file path=Object 91/content.xml><?xml version="1.0" encoding="utf-8"?>
<math xmlns="http://www.w3.org/1998/Math/MathML" display="block">
  <semantics>
    <mi mathvariant="italic">aRb</mi>
    <annotation encoding="StarMath 5.0">aRb</annotation>
  </semantics>
</math>
</file>

<file path=Object 92/content.xml><?xml version="1.0" encoding="utf-8"?>
<math xmlns="http://www.w3.org/1998/Math/MathML" display="block">
  <semantics>
    <mi mathvariant="italic">aRb</mi>
    <annotation encoding="StarMath 5.0">aRb </annotation>
  </semantics>
</math>
</file>

<file path=Object 93/content.xml><?xml version="1.0" encoding="utf-8"?>
<math xmlns="http://www.w3.org/1998/Math/MathML" display="block">
  <semantics>
    <mi>R</mi>
    <annotation encoding="StarMath 5.0">R</annotation>
  </semantics>
</math>
</file>

<file path=Object 94/content.xml><?xml version="1.0" encoding="utf-8"?>
<math xmlns="http://www.w3.org/1998/Math/MathML" display="block">
  <semantics>
    <mi>A</mi>
    <annotation encoding="StarMath 5.0">A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R</mi>
    <annotation encoding="StarMath 5.0">R</annotation>
  </semantics>
</math>
</file>

<file path=Object 97/content.xml><?xml version="1.0" encoding="utf-8"?>
<math xmlns="http://www.w3.org/1998/Math/MathML" display="block">
  <semantics>
    <mi mathvariant="italic">zRz</mi>
    <annotation encoding="StarMath 5.0">zRz</annotation>
  </semantics>
</math>
</file>

<file path=Object 98/content.xml><?xml version="1.0" encoding="utf-8"?>
<math xmlns="http://www.w3.org/1998/Math/MathML" display="block">
  <semantics>
    <mi mathvariant="italic">aRb</mi>
    <annotation encoding="StarMath 5.0">aRb</annotation>
  </semantics>
</math>
</file>

<file path=Object 99/content.xml><?xml version="1.0" encoding="utf-8"?>
<math xmlns="http://www.w3.org/1998/Math/MathML" display="block">
  <semantics>
    <mrow>
      <mi>a</mi>
      <mo stretchy="false">−</mo>
      <mi>b</mi>
    </mrow>
    <annotation encoding="StarMath 5.0"> a-b</annotation>
  </semantics>
</math>
</file>